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950e" draw:opacity="100%" draw:stroke="solid" svg:stroke-width="0in" svg:stroke-color="#808080" draw:marker-start="a2081" svg:stroke-opacity="100%" draw:auto-grow-width="false" draw:auto-grow-height="false"/>
      <style:paragraph-properties style:font-independent-line-spacing="fals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2313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0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99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99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096">
      <style:graphic-properties draw:fill="none" draw:stroke="solid" svg:stroke-width="0in" svg:stroke-color="#808080" draw:marker-start="a2095" svg:stroke-opacity="100%"/>
    </style:style>
    <style:style style:family="graphic" style:name="a2098">
      <style:graphic-properties draw:fill="none" draw:stroke="solid" svg:stroke-width="0in" svg:stroke-color="#808080" draw:marker-start="a2097" svg:stroke-opacity="100%"/>
    </style:style>
    <style:style style:family="graphic" style:name="a2320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2319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2">
      <style:graphic-properties draw:fill="none" draw:stroke="solid" svg:stroke-width="0in" svg:stroke-color="#808080" draw:marker-start="a2321" svg:stroke-opacity="100%"/>
    </style:style>
    <style:style style:family="graphic" style:name="a2324">
      <style:graphic-properties draw:fill="none" draw:stroke="solid" svg:stroke-width="0in" svg:stroke-color="#808080" draw:marker-start="a2323" svg:stroke-opacity="100%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889" svg:stroke-opacity="100%" draw:auto-grow-width="false" draw:auto-grow-height="false"/>
      <style:paragraph-properties style:font-independent-line-spacing="fals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893" svg:stroke-opacity="100%" draw:auto-grow-width="false" draw:auto-grow-height="false"/>
      <style:paragraph-properties style:font-independent-line-spacing="fals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2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2101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104">
      <style:graphic-properties draw:fill="none" draw:stroke="solid" svg:stroke-width="0in" svg:stroke-color="#808080" draw:marker-start="a2103" svg:stroke-opacity="100%"/>
    </style:style>
    <style:style style:family="text" style:name="a2105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0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2329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1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08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2">
      <style:graphic-properties draw:fill="none" draw:stroke="solid" svg:stroke-width="0in" svg:stroke-color="#808080" draw:marker-start="a2331" svg:stroke-opacity="100%"/>
    </style:style>
    <style:style style:family="paragraph" style:name="a2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0c0c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0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0c0c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draw:marker-start="a2113" svg:stroke-opacity="100%" draw:auto-grow-width="false" draw:auto-grow-height="false"/>
      <style:paragraph-properties style:font-independent-line-spacing="false" style:writing-mode="lr-tb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2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2341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19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950e" draw:opacity="100%" draw:stroke="solid" svg:stroke-width="0in" svg:stroke-color="#808080" draw:marker-start="a1916" svg:stroke-opacity="100%" draw:auto-grow-width="false" draw:auto-grow-height="false"/>
      <style:paragraph-properties style:font-independent-line-spacing="fals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0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2349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2355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358">
      <style:graphic-properties draw:fill="none" draw:stroke="solid" svg:stroke-width="0in" svg:stroke-color="#808080" draw:marker-start="a2357" svg:stroke-opacity="100%"/>
    </style:style>
    <style:style style:family="drawing-page" style:name="a1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1in" style:font-size-asian="1in" style:font-size-complex="1in" fo:letter-spacing="0in" fo:language="en" style:language-asian="zh" fo:country="US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950e" draw:opacity="100%" draw:stroke="solid" svg:stroke-width="0in" svg:stroke-color="#808080" draw:marker-start="a1920" svg:stroke-opacity="100%" draw:auto-grow-width="false" draw:auto-grow-height="false"/>
      <style:paragraph-properties style:font-independent-line-spacing="fals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950e" draw:opacity="100%" draw:stroke="solid" svg:stroke-width="0in" svg:stroke-color="#808080" draw:marker-start="a1924" svg:stroke-opacity="100%" draw:auto-grow-width="false" draw:auto-grow-height="false"/>
      <style:paragraph-properties style:font-independent-line-spacing="false" style:writing-mode="lr-tb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133">
      <style:graphic-properties draw:fill="none" draw:stroke="solid" svg:stroke-width="0in" svg:stroke-color="#808080" svg:stroke-opacity="100%"/>
    </style:style>
    <style:style style:family="graphic" style:name="a19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draw:marker-start="a1928" svg:stroke-opacity="100%" draw:auto-grow-width="false" draw:auto-grow-height="false"/>
      <style:paragraph-properties style:font-independent-line-spacing="false" style:writing-mode="lr-tb"/>
    </style:style>
    <style:style style:family="graphic" style:name="a2134">
      <style:graphic-properties draw:fill="none" draw:stroke="solid" svg:stroke-width="0in" svg:stroke-color="#808080" svg:stroke-opacity="100%"/>
    </style:style>
    <style:style style:family="graphic" style:name="a2135">
      <style:graphic-properties draw:fill="none" draw:stroke="solid" svg:stroke-width="0in" svg:stroke-color="#808080" svg:stroke-opacity="100%"/>
    </style:style>
    <style:style style:family="graphic" style:name="a2136">
      <style:graphic-properties draw:fill="none" draw:stroke="solid" svg:stroke-width="0in" svg:stroke-color="#808080" svg:stroke-opacity="100%"/>
    </style:style>
    <style:style style:family="graphic" style:name="a2360">
      <style:graphic-properties draw:fill="none" draw:stroke="solid" svg:stroke-width="0in" svg:stroke-color="#808080" draw:marker-start="a2359" svg:stroke-opacity="100%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3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65" style:parent-style-name="Graphics">
      <style:graphic-properties draw:fill="none" fo:clip="rect(0in, 0in, 0in, 0in)" draw:stroke="none" draw:luminance="0%" draw:contrast="0%" draw:image-opacity="100%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9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软雅黑" style:font-family-asian="微软雅黑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193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950e" draw:opacity="100%" draw:stroke="solid" svg:stroke-width="0in" svg:stroke-color="#808080" draw:marker-start="a1932" svg:stroke-opacity="100%" draw:auto-grow-width="false" draw:auto-grow-height="false"/>
      <style:paragraph-properties style:font-independent-line-spacing="fals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draw:marker-start="a1936" svg:stroke-opacity="100%" draw:auto-grow-width="false" draw:auto-grow-height="false"/>
      <style:paragraph-properties style:font-independent-line-spacing="false" style:writing-mode="lr-tb"/>
    </style:style>
    <style:style style:family="graphic" style:name="a2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3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1940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6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draw:fill="none" draw:stroke="solid" svg:stroke-width="0in" svg:stroke-color="#808080" draw:marker-end="a1946" svg:stroke-opacity="100%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6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7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6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1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draw:fill="none" draw:stroke="solid" svg:stroke-width="0in" svg:stroke-color="#808080" draw:marker-end="a1956" svg:stroke-opacity="100%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>
      <style:graphic-properties draw:fill="none" draw:stroke="solid" svg:stroke-width="0in" svg:stroke-color="#808080" draw:marker-end="a1958" svg:stroke-opacity="100%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9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3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6ff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7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draw:fill="none" draw:stroke="solid" svg:stroke-width="0in" svg:stroke-color="#808080" draw:marker-end="a1963" svg:stroke-opacity="100%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drawing-page" style:name="a2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2">
      <style:graphic-properties draw:fill="none" draw:stroke="solid" svg:stroke-width="0in" svg:stroke-color="#808080" draw:marker-end="a1971" svg:stroke-opacity="100%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0">
      <style:graphic-properties draw:fill="none" draw:stroke="solid" svg:stroke-width="0in" svg:stroke-color="#808080" draw:marker-end="a1979" svg:stroke-opacity="100%"/>
    </style:style>
    <style:style style:family="presentation" style:name="a1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2">
      <style:graphic-properties draw:fill="none" draw:stroke="solid" svg:stroke-width="0in" svg:stroke-color="#808080" draw:marker-end="a1981" svg:stroke-opacity="100%"/>
    </style:style>
    <style:style style:family="paragraph" style:name="a17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draw:fill="none" draw:stroke="solid" svg:stroke-width="0in" svg:stroke-color="#808080" draw:marker-end="a1983" svg:stroke-opacity="100%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8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1987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0">
      <style:graphic-properties draw:fill="none" draw:stroke="solid" svg:stroke-width="0in" svg:stroke-color="#808080" draw:marker-start="a1989" svg:stroke-opacity="100%"/>
    </style:style>
    <style:style style:family="paragraph" style:name="a17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99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2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99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draw:marker-start="a2005" svg:stroke-opacity="100%" draw:auto-grow-width="false" draw:auto-grow-height="false"/>
      <style:paragraph-properties style:font-independent-line-spacing="false" style:writing-mode="lr-tb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resentation" style:name="a223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1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99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99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00%" draw:stroke="solid" svg:stroke-width="0in" svg:stroke-color="#808080" draw:marker-start="a2021" svg:stroke-opacity="100%" draw:auto-grow-width="false" draw:auto-grow-height="false"/>
      <style:paragraph-properties style:font-independent-line-spacing="false" style:writing-mode="lr-tb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1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99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99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8080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cccc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99ff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99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1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99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0">
      <style:graphic-properties fo:wrap-option="no-wrap" fo:padding-top="0.08858in" fo:padding-bottom="0.08858in" fo:padding-left="0.1378in" fo:padding-right="0.1378in" draw:textarea-vertical-align="middle" draw:textarea-horizontal-align="left" draw:fill="none" draw:stroke="solid" svg:stroke-width="0.07874in" svg:stroke-color="#6666ff" draw:marker-start="a2049" svg:stroke-opacity="100%" draw:auto-grow-width="false" draw:auto-grow-height="false"/>
      <style:paragraph-properties style:font-independent-line-spacing="false" style:writing-mode="lr-tb"/>
    </style:style>
    <style:style style:family="paragraph" style:name="a18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style:language-asian="zh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style:language-asian="zh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style:language-asian="zh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style:language-asian="zh" style:country-asian="CN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2285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288">
      <style:graphic-properties draw:fill="none" draw:stroke="solid" svg:stroke-width="0in" svg:stroke-color="#808080" draw:marker-start="a2287" svg:stroke-opacity="100%"/>
    </style:style>
    <style:style style:family="text" style:name="a2289">
      <style:text-properties fo:font-variant="normal" fo:text-transform="none" fo:color="#006666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5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drawing-page" style:name="a18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69999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cc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0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99cc66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cc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drawing-page" style:name="a2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4">
      <style:graphic-properties fo:wrap-option="no-wrap" fo:padding-top="0.04921in" fo:padding-bottom="0.04921in" fo:padding-left="0.09843in" fo:padding-right="0.09843in" draw:textarea-vertical-align="middle" draw:textarea-horizontal-align="center" draw:fill="gradient" draw:fill-gradient-name="a2303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693" draw:master-page-name="Master1-Layout7-blank-空白" presentation:presentation-page-layout-name="Master1-PPL7" draw:id="Slide-256">
        <draw:frame draw:id="id199" presentation:style-name="a1698" draw:name="标题 1" svg:x="0.47677in" svg:y="0.73622in" svg:width="9.92087in" svg:height="2.15945in" presentation:class="title" presentation:placeholder="false">
          <draw:text-box>
            <text:p text:style-name="a1697" text:class-names="" text:cond-style-name=""><text:span text:style-name="a1694" text:class-names="">点 金</text:span><text:span text:style-name="a1695" text:class-names=""><text:line-break/></text:span><text:span text:style-name="a1696" text:class-names="">软件项目细化分包管理平台</text:span></text:p>
          </draw:text-box>
          <svg:title/>
          <svg:desc/>
        </draw:frame>
        <draw:frame draw:id="id200" presentation:style-name="a1705" draw:name="文本占位符 2" svg:x="0.5in" svg:y="5.33189in" svg:width="9.92087in" svg:height="5.36024in" presentation:class="outline" presentation:placeholder="false">
          <draw:text-box>
            <text:list text:style-name="a1701">
              <text:list-item>
                <text:p text:style-name="a1700" text:class-names="" text:cond-style-name=""><text:span text:style-name="a1699" text:class-names="">杨威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>哈尔滨点金科技</text:span></text:p>
              </text:list-item>
            </text:list>
          </draw:text-box>
          <svg:title/>
          <svg:desc/>
        </draw:frame>
        <presentation:notes draw:style-name="a1711">
          <draw:frame draw:id="id201" draw:style-name="a1708" draw:name="灯片编号占位符 6" svg:x="4.81102in" svg:y="10.45in" svg:width="3.68858in" svg:height="0.54961in">
            <draw:text-box>
              <text:p text:style-name="a1707" text:class-names="" text:cond-style-name=""><text:span text:style-name="a1706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202" presentation:style-name="a1709" draw:name="幻灯片图像占位符 1">
            <svg:title/>
            <svg:desc/>
          </draw:page-thumbnail>
          <draw:frame draw:id="id203" presentation:style-name="a1710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712" draw:master-page-name="Master1-Layout7-blank-空白" presentation:presentation-page-layout-name="Master1-PPL7" draw:id="Slide-257">
        <draw:frame draw:id="id204" presentation:style-name="a1715" draw:name="标题 1" svg:x="0.9059in" svg:y="0.78504in" svg:width="9.13346in" svg:height="1.38031in" presentation:class="title" presentation:placeholder="false">
          <draw:text-box>
            <text:p text:style-name="a1714" text:class-names="" text:cond-style-name=""><text:span text:style-name="a1713" text:class-names="">大纲</text:span></text:p>
          </draw:text-box>
          <svg:title/>
          <svg:desc/>
        </draw:frame>
        <draw:frame draw:id="id205" presentation:style-name="a1747" draw:name="文本占位符 2" svg:x="1.29921in" svg:y="2.1937in" svg:width="9.05512in" svg:height="5.01654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>自我介绍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平台来由</text:span></text:p>
              </text:list-item>
            </text:list>
            <text:list text:style-name="a1726">
              <text:list-item>
                <text:p text:style-name="a1725" text:class-names="" text:cond-style-name=""><text:span text:style-name="a1722" text:class-names="">平台介绍（适用人群</text:span><text:span text:style-name="a1723" text:class-names="">/</text:span><text:span text:style-name="a1724" text:class-names="">产品线和运营线）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>平台特点（有别于其他平台，需求管理等）</text:span></text:p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>如何帮助人们工作（赚钱）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3" text:class-names=""><text:s text:c="1"/></text:span><text:span text:style-name="a1734" text:class-names="">角色：个人</text:span><text:span text:style-name="a1735" text:class-names="">/</text:span><text:span text:style-name="a1736" text:class-names="">企业</text:span><text:span text:style-name="a1737" text:class-names="">/</text:span><text:span text:style-name="a1738" text:class-names="">集团用户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公司运营成本及如何投资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>如何营利</text:span></text:p>
              </text:list-item>
            </text:list>
          </draw:text-box>
          <svg:title/>
          <svg:desc/>
        </draw:frame>
        <presentation:notes draw:style-name="a1753">
          <draw:frame draw:id="id206" draw:style-name="a1750" draw:name="灯片编号占位符 6" svg:x="4.81102in" svg:y="10.45in" svg:width="3.68858in" svg:height="0.54961in">
            <draw:text-box>
              <text:p text:style-name="a1749" text:class-names="" text:cond-style-name=""><text:span text:style-name="a1748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207" presentation:style-name="a1751" draw:name="幻灯片图像占位符 1">
            <svg:title/>
            <svg:desc/>
          </draw:page-thumbnail>
          <draw:frame draw:id="id208" presentation:style-name="a1752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754" draw:master-page-name="Master1-Layout7-blank-空白" presentation:presentation-page-layout-name="Master1-PPL7" draw:id="Slide-258">
        <draw:frame draw:id="id209" presentation:style-name="a1757" draw:name="标题 1" svg:x="0.55118in" svg:y="0.32953in" svg:width="9.92087in" svg:height="1.38031in" presentation:class="title" presentation:placeholder="false">
          <draw:text-box>
            <text:p text:style-name="a1756" text:class-names="" text:cond-style-name=""><text:span text:style-name="a1755" text:class-names="">自我介绍</text:span></text:p>
          </draw:text-box>
          <svg:title/>
          <svg:desc/>
        </draw:frame>
        <draw:frame draw:id="id210" presentation:style-name="a1788" draw:name="文本占位符 2" svg:x="1.37795in" svg:y="2.32835in" svg:width="9.09409in" svg:height="5.50512in" presentation:class="outline" presentation:placeholder="false">
          <draw:text-box>
            <text:list text:style-name="a1760">
              <text:list-item>
                <text:p text:style-name="a1759" text:class-names="" text:cond-style-name=""><text:span text:style-name="a1758" text:class-names="">男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>软件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64" text:class-names="">多年设计开发</text:span><text:span text:style-name="a1765" text:class-names="">/</text:span><text:span text:style-name="a1766" text:class-names="">团队管理经验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>多种项目的接触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2" text:class-names="">多种不同语言</text:span><text:span text:style-name="a1773" text:class-names="">/</text:span><text:span text:style-name="a1774" text:class-names="">数据库</text:span><text:span text:style-name="a1775" text:class-names="">/</text:span><text:span text:style-name="a1776" text:class-names="">平台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>为客户服务及作为客户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/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/></text:p>
              </text:list-item>
            </text:list>
          </draw:text-box>
          <svg:title/>
          <svg:desc/>
        </draw:frame>
        <presentation:notes draw:style-name="a1794">
          <draw:frame draw:id="id211" draw:style-name="a1791" draw:name="灯片编号占位符 6" svg:x="4.81102in" svg:y="10.45in" svg:width="3.68858in" svg:height="0.54961in">
            <draw:text-box>
              <text:p text:style-name="a1790" text:class-names="" text:cond-style-name=""><text:span text:style-name="a1789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212" presentation:style-name="a1792" draw:name="幻灯片图像占位符 1">
            <svg:title/>
            <svg:desc/>
          </draw:page-thumbnail>
          <draw:frame draw:id="id213" presentation:style-name="a1793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795" draw:master-page-name="Master1-Layout7-blank-空白" presentation:presentation-page-layout-name="Master1-PPL7" draw:id="Slide-259">
        <draw:frame draw:id="id214" presentation:style-name="a1798" draw:name="标题 1" svg:x="0.55118in" svg:y="0.32953in" svg:width="9.92087in" svg:height="1.38031in" presentation:class="title" presentation:placeholder="false">
          <draw:text-box>
            <text:p text:style-name="a1797" text:class-names="" text:cond-style-name=""><text:span text:style-name="a1796" text:class-names="">平台来由</text:span></text:p>
          </draw:text-box>
          <svg:title/>
          <svg:desc/>
        </draw:frame>
        <draw:frame draw:id="id215" presentation:style-name="a1816" draw:name="文本占位符 2" svg:x="0.55118in" svg:y="1.93465in" svg:width="9.70039in" svg:height="4.79528in" presentation:class="outline" presentation:placeholder="false">
          <draw:text-box>
            <text:list text:style-name="a1801">
              <text:list-item>
                <text:p text:style-name="a1800" text:class-names="" text:cond-style-name=""><text:span text:style-name="a1799" text:class-names="">中小企业的需求（举例）能否适用于大型企业？！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外包企业现状</text:span></text:p>
              </text:list-item>
            </text:list>
            <text:list text:style-name="a1809">
              <text:list-item>
                <text:p text:style-name="a1808" text:class-names="" text:cond-style-name=""><text:span text:style-name="a1805" text:class-names="">规范化</text:span><text:span text:style-name="a1806" text:class-names="">/</text:span><text:span text:style-name="a1807" text:class-names="">开放化</text:span></text:p>
              </text:list-item>
            </text:list>
            <text:list text:style-name="a1812">
              <text:list-item>
                <text:p text:style-name="a1811" text:class-names="" text:cond-style-name=""><text:span text:style-name="a1810" text:class-names="">赢利模式的思考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/></text:p>
              </text:list-item>
            </text:list>
          </draw:text-box>
          <svg:title/>
          <svg:desc/>
        </draw:frame>
        <presentation:notes draw:style-name="a1822">
          <draw:frame draw:id="id216" draw:style-name="a1819" draw:name="灯片编号占位符 6" svg:x="4.81102in" svg:y="10.45in" svg:width="3.68858in" svg:height="0.54961in">
            <draw:text-box>
              <text:p text:style-name="a1818" text:class-names="" text:cond-style-name=""><text:span text:style-name="a1817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217" presentation:style-name="a1820" draw:name="幻灯片图像占位符 1">
            <svg:title/>
            <svg:desc/>
          </draw:page-thumbnail>
          <draw:frame draw:id="id218" presentation:style-name="a1821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823" draw:master-page-name="Master1-Layout7-blank-空白" presentation:presentation-page-layout-name="Master1-PPL7" draw:id="Slide-260">
        <draw:frame draw:id="id219" presentation:style-name="a1826" draw:name="标题 1" svg:x="1.26063in" svg:y="0.54882in" svg:width="9.13346in" svg:height="1.38031in" presentation:class="title" presentation:placeholder="false">
          <draw:text-box>
            <text:p text:style-name="a1825" text:class-names="" text:cond-style-name=""><text:span text:style-name="a1824" text:class-names="">平台介绍</text:span></text:p>
          </draw:text-box>
          <svg:title/>
          <svg:desc/>
        </draw:frame>
        <draw:frame draw:id="id220" presentation:style-name="a1851" draw:name="文本占位符 2" svg:x="1.26614in" svg:y="1.9in" svg:width="9.05512in" svg:height="5.52559in" presentation:class="outline" presentation:placeholder="false">
          <draw:text-box>
            <text:list text:style-name="a1829">
              <text:list-item>
                <text:p text:style-name="a1828" text:class-names="" text:cond-style-name=""><text:span text:style-name="a1827" text:class-names="">主要功能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软件项目外包发布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>外包细化分解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>按功能结算</text:span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>完整的软件工程流程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支持甲方项目管理需求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支持团队及个人接单（乙方）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/></text:p>
              </text:list-item>
            </text:list>
          </draw:text-box>
          <svg:title/>
          <svg:desc/>
        </draw:frame>
        <presentation:notes draw:style-name="a1857">
          <draw:frame draw:id="id221" draw:style-name="a1854" draw:name="灯片编号占位符 6" svg:x="4.81102in" svg:y="10.45in" svg:width="3.68858in" svg:height="0.54961in">
            <draw:text-box>
              <text:p text:style-name="a1853" text:class-names="" text:cond-style-name=""><text:span text:style-name="a1852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222" presentation:style-name="a1855" draw:name="幻灯片图像占位符 1">
            <svg:title/>
            <svg:desc/>
          </draw:page-thumbnail>
          <draw:frame draw:id="id223" presentation:style-name="a1856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858" draw:master-page-name="Master1-Layout7-blank-空白" presentation:presentation-page-layout-name="Master1-PPL7" draw:id="Slide-261">
        <draw:frame draw:id="id224" presentation:style-name="a1861" draw:name="标题 1" svg:x="0.23622in" svg:y="0.32953in" svg:width="9.92087in" svg:height="1.38031in" presentation:class="title" presentation:placeholder="false">
          <draw:text-box>
            <text:p text:style-name="a1860" text:class-names="" text:cond-style-name=""><text:span text:style-name="a1859" text:class-names="">两条腿走路</text:span></text:p>
          </draw:text-box>
          <svg:title/>
          <svg:desc/>
        </draw:frame>
        <draw:custom-shape svg:x="1.77874in" svg:y="2.65748in" svg:width="3.7in" svg:height="0.5in" draw:id="id225" draw:style-name="a1864" draw:name="任意多边形 2">
          <svg:title/>
          <svg:desc/>
          <text:p text:style-name="a1863" text:class-names="" text:cond-style-name=""><text:span text:style-name="a1862" text:class-names="">产品线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7874in" svg:y="2.65748in" svg:width="3.5in" svg:height="0.5in" draw:id="id226" draw:style-name="a1867" draw:name="任意多边形 3">
          <svg:title/>
          <svg:desc/>
          <text:p text:style-name="a1866" text:class-names="" text:cond-style-name=""><text:span text:style-name="a1865" text:class-names="">运营线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77874in" svg:y="3.75748in" svg:width="7.6in" svg:height="2.7in" draw:id="id227" draw:style-name="a1886" draw:name="任意多边形 4">
          <svg:title/>
          <svg:desc/>
          <text:p text:style-name="a1869" text:class-names="" text:cond-style-name=""><text:span text:style-name="a1868" text:class-names=""/></text:p>
          <text:p text:style-name="a1871" text:class-names="" text:cond-style-name=""><text:span text:style-name="a1870" text:class-names=""/></text:p>
          <text:p text:style-name="a1873" text:class-names="" text:cond-style-name=""><text:span text:style-name="a1872" text:class-names=""/></text:p>
          <text:p text:style-name="a1875" text:class-names="" text:cond-style-name=""><text:span text:style-name="a1874" text:class-names=""/></text:p>
          <text:p text:style-name="a1877" text:class-names="" text:cond-style-name=""><text:span text:style-name="a1876" text:class-names=""/></text:p>
          <text:p text:style-name="a1879" text:class-names="" text:cond-style-name=""><text:span text:style-name="a1878" text:class-names=""/></text:p>
          <text:p text:style-name="a1881" text:class-names="" text:cond-style-name=""><text:span text:style-name="a1880" text:class-names=""/></text:p>
          <text:p text:style-name="a1883" text:class-names="" text:cond-style-name=""><text:span text:style-name="a1882" text:class-names=""/></text:p>
          <text:p text:style-name="a1885" text:class-names="" text:cond-style-name=""><text:span text:style-name="a1884" text:class-names="">客户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7874in" svg:y="3.15748in" svg:width="0in" svg:height="0.9in" draw:id="id228" draw:style-name="a1890" draw:name="直接连接符 5">
          <svg:title/>
          <svg:desc/>
          <text:p text:style-name="a1888" text:class-names="" text:cond-style-name=""><text:span text:style-name="a18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57874in" svg:y="3.15748in" svg:width="0in" svg:height="0.9in" draw:id="id229" draw:style-name="a1894" draw:name="直接连接符 6">
          <svg:title/>
          <svg:desc/>
          <text:p text:style-name="a1892" text:class-names="" text:cond-style-name=""><text:span text:style-name="a18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7992in" svg:y="4.06811in" svg:width="2.98976in" svg:height="1.68937in" draw:id="id230" draw:style-name="a1901" draw:name="任意多边形 7">
          <svg:title/>
          <svg:desc/>
          <text:p text:style-name="a1896" text:class-names="" text:cond-style-name=""><text:span text:style-name="a1895" text:class-names="">所有在线网民</text:span></text:p>
          <text:p text:style-name="a1898" text:class-names="" text:cond-style-name=""><text:span text:style-name="a1897" text:class-names="">软件企业</text:span></text:p>
          <text:p text:style-name="a1900" text:class-names="" text:cond-style-name=""><text:span text:style-name="a1899" text:class-names="">外包企业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18268in" svg:y="4.0685in" svg:width="2.98976in" svg:height="1.68898in" draw:id="id231" draw:style-name="a1906" draw:name="任意多边形 8">
          <svg:title/>
          <svg:desc/>
          <text:p text:style-name="a1903" text:class-names="" text:cond-style-name=""><text:span text:style-name="a1902" text:class-names="">软件企业</text:span></text:p>
          <text:p text:style-name="a1905" text:class-names="" text:cond-style-name=""><text:span text:style-name="a1904" text:class-names="">外包企业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912">
          <draw:frame draw:id="id232" draw:style-name="a1909" draw:name="灯片编号占位符 6" svg:x="4.81102in" svg:y="10.45in" svg:width="3.68858in" svg:height="0.54961in">
            <draw:text-box>
              <text:p text:style-name="a1908" text:class-names="" text:cond-style-name=""><text:span text:style-name="a1907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233" presentation:style-name="a1910" draw:name="幻灯片图像占位符 1">
            <svg:title/>
            <svg:desc/>
          </draw:page-thumbnail>
          <draw:frame draw:id="id234" presentation:style-name="a1911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913" draw:master-page-name="Master1-Layout7-blank-空白" presentation:presentation-page-layout-name="Master1-PPL7" draw:id="Slide-262">
        <draw:custom-shape svg:x="8.26811in" svg:y="5.07835in" svg:width="2.12598in" svg:height="2.59843in" draw:id="id235" draw:style-name="a1917" draw:name="任意多边形 1">
          <svg:title/>
          <svg:desc/>
          <text:p text:style-name="a1915" text:class-names="" text:cond-style-name=""><text:span text:style-name="a191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2717in" svg:y="5.07835in" svg:width="2.12598in" svg:height="2.59843in" draw:id="id236" draw:style-name="a1921" draw:name="任意多边形 2">
          <svg:title/>
          <svg:desc/>
          <text:p text:style-name="a1919" text:class-names="" text:cond-style-name=""><text:span text:style-name="a191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0748in" svg:y="5.07835in" svg:width="2.12598in" svg:height="2.59843in" draw:id="id237" draw:style-name="a1925" draw:name="任意多边形 3">
          <svg:title/>
          <svg:desc/>
          <text:p text:style-name="a1923" text:class-names="" text:cond-style-name=""><text:span text:style-name="a19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26811in" svg:y="3.26732in" svg:width="2.12598in" svg:height="1.73228in" draw:id="id238" draw:style-name="a1929" draw:name="任意多边形 4">
          <svg:title/>
          <svg:desc/>
          <text:p text:style-name="a1927" text:class-names="" text:cond-style-name=""><text:span text:style-name="a192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54in" svg:y="5.07835in" svg:width="2.12598in" svg:height="2.59843in" draw:id="id239" draw:style-name="a1933" draw:name="任意多边形 5">
          <svg:title/>
          <svg:desc/>
          <text:p text:style-name="a1931" text:class-names="" text:cond-style-name=""><text:span text:style-name="a193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54in" svg:y="3.26732in" svg:width="2.12598in" svg:height="1.73228in" draw:id="id240" draw:style-name="a1937" draw:name="任意多边形 6">
          <svg:title/>
          <svg:desc/>
          <text:p text:style-name="a1935" text:class-names="" text:cond-style-name=""><text:span text:style-name="a193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62244in" svg:y="0.70827in" svg:width="3.38583in" svg:height="1.49606in" draw:id="id241" draw:style-name="a1941" draw:name="任意多边形 7">
          <svg:title/>
          <svg:desc/>
          <text:p text:style-name="a1939" text:class-names="" text:cond-style-name=""><text:span text:style-name="a1938" text:class-names="">项目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063in" svg:y="2.59803in" svg:width="2.13819in" svg:height="0.43307in" draw:id="id242" draw:style-name="a1945" draw:name="任意多边形 8">
          <svg:title/>
          <svg:desc/>
          <text:p text:style-name="a1944" text:class-names="" text:cond-style-name=""><text:span text:style-name="a1942" text:class-names="">模块</text:span><text:span text:style-name="a1943" text:class-names="">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3.42569in" svg:y1="0.70837in" draw:start-shape="id241" draw:start-glue-point="2" svg:x2="3.81939in" svg:y2="4.094in" draw:end-shape="id242" draw:end-glue-point="0" draw:id="id243" draw:style-name="a1947" draw:transform="translate(-3.62254in -2.40118in) rotate(-1.5708) translate(3.62254in 2.40118in)" draw:name="肘形连接符 9">
          <svg:title/>
          <svg:desc/>
        </draw:connector>
        <draw:custom-shape svg:x="3.30748in" svg:y="2.59803in" svg:width="2.13819in" svg:height="0.43307in" draw:id="id244" draw:style-name="a1951" draw:name="任意多边形 10">
          <svg:title/>
          <svg:desc/>
          <text:p text:style-name="a1950" text:class-names="" text:cond-style-name=""><text:span text:style-name="a1948" text:class-names="">模块</text:span><text:span text:style-name="a1949" text:class-names="">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2126in" svg:y="2.59803in" svg:width="2.13819in" svg:height="0.43307in" draw:id="id245" draw:style-name="a1955" draw:name="任意多边形 11">
          <svg:title/>
          <svg:desc/>
          <text:p text:style-name="a1954" text:class-names="" text:cond-style-name=""><text:span text:style-name="a1952" text:class-names="">模块</text:span><text:span text:style-name="a1953" text:class-names="">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5.29606in" svg:y1="2.20433in" svg:x2="6.89016in" svg:y2="2.59803in" draw:end-shape="id245" draw:end-glue-point="0" draw:id="id246" draw:style-name="a1957" draw:name="肘形连接符 12">
          <svg:title/>
          <svg:desc/>
        </draw:connector>
        <draw:connector draw:type="standard" svg:x1="5.29606in" svg:y1="2.20433in" svg:x2="4.37638in" svg:y2="2.59803in" draw:id="id247" draw:style-name="a1959" draw:name="肘形连接符 13">
          <svg:title/>
          <svg:desc/>
        </draw:connector>
        <draw:custom-shape svg:x="8.26811in" svg:y="2.59803in" svg:width="2.13819in" svg:height="0.43307in" draw:id="id248" draw:style-name="a1962" draw:name="任意多边形 14">
          <svg:title/>
          <svg:desc/>
          <text:p text:style-name="a1961" text:class-names="" text:cond-style-name=""><text:span text:style-name="a1960" text:class-names="">…..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5.31575in" svg:y1="2.20433in" svg:x2="9.33701in" svg:y2="2.59803in" draw:end-shape="id248" draw:end-glue-point="0" draw:id="id249" draw:style-name="a1964" draw:name="肘形连接符 15">
          <svg:title/>
          <svg:desc/>
        </draw:connector>
        <draw:custom-shape svg:x="1.29961in" svg:y="4.29094in" svg:width="1.25984in" svg:height="0.55669in" draw:id="id250" draw:style-name="a1967" draw:name="任意多边形 16">
          <svg:title/>
          <svg:desc/>
          <text:p text:style-name="a1966" text:class-names="" text:cond-style-name=""><text:span text:style-name="a1965" text:class-names="">分析需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9961in" svg:y="3.4248in" svg:width="1.25984in" svg:height="0.55669in" draw:id="id251" draw:style-name="a1970" draw:name="任意多边形 17">
          <svg:title/>
          <svg:desc/>
          <text:p text:style-name="a1969" text:class-names="" text:cond-style-name=""><text:span text:style-name="a1968" text:class-names="">原始需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1.81152in" svg:y1="3.14911in" draw:start-shape="id242" draw:start-glue-point="2" svg:x2="2.04774in" svg:y2="3.14931in" draw:end-shape="id240" draw:end-glue-point="0" draw:id="id252" draw:style-name="a1972" draw:transform="translate(-1.92963in -3.14921in) rotate(-1.5708) translate(1.92963in 3.14921in)" draw:name="肘形连接符 18">
          <svg:title/>
          <svg:desc/>
        </draw:connector>
        <draw:custom-shape svg:x="8.70118in" svg:y="4.28543in" svg:width="1.25984in" svg:height="0.55669in" draw:id="id253" draw:style-name="a1975" draw:name="任意多边形 19">
          <svg:title/>
          <svg:desc/>
          <text:p text:style-name="a1974" text:class-names="" text:cond-style-name=""><text:span text:style-name="a1973" text:class-names="">..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70118in" svg:y="3.41929in" svg:width="1.25984in" svg:height="0.55669in" draw:id="id254" draw:style-name="a1978" draw:name="任意多边形 20">
          <svg:title/>
          <svg:desc/>
          <text:p text:style-name="a1977" text:class-names="" text:cond-style-name=""><text:span text:style-name="a1976" text:class-names="">..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4.25837in" svg:y1="3.14911in" draw:start-shape="id244" draw:start-glue-point="2" svg:x2="4.49459in" svg:y2="3.14931in" draw:end-shape="id255" draw:end-glue-point="0" draw:id="id256" draw:style-name="a1980" draw:transform="translate(-4.37648in -3.14921in) rotate(-1.5708) translate(4.37648in 3.14921in)" draw:name="肘形连接符 21">
          <svg:title/>
          <svg:desc/>
        </draw:connector>
        <draw:connector draw:type="standard" svg:x1="6.77215in" svg:y1="3.14911in" draw:start-shape="id245" draw:start-glue-point="2" svg:x2="7.00837in" svg:y2="3.14931in" draw:end-shape="id257" draw:end-glue-point="0" draw:id="id258" draw:style-name="a1982" draw:transform="translate(-6.89026in -3.14921in) rotate(-1.5708) translate(6.89026in 3.14921in)" draw:name="肘形连接符 22">
          <svg:title/>
          <svg:desc/>
        </draw:connector>
        <draw:connector draw:type="standard" svg:x1="9.21604in" svg:y1="3.14616in" draw:start-shape="id248" draw:start-glue-point="2" svg:x2="9.45226in" svg:y2="3.15226in" draw:end-shape="id238" draw:end-glue-point="0" draw:id="id259" draw:style-name="a1984" draw:transform="translate(-9.33415in -3.14921in) rotate(-1.5708) translate(9.33415in 3.14921in)" draw:name="肘形连接符 23">
          <svg:title/>
          <svg:desc/>
        </draw:connector>
        <draw:custom-shape svg:x="8.34685in" svg:y="1.00433in" svg:width="2.04724in" svg:height="0.90433in" draw:id="id260" draw:style-name="a1988" draw:name="任意多边形 24">
          <svg:title/>
          <svg:desc/>
          <text:p text:style-name="a1986" text:class-names="" text:cond-style-name=""><text:span text:style-name="a1985" text:class-names="">总体设计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7.00827in" svg:y1="1.4563in" draw:start-shape="id260" draw:start-glue-point="3" svg:x2="8.34685in" svg:y2="1.4565in" draw:end-shape="id241" draw:end-glue-point="1" draw:id="id261" draw:style-name="a1990" draw:transform="translate(-7.67756in -1.4564in) rotate(-3.14159) translate(7.67756in 1.4564in)" draw:name="肘形连接符 25">
          <svg:title/>
          <svg:desc/>
        </draw:connector>
        <draw:custom-shape svg:x="0.94527in" svg:y="5.19646in" svg:width="1.9685in" svg:height="0.47244in" draw:id="id262" draw:style-name="a1993" draw:name="任意多边形 26">
          <svg:title/>
          <svg:desc/>
          <text:p text:style-name="a1992" text:class-names="" text:cond-style-name=""><text:span text:style-name="a1991" text:class-names="">设计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527in" svg:y="5.82638in" svg:width="1.9685in" svg:height="0.47244in" draw:id="id263" draw:style-name="a1996" draw:name="任意多边形 27">
          <svg:title/>
          <svg:desc/>
          <text:p text:style-name="a1995" text:class-names="" text:cond-style-name=""><text:span text:style-name="a1994" text:class-names="">开发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527in" svg:y="6.4563in" svg:width="1.9685in" svg:height="0.47244in" draw:id="id264" draw:style-name="a1999" draw:name="任意多边形 28">
          <svg:title/>
          <svg:desc/>
          <text:p text:style-name="a1998" text:class-names="" text:cond-style-name=""><text:span text:style-name="a1997" text:class-names="">测试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94527in" svg:y="7.08622in" svg:width="1.9685in" svg:height="0.47244in" draw:id="id265" draw:style-name="a2002" draw:name="任意多边形 29">
          <svg:title/>
          <svg:desc/>
          <text:p text:style-name="a2001" text:class-names="" text:cond-style-name=""><text:span text:style-name="a2000" text:class-names="">确认付费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1339in" svg:y="3.26732in" svg:width="2.12598in" svg:height="1.73228in" draw:id="id255" draw:style-name="a2006" draw:name="任意多边形 30">
          <svg:title/>
          <svg:desc/>
          <text:p text:style-name="a2004" text:class-names="" text:cond-style-name=""><text:span text:style-name="a200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8622in" svg:y="5.19646in" svg:width="1.9685in" svg:height="0.47244in" draw:id="id266" draw:style-name="a2009" draw:name="任意多边形 31">
          <svg:title/>
          <svg:desc/>
          <text:p text:style-name="a2008" text:class-names="" text:cond-style-name=""><text:span text:style-name="a2007" text:class-names="">设计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8622in" svg:y="5.82638in" svg:width="1.9685in" svg:height="0.47244in" draw:id="id267" draw:style-name="a2012" draw:name="任意多边形 32">
          <svg:title/>
          <svg:desc/>
          <text:p text:style-name="a2011" text:class-names="" text:cond-style-name=""><text:span text:style-name="a2010" text:class-names="">开发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8622in" svg:y="6.4563in" svg:width="1.9685in" svg:height="0.47244in" draw:id="id268" draw:style-name="a2015" draw:name="任意多边形 33">
          <svg:title/>
          <svg:desc/>
          <text:p text:style-name="a2014" text:class-names="" text:cond-style-name=""><text:span text:style-name="a2013" text:class-names="">测试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38622in" svg:y="7.08622in" svg:width="1.9685in" svg:height="0.47244in" draw:id="id269" draw:style-name="a2018" draw:name="任意多边形 34">
          <svg:title/>
          <svg:desc/>
          <text:p text:style-name="a2017" text:class-names="" text:cond-style-name=""><text:span text:style-name="a2016" text:class-names="">确认付费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2717in" svg:y="3.26732in" svg:width="2.12598in" svg:height="1.73228in" draw:id="id257" draw:style-name="a2022" draw:name="任意多边形 35">
          <svg:title/>
          <svg:desc/>
          <text:p text:style-name="a2020" text:class-names="" text:cond-style-name=""><text:span text:style-name="a201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91in" svg:y="5.19646in" svg:width="1.9685in" svg:height="0.47244in" draw:id="id270" draw:style-name="a2025" draw:name="任意多边形 36">
          <svg:title/>
          <svg:desc/>
          <text:p text:style-name="a2024" text:class-names="" text:cond-style-name=""><text:span text:style-name="a2023" text:class-names="">设计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91in" svg:y="5.82638in" svg:width="1.9685in" svg:height="0.47244in" draw:id="id271" draw:style-name="a2028" draw:name="任意多边形 37">
          <svg:title/>
          <svg:desc/>
          <text:p text:style-name="a2027" text:class-names="" text:cond-style-name=""><text:span text:style-name="a2026" text:class-names="">开发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91in" svg:y="6.4563in" svg:width="1.9685in" svg:height="0.47244in" draw:id="id272" draw:style-name="a2031" draw:name="任意多边形 38">
          <svg:title/>
          <svg:desc/>
          <text:p text:style-name="a2030" text:class-names="" text:cond-style-name=""><text:span text:style-name="a2029" text:class-names="">测试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91in" svg:y="7.08622in" svg:width="1.9685in" svg:height="0.47244in" draw:id="id273" draw:style-name="a2034" draw:name="任意多边形 39">
          <svg:title/>
          <svg:desc/>
          <text:p text:style-name="a2033" text:class-names="" text:cond-style-name=""><text:span text:style-name="a2032" text:class-names="">确认付费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34685in" svg:y="5.19646in" svg:width="1.9685in" svg:height="0.47244in" draw:id="id274" draw:style-name="a2037" draw:name="任意多边形 40">
          <svg:title/>
          <svg:desc/>
          <text:p text:style-name="a2036" text:class-names="" text:cond-style-name=""><text:span text:style-name="a2035" text:class-names="">设计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34685in" svg:y="5.82638in" svg:width="1.9685in" svg:height="0.47244in" draw:id="id275" draw:style-name="a2040" draw:name="任意多边形 41">
          <svg:title/>
          <svg:desc/>
          <text:p text:style-name="a2039" text:class-names="" text:cond-style-name=""><text:span text:style-name="a2038" text:class-names="">开发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34685in" svg:y="6.4563in" svg:width="1.9685in" svg:height="0.47244in" draw:id="id276" draw:style-name="a2043" draw:name="任意多边形 42">
          <svg:title/>
          <svg:desc/>
          <text:p text:style-name="a2042" text:class-names="" text:cond-style-name=""><text:span text:style-name="a2041" text:class-names="">测试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34685in" svg:y="7.08622in" svg:width="1.9685in" svg:height="0.47244in" draw:id="id277" draw:style-name="a2046" draw:name="任意多边形 43">
          <svg:title/>
          <svg:desc/>
          <text:p text:style-name="a2045" text:class-names="" text:cond-style-name=""><text:span text:style-name="a2044" text:class-names="">确认付费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55157in" svg:y="1.61378in" svg:width="0in" svg:height="5.90551in" draw:id="id278" draw:style-name="a2050" draw:name="直接连接符 44">
          <svg:title/>
          <svg:desc/>
          <text:p text:style-name="a2048" text:class-names="" text:cond-style-name=""><text:span text:style-name="a204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79" draw:style-name="a2059" draw:name="文本框 45" svg:x="0.31535in" svg:y="3.77913in" svg:width="0.47598in" svg:height="1.39961in">
          <draw:text-box>
            <text:p text:style-name="a2052" text:class-names="" text:cond-style-name=""><text:span text:style-name="a2051" text:class-names="">顺</text:span></text:p>
            <text:p text:style-name="a2054" text:class-names="" text:cond-style-name=""><text:span text:style-name="a2053" text:class-names="">序</text:span></text:p>
            <text:p text:style-name="a2056" text:class-names="" text:cond-style-name=""><text:span text:style-name="a2055" text:class-names="">流</text:span></text:p>
            <text:p text:style-name="a2058" text:class-names="" text:cond-style-name=""><text:span text:style-name="a2057" text:class-names="">程</text:span></text:p>
          </draw:text-box>
          <svg:title/>
          <svg:desc/>
        </draw:frame>
        <draw:custom-shape svg:x="3.70118in" svg:y="4.29094in" svg:width="1.25984in" svg:height="0.55669in" draw:id="id280" draw:style-name="a2062" draw:name="任意多边形 46">
          <svg:title/>
          <svg:desc/>
          <text:p text:style-name="a2061" text:class-names="" text:cond-style-name=""><text:span text:style-name="a2060" text:class-names="">分析需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70118in" svg:y="3.4248in" svg:width="1.25984in" svg:height="0.55669in" draw:id="id281" draw:style-name="a2065" draw:name="任意多边形 47">
          <svg:title/>
          <svg:desc/>
          <text:p text:style-name="a2064" text:class-names="" text:cond-style-name=""><text:span text:style-name="a2063" text:class-names="">原始需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22087in" svg:y="4.28543in" svg:width="1.25984in" svg:height="0.55669in" draw:id="id282" draw:style-name="a2068" draw:name="任意多边形 48">
          <svg:title/>
          <svg:desc/>
          <text:p text:style-name="a2067" text:class-names="" text:cond-style-name=""><text:span text:style-name="a2066" text:class-names="">分析需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22087in" svg:y="3.41929in" svg:width="1.25984in" svg:height="0.55669in" draw:id="id283" draw:style-name="a2071" draw:name="任意多边形 49">
          <svg:title/>
          <svg:desc/>
          <text:p text:style-name="a2070" text:class-names="" text:cond-style-name=""><text:span text:style-name="a2069" text:class-names="">原始需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2077">
          <draw:frame draw:id="id284" draw:style-name="a2074" draw:name="灯片编号占位符 6" svg:x="4.81102in" svg:y="10.45in" svg:width="3.68858in" svg:height="0.54961in">
            <draw:text-box>
              <text:p text:style-name="a2073" text:class-names="" text:cond-style-name=""><text:span text:style-name="a2072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07in" svg:width="5.5in" svg:height="4.125in" presentation:class="page" draw:id="id285" presentation:style-name="a2075" draw:name="幻灯片图像占位符 1">
            <svg:title/>
            <svg:desc/>
          </draw:page-thumbnail>
          <draw:frame draw:id="id286" presentation:style-name="a2076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2078" draw:master-page-name="Master1-Layout7-blank-空白" presentation:presentation-page-layout-name="Master1-PPL7" draw:id="Slide-263">
        <draw:custom-shape svg:x="5.87559in" svg:y="1.12992in" svg:width="2.12598in" svg:height="2.59843in" draw:id="id287" draw:style-name="a2082" draw:name="任意多边形 1">
          <svg:title/>
          <svg:desc/>
          <text:p text:style-name="a2080" text:class-names="" text:cond-style-name=""><text:span text:style-name="a207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5433in" svg:y="1.22244in" svg:width="1.9685in" svg:height="0.47244in" draw:id="id288" draw:style-name="a2085" draw:name="任意多边形 2">
          <svg:title/>
          <svg:desc/>
          <text:p text:style-name="a2084" text:class-names="" text:cond-style-name=""><text:span text:style-name="a2083" text:class-names="">设计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5433in" svg:y="1.85236in" svg:width="1.9685in" svg:height="0.47244in" draw:id="id289" draw:style-name="a2088" draw:name="任意多边形 3">
          <svg:title/>
          <svg:desc/>
          <text:p text:style-name="a2087" text:class-names="" text:cond-style-name=""><text:span text:style-name="a2086" text:class-names="">开发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5433in" svg:y="2.48228in" svg:width="1.9685in" svg:height="0.47244in" draw:id="id290" draw:style-name="a2091" draw:name="任意多边形 4">
          <svg:title/>
          <svg:desc/>
          <text:p text:style-name="a2090" text:class-names="" text:cond-style-name=""><text:span text:style-name="a2089" text:class-names="">测试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5433in" svg:y="3.1122in" svg:width="1.9685in" svg:height="0.47244in" draw:id="id291" draw:style-name="a2094" draw:name="任意多边形 5">
          <svg:title/>
          <svg:desc/>
          <text:p text:style-name="a2093" text:class-names="" text:cond-style-name=""><text:span text:style-name="a2092" text:class-names="">确认付费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7.92283in" svg:y1="1.45866in" draw:start-shape="id288" draw:start-glue-point="1" svg:x2="9.93031in" svg:y2="2.71969in" draw:id="id292" draw:style-name="a2096" draw:name="肘形连接符 6">
          <svg:title/>
          <svg:desc/>
        </draw:connector>
        <draw:connector draw:type="standard" svg:x1="7.92283in" svg:y1="2.7185in" draw:start-shape="id290" draw:start-glue-point="1" svg:x2="9.93031in" svg:y2="2.71969in" draw:id="id293" draw:style-name="a2098" draw:name="肘形连接符 7">
          <svg:title/>
          <svg:desc/>
        </draw:connector>
        <draw:custom-shape svg:x="1.05394in" svg:y="1.22913in" svg:width="2.04724in" svg:height="2.40039in" draw:id="id294" draw:style-name="a2102" draw:name="任意多边形 8">
          <svg:title/>
          <svg:desc/>
          <text:p text:style-name="a2100" text:class-names="" text:cond-style-name=""><text:span text:style-name="a2099" text:class-names="">总体设计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3.10118in" svg:y1="2.42913in" draw:start-shape="id294" draw:start-glue-point="1" svg:x2="5.87559in" svg:y2="2.47874in" draw:id="id295" draw:style-name="a2104" draw:name="肘形连接符 9">
          <svg:title/>
          <svg:desc/>
        </draw:connector>
        <draw:frame draw:id="id296" draw:style-name="a2107" draw:name="文本框 10" svg:x="0.6in" svg:y="0.5in" svg:width="2.04724in" svg:height="0.42402in">
          <draw:text-box>
            <text:p text:style-name="a2106" text:class-names="" text:cond-style-name=""><text:span text:style-name="a2105" text:class-names="">最小工作流程</text:span></text:p>
          </draw:text-box>
          <svg:title/>
          <svg:desc/>
        </draw:frame>
        <draw:frame draw:id="id297" draw:style-name="a2110" draw:name="文本框 11" svg:x="0.65276in" svg:y="4.15236in" svg:width="2.84724in" svg:height="0.42402in">
          <draw:text-box>
            <text:p text:style-name="a2109" text:class-names="" text:cond-style-name=""><text:span text:style-name="a2108" text:class-names="">从原始需求分解开始</text:span></text:p>
          </draw:text-box>
          <svg:title/>
          <svg:desc/>
        </draw:frame>
        <draw:custom-shape svg:x="1.06969in" svg:y="4.72126in" svg:width="8.93031in" svg:height="3.2in" draw:id="id298" draw:style-name="a2114" draw:name="任意多边形 12">
          <svg:title/>
          <svg:desc/>
          <text:p text:style-name="a2112" text:class-names="" text:cond-style-name=""><text:span text:style-name="a211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6in" svg:y="5.34331in" svg:width="2.6in" svg:height="1.95669in" draw:id="id299" draw:style-name="a2117" draw:name="任意多边形 13">
          <svg:title/>
          <svg:desc/>
          <text:p text:style-name="a2116" text:class-names="" text:cond-style-name=""><text:span text:style-name="a2115" text:class-names="">原始需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4843in" svg:y="5in" svg:width="1.69961in" svg:height="0.55669in" draw:id="id300" draw:style-name="a2121" draw:name="任意多边形 14">
          <svg:title/>
          <svg:desc/>
          <text:p text:style-name="a2120" text:class-names="" text:cond-style-name=""><text:span text:style-name="a2118" text:class-names="">需求分析</text:span><text:span text:style-name="a2119" text:class-names="">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4803in" svg:y="5.7in" svg:width="1.69961in" svg:height="0.55669in" draw:id="id301" draw:style-name="a2125" draw:name="任意多边形 15">
          <svg:title/>
          <svg:desc/>
          <text:p text:style-name="a2124" text:class-names="" text:cond-style-name=""><text:span text:style-name="a2122" text:class-names="">需求分析</text:span><text:span text:style-name="a2123" text:class-names="">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4803in" svg:y="6.38268in" svg:width="1.69961in" svg:height="0.55669in" draw:id="id302" draw:style-name="a2129" draw:name="任意多边形 16">
          <svg:title/>
          <svg:desc/>
          <text:p text:style-name="a2128" text:class-names="" text:cond-style-name=""><text:span text:style-name="a2126" text:class-names="">需求分析</text:span><text:span text:style-name="a2127" text:class-names="">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84843in" svg:y="7.06063in" svg:width="1.69961in" svg:height="0.55669in" draw:id="id303" draw:style-name="a2132" draw:name="任意多边形 17">
          <svg:title/>
          <svg:desc/>
          <text:p text:style-name="a2131" text:class-names="" text:cond-style-name=""><text:span text:style-name="a2130" text:class-names="">…..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4.2in" svg:y1="6.32165in" draw:start-shape="id299" draw:start-glue-point="1" svg:x2="7.84843in" svg:y2="5.27835in" draw:id="id304" draw:style-name="a2133" draw:name="肘形连接符 18">
          <svg:title/>
          <svg:desc/>
        </draw:connector>
        <draw:connector draw:type="standard" svg:x1="4.2in" svg:y1="6.32126in" svg:x2="7.84803in" svg:y2="5.97835in" draw:end-shape="id301" draw:end-glue-point="3" draw:id="id305" draw:style-name="a2134" draw:name="肘形连接符 19">
          <svg:title/>
          <svg:desc/>
        </draw:connector>
        <draw:connector draw:type="standard" svg:x1="4.2in" svg:y1="6.32126in" svg:x2="7.84803in" svg:y2="6.66102in" draw:end-shape="id302" draw:end-glue-point="3" draw:id="id306" draw:style-name="a2135" draw:name="肘形连接符 20">
          <svg:title/>
          <svg:desc/>
        </draw:connector>
        <draw:connector draw:type="standard" svg:x1="4.2in" svg:y1="6.32126in" svg:x2="7.84843in" svg:y2="7.33898in" draw:end-shape="id303" draw:end-glue-point="3" draw:id="id307" draw:style-name="a2136" draw:name="肘形连接符 21">
          <svg:title/>
          <svg:desc/>
        </draw:connector>
        <draw:frame draw:id="id308" draw:style-name="a2139" draw:name="文本框 22" svg:x="4.9in" svg:y="5in" svg:width="1.44764in" svg:height="0.39055in">
          <draw:text-box>
            <text:p text:style-name="a2138" text:class-names="" text:cond-style-name=""><text:span text:style-name="a2137" text:class-names="">一对多分解</text:span></text:p>
          </draw:text-box>
          <svg:title/>
          <svg:desc/>
        </draw:frame>
        <presentation:notes draw:style-name="a2145">
          <draw:frame draw:id="id309" draw:style-name="a2142" draw:name="灯片编号占位符 6" svg:x="4.81102in" svg:y="10.45in" svg:width="3.68858in" svg:height="0.54961in">
            <draw:text-box>
              <text:p text:style-name="a2141" text:class-names="" text:cond-style-name=""><text:span text:style-name="a2140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07in" svg:width="5.5in" svg:height="4.125in" presentation:class="page" draw:id="id310" presentation:style-name="a2143" draw:name="幻灯片图像占位符 1">
            <svg:title/>
            <svg:desc/>
          </draw:page-thumbnail>
          <draw:frame draw:id="id311" presentation:style-name="a2144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2146" draw:master-page-name="Master1-Layout7-blank-空白" presentation:presentation-page-layout-name="Master1-PPL7" draw:id="Slide-264">
        <draw:frame draw:id="id312" presentation:style-name="a2149" draw:name="标题 1" svg:x="0.55118in" svg:y="0.32953in" svg:width="9.92087in" svg:height="1.38031in" presentation:class="title" presentation:placeholder="false">
          <draw:text-box>
            <text:p text:style-name="a2148" text:class-names="" text:cond-style-name=""><text:span text:style-name="a2147" text:class-names="">平台特点</text:span></text:p>
          </draw:text-box>
          <svg:title/>
          <svg:desc/>
        </draw:frame>
        <draw:frame draw:id="id313" presentation:style-name="a2165" draw:name="文本占位符 2" svg:x="0.66929in" svg:y="1.93465in" svg:width="9.70039in" svg:height="4.79528in" presentation:class="outline" presentation:placeholder="false">
          <draw:text-box>
            <text:list text:style-name="a2152">
              <text:list-item>
                <text:p text:style-name="a2151" text:class-names="" text:cond-style-name=""><text:span text:style-name="a2150" text:class-names="">有别于其他的软件外包网站</text:span></text:p>
              </text:list-item>
            </text:list>
            <text:list text:style-name="a2155">
              <text:list-item>
                <text:p text:style-name="a2154" text:class-names="" text:cond-style-name=""><text:span text:style-name="a2153" text:class-names=""/></text:p>
              </text:list-item>
            </text:list>
            <text:list text:style-name="a2158">
              <text:list-item>
                <text:p text:style-name="a2157" text:class-names="" text:cond-style-name=""><text:span text:style-name="a2156" text:class-names="">首先这不是单纯的网站，而是项目管理平台／项目管理系统</text:span></text:p>
              </text:list-item>
            </text:list>
            <text:list text:style-name="a2161">
              <text:list-item>
                <text:p text:style-name="a2160" text:class-names="" text:cond-style-name=""><text:span text:style-name="a2159" text:class-names="">多项目并行，互不干涉</text:span></text:p>
              </text:list-item>
            </text:list>
            <text:list text:style-name="a2164">
              <text:list-item>
                <text:p text:style-name="a2163" text:class-names="" text:cond-style-name=""><text:span text:style-name="a2162" text:class-names="">标准软件工程流程及角色担当</text:span></text:p>
              </text:list-item>
            </text:list>
          </draw:text-box>
          <svg:title/>
          <svg:desc/>
        </draw:frame>
        <presentation:notes draw:style-name="a2171">
          <draw:frame draw:id="id314" draw:style-name="a2168" draw:name="灯片编号占位符 6" svg:x="4.81102in" svg:y="10.45in" svg:width="3.68858in" svg:height="0.54961in">
            <draw:text-box>
              <text:p text:style-name="a2167" text:class-names="" text:cond-style-name=""><text:span text:style-name="a2166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07in" svg:width="5.5in" svg:height="4.125in" presentation:class="page" draw:id="id315" presentation:style-name="a2169" draw:name="幻灯片图像占位符 1">
            <svg:title/>
            <svg:desc/>
          </draw:page-thumbnail>
          <draw:frame draw:id="id316" presentation:style-name="a2170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2172" draw:master-page-name="Master1-Layout7-blank-空白" presentation:presentation-page-layout-name="Master1-PPL7" draw:id="Slide-265">
        <draw:frame draw:id="id317" presentation:style-name="a2175" draw:name="标题 1" svg:x="0.55118in" svg:y="0.32953in" svg:width="9.92087in" svg:height="1.38031in" presentation:class="title" presentation:placeholder="false">
          <draw:text-box>
            <text:p text:style-name="a2174" text:class-names="" text:cond-style-name=""><text:span text:style-name="a2173" text:class-names="">帮助人们工作</text:span></text:p>
          </draw:text-box>
          <svg:title/>
          <svg:desc/>
        </draw:frame>
        <draw:frame draw:id="id318" presentation:style-name="a2191" draw:name="文本占位符 2" svg:x="0.98425in" svg:y="2.32835in" svg:width="9.09409in" svg:height="4.79528in" presentation:class="outline" presentation:placeholder="false">
          <draw:text-box>
            <text:list text:style-name="a2178">
              <text:list-item>
                <text:p text:style-name="a2177" text:class-names="" text:cond-style-name=""><text:span text:style-name="a2176" text:class-names="">中小企业软件外包</text:span></text:p>
              </text:list-item>
            </text:list>
            <text:list text:style-name="a2181">
              <text:list-item>
                <text:p text:style-name="a2180" text:class-names="" text:cond-style-name=""><text:span text:style-name="a2179" text:class-names="">兼容大型企业软件外包</text:span></text:p>
              </text:list-item>
            </text:list>
            <text:list text:style-name="a2184">
              <text:list-item>
                <text:p text:style-name="a2183" text:class-names="" text:cond-style-name=""><text:span text:style-name="a2182" text:class-names="">充分利用空闲时间及代码复用</text:span></text:p>
              </text:list-item>
            </text:list>
            <text:list text:style-name="a2187">
              <text:list-item>
                <text:p text:style-name="a2186" text:class-names="" text:cond-style-name=""><text:span text:style-name="a2185" text:class-names="">设计开发人员项目闲置率问题</text:span></text:p>
              </text:list-item>
            </text:list>
            <text:list text:style-name="a2190">
              <text:list-item>
                <text:p text:style-name="a2189" text:class-names="" text:cond-style-name=""><text:span text:style-name="a2188" text:class-names="">学习策略</text:span></text:p>
              </text:list-item>
            </text:list>
          </draw:text-box>
          <svg:title/>
          <svg:desc/>
        </draw:frame>
        <presentation:notes draw:style-name="a2197">
          <draw:frame draw:id="id319" draw:style-name="a2194" draw:name="灯片编号占位符 6" svg:x="4.81102in" svg:y="10.45in" svg:width="3.68858in" svg:height="0.54961in">
            <draw:text-box>
              <text:p text:style-name="a2193" text:class-names="" text:cond-style-name=""><text:span text:style-name="a2192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07in" svg:width="5.5in" svg:height="4.125in" presentation:class="page" draw:id="id320" presentation:style-name="a2195" draw:name="幻灯片图像占位符 1">
            <svg:title/>
            <svg:desc/>
          </draw:page-thumbnail>
          <draw:frame draw:id="id321" presentation:style-name="a2196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2198" draw:master-page-name="Master1-Layout7-blank-空白" presentation:presentation-page-layout-name="Master1-PPL7" draw:id="Slide-266">
        <draw:frame draw:id="id322" presentation:style-name="a2201" draw:name="标题 1" svg:x="0.55118in" svg:y="0.32953in" svg:width="9.92087in" svg:height="1.38031in" presentation:class="title" presentation:placeholder="false">
          <draw:text-box>
            <text:p text:style-name="a2200" text:class-names="" text:cond-style-name=""><text:span text:style-name="a2199" text:class-names="">如何营利</text:span></text:p>
          </draw:text-box>
          <svg:title/>
          <svg:desc/>
        </draw:frame>
        <draw:frame draw:id="id323" presentation:style-name="a2229" draw:name="文本占位符 2" svg:x="0.70866in" svg:y="1.93465in" svg:width="9.09409in" svg:height="5.35236in" presentation:class="outline" presentation:placeholder="false">
          <draw:text-box>
            <text:list text:style-name="a2204">
              <text:list-item>
                <text:p text:style-name="a2203" text:class-names="" text:cond-style-name=""><text:span text:style-name="a2202" text:class-names="">作为项目时</text:span></text:p>
              </text:list-item>
            </text:list>
            <text:list text:style-name="a2207">
              <text:list-item>
                <text:p text:style-name="a2206" text:class-names="" text:cond-style-name=""><text:span text:style-name="a2205" text:class-names=""><text:s text:c="12"/>---- 每单提成（按功能而非按项目）</text:span></text:p>
              </text:list-item>
            </text:list>
            <text:list text:style-name="a2210">
              <text:list-item>
                <text:p text:style-name="a2209" text:class-names="" text:cond-style-name=""><text:span text:style-name="a2208" text:class-names=""><text:s text:c="12"/>---- 年费</text:span></text:p>
              </text:list-item>
            </text:list>
            <text:list text:style-name="a2215">
              <text:list-item>
                <text:p text:style-name="a2214" text:class-names="" text:cond-style-name=""><text:span text:style-name="a2211" text:class-names=""><text:s text:c="12"/>---- 服务费(ＳＶＮ空间租用，聊天 <text:s text:c="21"/></text:span><text:span text:style-name="a2212" text:class-names="">室空间租用等</text:span><text:span text:style-name="a2213" text:class-names="">)</text:span></text:p>
              </text:list-item>
            </text:list>
            <text:list text:style-name="a2218">
              <text:list-item>
                <text:p text:style-name="a2217" text:class-names="" text:cond-style-name=""><text:span text:style-name="a2216" text:class-names=""><text:s text:c="12"/>---- 代理费</text:span></text:p>
              </text:list-item>
            </text:list>
            <text:list text:style-name="a2221">
              <text:list-item>
                <text:p text:style-name="a2220" text:class-names="" text:cond-style-name=""><text:span text:style-name="a2219" text:class-names=""><text:s text:c="12"/>---- 广告费</text:span></text:p>
              </text:list-item>
            </text:list>
            <text:list text:style-name="a2228">
              <text:list-item>
                <text:p text:style-name="a2227" text:class-names="" text:cond-style-name=""><text:span text:style-name="a2222" text:class-names="">做为产品时</text:span><text:span text:style-name="a2223" text:class-names=""><text:s text:c="6"/>----</text:span><text:span text:style-name="a2224" text:class-names="">销售营利</text:span><text:span text:style-name="a2225" text:class-names="">/</text:span><text:span text:style-name="a2226" text:class-names="">二次开发</text:span></text:p>
              </text:list-item>
            </text:list>
          </draw:text-box>
          <svg:title/>
          <svg:desc/>
        </draw:frame>
        <presentation:notes draw:style-name="a2235">
          <draw:frame draw:id="id324" draw:style-name="a2232" draw:name="灯片编号占位符 6" svg:x="4.81102in" svg:y="10.45in" svg:width="3.68858in" svg:height="0.54961in">
            <draw:text-box>
              <text:p text:style-name="a2231" text:class-names="" text:cond-style-name=""><text:span text:style-name="a2230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07in" svg:width="5.5in" svg:height="4.125in" presentation:class="page" draw:id="id325" presentation:style-name="a2233" draw:name="幻灯片图像占位符 1">
            <svg:title/>
            <svg:desc/>
          </draw:page-thumbnail>
          <draw:frame draw:id="id326" presentation:style-name="a2234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2236" draw:master-page-name="Master1-Layout7-blank-空白" presentation:presentation-page-layout-name="Master1-PPL7" draw:id="Slide-267">
        <draw:frame draw:id="id327" presentation:style-name="a2239" draw:name="标题 1" svg:x="1.06299in" svg:y="0.92008in" svg:width="9.4878in" svg:height="1.44213in" presentation:class="title" presentation:placeholder="false">
          <draw:text-box>
            <text:p text:style-name="a2238" text:class-names="" text:cond-style-name=""><text:span text:style-name="a2237" text:class-names="">其他相关网站收费现状</text:span></text:p>
          </draw:text-box>
          <svg:title/>
          <svg:desc/>
        </draw:frame>
        <draw:frame draw:id="id328" presentation:style-name="a2267" draw:name="文本占位符 2" svg:x="1.25984in" svg:y="2.99764in" svg:width="9.09409in" svg:height="4.79528in" presentation:class="outline" presentation:placeholder="false">
          <draw:text-box>
            <text:list text:style-name="a2247">
              <text:list-item>
                <text:p text:style-name="a2246" text:class-names="" text:cond-style-name=""><text:span text:style-name="a2240" text:class-names="">猪八戒<text:s text:c="1"/></text:span><text:span text:style-name="a2241" text:class-names=""><text:s text:c="30"/></text:span><text:span text:style-name="a2242" text:class-names="">每项目</text:span><text:span text:style-name="a2243" text:class-names="">提成</text:span><text:span text:style-name="a2244" text:class-names="">20%</text:span><text:span text:style-name="a2245" text:class-names=""/></text:p>
              </text:list-item>
            </text:list>
            <text:list text:style-name="a2256">
              <text:list-item>
                <text:p text:style-name="a2255" text:class-names="" text:cond-style-name=""><text:span text:style-name="a2248" text:class-names="">一品威客<text:s text:c="1"/></text:span><text:span text:style-name="a2249" text:class-names=""><text:s text:c="26"/></text:span><text:span text:style-name="a2250" text:class-names="">向乙方收年</text:span><text:span text:style-name="a2251" text:class-names="">费（最</text:span><text:span text:style-name="a2252" text:class-names="">3K</text:span><text:span text:style-name="a2253" text:class-names="">）</text:span><text:span text:style-name="a2254" text:class-names=""/></text:p>
              </text:list-item>
            </text:list>
            <text:list text:style-name="a2260">
              <text:list-item>
                <text:p text:style-name="a2259" text:class-names="" text:cond-style-name=""><text:span text:style-name="a2257" text:class-names="">威客中国<text:s text:c="1"/></text:span><text:span text:style-name="a2258" text:class-names=""><text:s text:c="26"/>...</text:span></text:p>
              </text:list-item>
            </text:list>
            <text:list text:style-name="a2263">
              <text:list-item>
                <text:p text:style-name="a2262" text:class-names="" text:cond-style-name=""><text:span text:style-name="a2261" text:class-names="">CSTO <text:s text:c="29"/>...</text:span></text:p>
              </text:list-item>
            </text:list>
            <text:list text:style-name="a2266">
              <text:list-item>
                <text:p text:style-name="a2265" text:class-names="" text:cond-style-name=""><text:span text:style-name="a2264" text:class-names="">SXSOFT <text:s text:c="24"/>...</text:span></text:p>
              </text:list-item>
            </text:list>
          </draw:text-box>
          <svg:title/>
          <svg:desc/>
        </draw:frame>
        <presentation:notes draw:style-name="a2273">
          <draw:frame draw:id="id329" draw:style-name="a2270" draw:name="灯片编号占位符 6" svg:x="4.81102in" svg:y="10.45in" svg:width="3.68858in" svg:height="0.54961in">
            <draw:text-box>
              <text:p text:style-name="a2269" text:class-names="" text:cond-style-name=""><text:span text:style-name="a2268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07in" svg:width="5.5in" svg:height="4.125in" presentation:class="page" draw:id="id330" presentation:style-name="a2271" draw:name="幻灯片图像占位符 1">
            <svg:title/>
            <svg:desc/>
          </draw:page-thumbnail>
          <draw:frame draw:id="id331" presentation:style-name="a2272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2274" draw:master-page-name="Master1-Layout7-blank-空白" presentation:presentation-page-layout-name="Master1-PPL7" draw:id="Slide-268">
        <draw:custom-shape svg:x="1.10197in" svg:y="0.74803in" svg:width="9.84252in" svg:height="2.04724in" draw:id="id332" draw:style-name="a2277" draw:name="任意多边形 1">
          <svg:title/>
          <svg:desc/>
          <text:p text:style-name="a2276" text:class-names="" text:cond-style-name=""><text:span text:style-name="a227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9567in" svg:y="1.50512in" svg:width="1.25984in" svg:height="0.55669in" draw:id="id333" draw:style-name="a2280" draw:name="任意多边形 2">
          <svg:title/>
          <svg:desc/>
          <text:p text:style-name="a2279" text:class-names="" text:cond-style-name=""><text:span text:style-name="a2278" text:class-names="">原始需求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7126in" svg:y="0.93779in" svg:width="2.04724in" svg:height="1.69173in" draw:id="id334" draw:style-name="a2286" draw:name="任意多边形 3">
          <svg:title/>
          <svg:desc/>
          <text:p text:style-name="a2282" text:class-names="" text:cond-style-name=""><text:span text:style-name="a2281" text:class-names="">点金项目细化</text:span></text:p>
          <text:p text:style-name="a2284" text:class-names="" text:cond-style-name=""><text:span text:style-name="a2283" text:class-names="">分包管理平台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2.75551in" svg:y1="1.78347in" draw:start-shape="id334" draw:start-glue-point="3" svg:x2="4.27126in" svg:y2="1.78366in" draw:end-shape="id333" draw:end-glue-point="1" draw:id="id335" draw:style-name="a2288" draw:transform="translate(-3.51339in -1.78356in) rotate(-3.14159) translate(3.51339in 1.78356in)" draw:name="肘形连接符 4">
          <svg:title/>
          <svg:desc/>
        </draw:connector>
        <draw:frame draw:id="id336" draw:style-name="a2291" draw:name="文本框 5" svg:x="0.62953in" svg:y="0.11811in" svg:width="2.04724in" svg:height="0.42402in">
          <draw:text-box>
            <text:p text:style-name="a2290" text:class-names="" text:cond-style-name=""><text:span text:style-name="a2289" text:class-names="">结算多样化</text:span></text:p>
          </draw:text-box>
          <svg:title/>
          <svg:desc/>
        </draw:frame>
        <draw:custom-shape svg:x="0.07835in" svg:y="0.74803in" svg:width="1.02362in" svg:height="2.04724in" draw:id="id337" draw:style-name="a2294" draw:name="任意多边形 6">
          <svg:title/>
          <svg:desc/>
          <text:p text:style-name="a2293" text:class-names="" text:cond-style-name=""><text:span text:style-name="a2292" text:class-names="">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07835in" svg:y="2.79528in" svg:width="1.02362in" svg:height="2.04724in" draw:id="id338" draw:style-name="a2297" draw:name="任意多边形 7">
          <svg:title/>
          <svg:desc/>
          <text:p text:style-name="a2296" text:class-names="" text:cond-style-name=""><text:span text:style-name="a2295" text:class-names="">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0197in" svg:y="2.79528in" svg:width="9.84252in" svg:height="2.04724in" draw:id="id339" draw:style-name="a2300" draw:name="任意多边形 8">
          <svg:title/>
          <svg:desc/>
          <text:p text:style-name="a2299" text:class-names="" text:cond-style-name=""><text:span text:style-name="a229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65315in" svg:y="3.40551in" svg:width="1.41732in" svg:height="0.86614in" draw:id="id340" draw:style-name="a2304" draw:name="任意多边形 9">
          <svg:title/>
          <svg:desc/>
          <text:p text:style-name="a2302" text:class-names="" text:cond-style-name=""><text:span text:style-name="a2301" text:class-names="">项目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67677in" svg:y="3.1in" svg:width="2.59843in" svg:height="1.47717in" draw:id="id341" draw:style-name="a2314" draw:name="任意多边形 10">
          <svg:title/>
          <svg:desc/>
          <text:p text:style-name="a2306" text:class-names="" text:cond-style-name=""><text:span text:style-name="a2305" text:class-names="">按项目里程碑付费</text:span></text:p>
          <text:p text:style-name="a2308" text:class-names="" text:cond-style-name=""><text:span text:style-name="a2307" text:class-names="">至需求分析／设计／</text:span></text:p>
          <text:p text:style-name="a2310" text:class-names="" text:cond-style-name=""><text:span text:style-name="a2309" text:class-names="">开发／测试人员</text:span></text:p>
          <text:p text:style-name="a2312" text:class-names="" text:cond-style-name=""><text:span text:style-name="a2311" text:class-names="">（以组为单位）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07441in" svg:y="2.99291in" svg:width="2.04724in" svg:height="1.69173in" draw:id="id342" draw:style-name="a2320" draw:name="任意多边形 11">
          <svg:title/>
          <svg:desc/>
          <text:p text:style-name="a2316" text:class-names="" text:cond-style-name=""><text:span text:style-name="a2315" text:class-names="">点金项目细化</text:span></text:p>
          <text:p text:style-name="a2318" text:class-names="" text:cond-style-name=""><text:span text:style-name="a2317" text:class-names="">分包管理平台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3.07047in" svg:y1="3.83858in" draw:start-shape="id342" draw:start-glue-point="3" svg:x2="4.07441in" svg:y2="3.83878in" draw:end-shape="id340" draw:end-glue-point="1" draw:id="id343" draw:style-name="a2322" draw:transform="translate(-3.57244in -3.83868in) rotate(-3.14159) translate(3.57244in 3.83868in)" draw:name="肘形连接符 12">
          <svg:title/>
          <svg:desc/>
        </draw:connector>
        <draw:connector draw:type="standard" svg:x1="6.12165in" svg:y1="3.83878in" draw:start-shape="id341" draw:start-glue-point="3" svg:x2="7.67677in" svg:y2="3.83858in" draw:end-shape="id342" draw:end-glue-point="1" draw:id="id344" draw:style-name="a2324" draw:transform="translate(-6.89921in -3.83868in) rotate(-3.14159) translate(6.89921in 3.83868in)" draw:name="肘形连接符 13">
          <svg:title/>
          <svg:desc/>
        </draw:connector>
        <draw:custom-shape svg:x="7.51929in" svg:y="1.15354in" svg:width="2.51969in" svg:height="1.25984in" draw:id="id345" draw:style-name="a2330" draw:name="任意多边形 14">
          <svg:title/>
          <svg:desc/>
          <text:p text:style-name="a2326" text:class-names="" text:cond-style-name=""><text:span text:style-name="a2325" text:class-names="">需求分析／设计／</text:span></text:p>
          <text:p text:style-name="a2328" text:class-names="" text:cond-style-name=""><text:span text:style-name="a2327" text:class-names="">开发／测试人员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6.3185in" svg:y1="1.78366in" draw:start-shape="id345" draw:start-glue-point="3" svg:x2="7.51929in" svg:y2="1.78346in" draw:end-shape="id334" draw:end-glue-point="1" draw:id="id346" draw:style-name="a2332" draw:transform="translate(-6.9189in -1.78356in) rotate(-3.14159) translate(6.9189in 1.78356in)" draw:name="肘形连接符 15">
          <svg:title/>
          <svg:desc/>
        </draw:connector>
        <draw:custom-shape svg:x="0.07835in" svg:y="4.84252in" svg:width="1.02362in" svg:height="2.04724in" draw:id="id347" draw:style-name="a2335" draw:name="任意多边形 16">
          <svg:title/>
          <svg:desc/>
          <text:p text:style-name="a2334" text:class-names="" text:cond-style-name=""><text:span text:style-name="a2333" text:class-names="">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0197in" svg:y="4.84252in" svg:width="9.84252in" svg:height="2.04724in" draw:id="id348" draw:style-name="a2338" draw:name="任意多边形 17">
          <svg:title/>
          <svg:desc/>
          <text:p text:style-name="a2337" text:class-names="" text:cond-style-name=""><text:span text:style-name="a23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03898in" svg:y="5.4126in" svg:width="1.49606in" svg:height="0.86614in" draw:id="id349" draw:style-name="a2342" draw:name="任意多边形 18">
          <svg:title/>
          <svg:desc/>
          <text:p text:style-name="a2340" text:class-names="" text:cond-style-name=""><text:span text:style-name="a2339" text:class-names="">项目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6374in" svg:y="5.10709in" svg:width="2.59843in" svg:height="1.47717in" draw:id="id350" draw:style-name="a2350" draw:name="任意多边形 19">
          <svg:title/>
          <svg:desc/>
          <text:p text:style-name="a2344" text:class-names="" text:cond-style-name=""><text:span text:style-name="a2343" text:class-names="">需求分析／设计／</text:span></text:p>
          <text:p text:style-name="a2346" text:class-names="" text:cond-style-name=""><text:span text:style-name="a2345" text:class-names="">开发／测试人员</text:span></text:p>
          <text:p text:style-name="a2348" text:class-names="" text:cond-style-name=""><text:span text:style-name="a2347" text:class-names="">（以组为单位）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1693in" svg:y="5in" svg:width="2.04724in" svg:height="1.69173in" draw:id="id351" draw:style-name="a2356" draw:name="任意多边形 20">
          <svg:title/>
          <svg:desc/>
          <text:p text:style-name="a2352" text:class-names="" text:cond-style-name=""><text:span text:style-name="a2351" text:class-names="">点金项目细化</text:span></text:p>
          <text:p text:style-name="a2354" text:class-names="" text:cond-style-name=""><text:span text:style-name="a2353" text:class-names="">分包管理平台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3.46417in" svg:y1="5.84587in" draw:start-shape="id351" draw:start-glue-point="1" svg:x2="5.03898in" svg:y2="5.84567in" draw:end-shape="id349" draw:end-glue-point="3" draw:id="id352" draw:style-name="a2358" draw:name="肘形连接符 21">
          <svg:title/>
          <svg:desc/>
        </draw:connector>
        <draw:connector draw:type="standard" svg:x1="6.53504in" svg:y1="5.84567in" draw:start-shape="id350" draw:start-glue-point="3" svg:x2="7.6374in" svg:y2="5.84567in" draw:end-shape="id349" draw:end-glue-point="1" draw:id="id353" draw:style-name="a2360" draw:transform="translate(-7.08622in -5.84567in) rotate(-3.14159) translate(7.08622in 5.84567in)" draw:name="肘形连接符 22">
          <svg:title/>
          <svg:desc/>
        </draw:connector>
        <draw:frame draw:id="id354" draw:style-name="a2361" draw:name="图片 23" svg:x="0.74764in" svg:y="6.9685in" svg:width="1.25984in" svg:height="1.25984in" style:rel-width="scale" style:rel-height="scale">
          <draw:image xlink:href="media/image1.png" xlink:type="simple" xlink:show="embed" xlink:actuate="onLoad"/>
          <svg:title/>
          <svg:desc/>
        </draw:frame>
        <draw:frame draw:id="id355" draw:style-name="a2362" draw:name="图片 24" svg:x="2.2437in" svg:y="7.00787in" svg:width="2.11299in" svg:height="1.18898in" style:rel-width="scale" style:rel-height="scale">
          <draw:image xlink:href="media/image2.png" xlink:type="simple" xlink:show="embed" xlink:actuate="onLoad"/>
          <svg:title/>
          <svg:desc/>
        </draw:frame>
        <draw:frame draw:id="id356" draw:style-name="a2363" draw:name="图片 25" svg:x="4.29094in" svg:y="7.35827in" svg:width="2.57244in" svg:height="0.43701in" style:rel-width="scale" style:rel-height="scale">
          <draw:image xlink:href="media/image3.png" xlink:type="simple" xlink:show="embed" xlink:actuate="onLoad"/>
          <svg:title/>
          <svg:desc/>
        </draw:frame>
        <draw:frame draw:id="id357" draw:style-name="a2364" draw:name="图片 26" svg:x="7.11772in" svg:y="6.92126in" svg:width="1.34646in" svg:height="1.34646in" style:rel-width="scale" style:rel-height="scale">
          <draw:image xlink:href="media/image4.png" xlink:type="simple" xlink:show="embed" xlink:actuate="onLoad"/>
          <svg:title/>
          <svg:desc/>
        </draw:frame>
        <draw:frame draw:id="id358" draw:style-name="a2365" draw:name="图片 27" svg:x="8.62165in" svg:y="6.92913in" svg:width="2.27559in" svg:height="1.3385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2371">
          <draw:frame draw:id="id359" draw:style-name="a2368" draw:name="灯片编号占位符 6" svg:x="4.81102in" svg:y="10.45in" svg:width="3.68858in" svg:height="0.54961in">
            <draw:text-box>
              <text:p text:style-name="a2367" text:class-names="" text:cond-style-name=""><text:span text:style-name="a2366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07in" svg:width="5.5in" svg:height="4.125in" presentation:class="page" draw:id="id360" presentation:style-name="a2369" draw:name="幻灯片图像占位符 1">
            <svg:title/>
            <svg:desc/>
          </draw:page-thumbnail>
          <draw:frame draw:id="id361" presentation:style-name="a2370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2372" draw:master-page-name="Master1-Layout7-blank-空白" presentation:presentation-page-layout-name="Master1-PPL7" draw:id="Slide-269">
        <draw:frame draw:id="id362" presentation:style-name="a2375" draw:name="标题 1" svg:x="0.55118in" svg:y="0.32953in" svg:width="9.92087in" svg:height="1.38031in" presentation:class="title" presentation:placeholder="false">
          <draw:text-box>
            <text:p text:style-name="a2374" text:class-names="" text:cond-style-name=""><text:span text:style-name="a2373" text:class-names="">公司运营成本及如何投资</text:span></text:p>
          </draw:text-box>
          <svg:title/>
          <svg:desc/>
        </draw:frame>
        <draw:frame draw:id="id363" presentation:style-name="a2398" draw:name="文本占位符 2" svg:x="0.90551in" svg:y="2.32835in" svg:width="9.09409in" svg:height="5.13268in" presentation:class="outline" presentation:placeholder="false">
          <draw:text-box>
            <text:list text:style-name="a2378">
              <text:list-item>
                <text:p text:style-name="a2377" text:class-names="" text:cond-style-name=""><text:span text:style-name="a2376" text:class-names="">前期开发费用成本（软件方向）</text:span></text:p>
              </text:list-item>
            </text:list>
            <text:list text:style-name="a2383">
              <text:list-item>
                <text:p text:style-name="a2382" text:class-names="" text:cond-style-name=""><text:span text:style-name="a2379" text:class-names="">前期运营硬件成本，阿里云</text:span><text:span text:style-name="a2380" text:class-names="">/</text:span><text:span text:style-name="a2381" text:class-names="">腾讯云及本地ＩＣＰ，根据配置及带宽确定费用</text:span></text:p>
              </text:list-item>
            </text:list>
            <text:list text:style-name="a2388">
              <text:list-item>
                <text:p text:style-name="a2387" text:class-names="" text:cond-style-name=""><text:span text:style-name="a2384" text:class-names="">股份制</text:span><text:span text:style-name="a2385" text:class-names="">/</text:span><text:span text:style-name="a2386" text:class-names="">费用按股份比例</text:span></text:p>
              </text:list-item>
            </text:list>
            <text:list text:style-name="a2391">
              <text:list-item>
                <text:p text:style-name="a2390" text:class-names="" text:cond-style-name=""><text:span text:style-name="a2389" text:class-names="">推广费用</text:span></text:p>
              </text:list-item>
            </text:list>
            <text:list text:style-name="a2394">
              <text:list-item>
                <text:p text:style-name="a2393" text:class-names="" text:cond-style-name=""><text:span text:style-name="a2392" text:class-names="">运营过程中费用（软件维护成本及硬件升级成本）</text:span></text:p>
              </text:list-item>
            </text:list>
            <text:list text:style-name="a2397">
              <text:list-item>
                <text:p text:style-name="a2396" text:class-names="" text:cond-style-name=""><text:span text:style-name="a2395" text:class-names=""/></text:p>
              </text:list-item>
            </text:list>
          </draw:text-box>
          <svg:title/>
          <svg:desc/>
        </draw:frame>
        <presentation:notes draw:style-name="a2404">
          <draw:frame draw:id="id364" draw:style-name="a2401" draw:name="灯片编号占位符 6" svg:x="4.81102in" svg:y="10.45in" svg:width="3.68858in" svg:height="0.54961in">
            <draw:text-box>
              <text:p text:style-name="a2400" text:class-names="" text:cond-style-name=""><text:span text:style-name="a2399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07in" svg:width="5.5in" svg:height="4.125in" presentation:class="page" draw:id="id365" presentation:style-name="a2402" draw:name="幻灯片图像占位符 1">
            <svg:title/>
            <svg:desc/>
          </draw:page-thumbnail>
          <draw:frame draw:id="id366" presentation:style-name="a2403" draw:name="备注占位符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标题和内容">
      <presentation:placeholder presentation:object="title" svg:x="0.55118in" svg:y="0.32953in" svg:width="9.92087in" svg:height="1.38031in"/>
      <presentation:placeholder presentation:object="object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节标题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两栏内容">
      <presentation:placeholder presentation:object="title" svg:x="0.55118in" svg:y="0.32953in" svg:width="9.92087in" svg:height="1.38031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比较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仅标题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空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内容与标题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图片与标题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标题和竖排文字">
      <presentation:placeholder presentation:object="title" svg:x="0.55118in" svg:y="0.32953in" svg:width="9.92087in" svg:height="1.38031in"/>
      <presentation:placeholder presentation:object="outline" svg:x="0.55118in" svg:y="1.93465in" svg:width="9.70039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垂直排列标题与&#10;文本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标题幻灯片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标题和内容">
      <presentation:placeholder presentation:object="title" svg:x="0.9059in" svg:y="0.78504in" svg:width="9.13346in" svg:height="1.38031in"/>
      <presentation:placeholder presentation:object="object" svg:x="0.98425in" svg:y="2.3622in" svg:width="9.05512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节标题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两栏内容">
      <presentation:placeholder presentation:object="title" svg:x="0.9059in" svg:y="0.78504in" svg:width="9.13346in" svg:height="1.38031in"/>
      <presentation:placeholder presentation:object="object" svg:x="0.98438in" svg:y="2.36285in" svg:width="4.44444in" svg:height="4.79514in"/>
      <presentation:placeholder presentation:object="object" svg:x="5.59549in" svg:y="2.36285in" svg:width="4.44444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比较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仅标题">
      <presentation:placeholder presentation:object="title" svg:x="0.9059in" svg:y="0.78504in" svg:width="9.13346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空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内容与标题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图片与标题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标题和竖排文字">
      <presentation:placeholder presentation:object="title" svg:x="0.9059in" svg:y="0.78504in" svg:width="9.13346in" svg:height="1.38031in"/>
      <presentation:placeholder presentation:object="outline" svg:x="0.98425in" svg:y="2.3622in" svg:width="9.05512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垂直排列标题与&#10;文本">
      <presentation:placeholder presentation:object="title" svg:x="7.75694in" svg:y="0.78472in" svg:width="2.28299in" svg:height="6.37326in"/>
      <presentation:placeholder presentation:object="outline" svg:x="0.90625in" svg:y="0.78472in" svg:width="6.68403in" svg:height="6.3732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" style:display-name="标题幻灯片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2" style:display-name="标题和内容">
      <presentation:placeholder presentation:object="title" svg:x="1.06299in" svg:y="0.72323in" svg:width="9.4878in" svg:height="1.44213in"/>
      <presentation:placeholder presentation:object="object" svg:x="1.37795in" svg:y="2.32835in" svg:width="9.09409in" svg:height="4.79528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3" style:display-name="节标题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4" style:display-name="两栏内容">
      <presentation:placeholder presentation:object="title" svg:x="1.06299in" svg:y="0.72323in" svg:width="9.4878in" svg:height="1.44213in"/>
      <presentation:placeholder presentation:object="object" svg:x="1.37847in" svg:y="2.32813in" svg:width="4.46354in" svg:height="4.79514in"/>
      <presentation:placeholder presentation:object="object" svg:x="6.00868in" svg:y="2.32813in" svg:width="4.46354in" svg:height="4.79514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5" style:display-name="比较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6" style:display-name="仅标题">
      <presentation:placeholder presentation:object="title" svg:x="1.06299in" svg:y="0.72323in" svg:width="9.4878in" svg:height="1.44213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7" style:display-name="空白"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8" style:display-name="内容与标题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9" style:display-name="图片与标题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10" style:display-name="标题和竖排文字">
      <presentation:placeholder presentation:object="title" svg:x="1.06299in" svg:y="0.72323in" svg:width="9.4878in" svg:height="1.44213in"/>
      <presentation:placeholder presentation:object="outline" svg:x="1.37795in" svg:y="2.32835in" svg:width="9.09409in" svg:height="4.79528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presentation-page-layout style:name="Master3-PPL11" style:display-name="垂直排列标题与&#10;文本">
      <presentation:placeholder presentation:object="title" svg:x="8.17882in" svg:y="0.72396in" svg:width="2.37153in" svg:height="6.39931in"/>
      <presentation:placeholder presentation:object="outline" svg:x="1.0625in" svg:y="0.72396in" svg:width="6.94965in" svg:height="6.39931in"/>
      <presentation:placeholder presentation:object="date-time" svg:x="1.06299in" svg:y="7.37441in" svg:width="2.56811in" svg:height="0.57008in"/>
      <presentation:placeholder presentation:object="footer" svg:x="4.04567in" svg:y="7.37441in" svg:width="3.49409in" svg:height="0.57008in"/>
      <presentation:placeholder presentation:object="page-number" svg:x="8.02205in" svg:y="7.37441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313" draw:style="linear" draw:angle="300" draw:start-color="#babdb6" draw:end-color="#555753" draw:start-intensity="100%" draw:end-intensity="100%"/>
    <draw:gradient draw:name="a2349" draw:style="linear" draw:angle="300" draw:start-color="#babdb6" draw:end-color="#555753" draw:start-intensity="100%" draw:end-intensity="100%"/>
    <draw:gradient draw:name="a1987" draw:style="linear" draw:angle="300" draw:start-color="#fce94f" draw:end-color="#c4a000" draw:start-intensity="100%" draw:end-intensity="100%"/>
    <draw:gradient draw:name="a2355" draw:style="radial" draw:cx="30%" draw:cy="30%" draw:start-color="#800000" draw:end-color="#ffff00" draw:start-intensity="100%" draw:end-intensity="100%"/>
    <draw:gradient draw:name="a1940" draw:style="linear" draw:angle="300" draw:start-color="#8ae234" draw:end-color="#4e9a06" draw:start-intensity="100%" draw:end-intensity="100%"/>
    <draw:gradient draw:name="a2303" draw:style="linear" draw:angle="300" draw:start-color="#8ae234" draw:end-color="#4e9a06" draw:start-intensity="100%" draw:end-intensity="100%"/>
    <draw:gradient draw:name="a2329" draw:style="linear" draw:angle="300" draw:start-color="#babdb6" draw:end-color="#555753" draw:start-intensity="100%" draw:end-intensity="100%"/>
    <draw:gradient draw:name="a2285" draw:style="radial" draw:cx="30%" draw:cy="30%" draw:start-color="#800000" draw:end-color="#ffff00" draw:start-intensity="100%" draw:end-intensity="100%"/>
    <draw:gradient draw:name="a2101" draw:style="linear" draw:angle="300" draw:start-color="#fce94f" draw:end-color="#c4a000" draw:start-intensity="100%" draw:end-intensity="100%"/>
    <draw:gradient draw:name="a2341" draw:style="linear" draw:angle="300" draw:start-color="#8ae234" draw:end-color="#4e9a06" draw:start-intensity="100%" draw:end-intensity="100%"/>
    <draw:gradient draw:name="a2319" draw:style="radial" draw:cx="30%" draw:cy="30%" draw:start-color="#800000" draw:end-color="#ffff00" draw:start-intensity="100%" draw:end-intensity="100%"/>
    <draw:fill-image draw:name="a861" xlink:href="media/image6.png" xlink:show="embed" xlink:actuate="onLoad"/>
    <draw:fill-image draw:name="a686" xlink:href="media/image6.png" xlink:show="embed" xlink:actuate="onLoad"/>
    <draw:fill-image draw:name="a1352" xlink:href="media/image7.png" xlink:show="embed" xlink:actuate="onLoad"/>
    <draw:fill-image draw:name="a1016" xlink:href="media/image6.png" xlink:show="embed" xlink:actuate="onLoad"/>
    <draw:fill-image draw:name="a1287" xlink:href="media/image7.png" xlink:show="embed" xlink:actuate="onLoad"/>
    <draw:fill-image draw:name="a1425" xlink:href="media/image7.png" xlink:show="embed" xlink:actuate="onLoad"/>
    <draw:fill-image draw:name="a637" xlink:href="media/image6.png" xlink:show="embed" xlink:actuate="onLoad"/>
    <draw:fill-image draw:name="a1164" xlink:href="media/image7.png" xlink:show="embed" xlink:actuate="onLoad"/>
    <draw:fill-image draw:name="a976" xlink:href="media/image6.png" xlink:show="embed" xlink:actuate="onLoad"/>
    <draw:fill-image draw:name="a552" xlink:href="media/image6.png" xlink:show="embed" xlink:actuate="onLoad"/>
    <draw:fill-image draw:name="a923" xlink:href="media/image6.png" xlink:show="embed" xlink:actuate="onLoad"/>
    <draw:fill-image draw:name="a788" xlink:href="media/image6.png" xlink:show="embed" xlink:actuate="onLoad"/>
    <draw:fill-image draw:name="a894" xlink:href="media/image6.png" xlink:show="embed" xlink:actuate="onLoad"/>
    <draw:fill-image draw:name="a1116" xlink:href="media/image7.png" xlink:show="embed" xlink:actuate="onLoad"/>
    <draw:fill-image draw:name="a1630" xlink:href="media/image7.png" xlink:show="embed" xlink:actuate="onLoad"/>
    <draw:fill-image draw:name="a1458" xlink:href="media/image7.png" xlink:show="embed" xlink:actuate="onLoad"/>
    <draw:fill-image draw:name="a723" xlink:href="media/image6.png" xlink:show="embed" xlink:actuate="onLoad"/>
    <draw:fill-image draw:name="a1250" xlink:href="media/image7.png" xlink:show="embed" xlink:actuate="onLoad"/>
    <draw:fill-image draw:name="a600" xlink:href="media/image6.png" xlink:show="embed" xlink:actuate="onLoad"/>
    <draw:fill-image draw:name="a1487" xlink:href="media/image7.png" xlink:show="embed" xlink:actuate="onLoad"/>
    <draw:fill-image draw:name="a1201" xlink:href="media/image7.png" xlink:show="embed" xlink:actuate="onLoad"/>
    <draw:fill-image draw:name="a1540" xlink:href="media/image7.png" xlink:show="embed" xlink:actuate="onLoad"/>
    <draw:fill-image draw:name="a1066" xlink:href="media/image6.png" xlink:show="embed" xlink:actuate="onLoad"/>
    <draw:fill-image draw:name="a1580" xlink:href="media/image7.png" xlink:show="embed" xlink:actuate="onLoad"/>
    <draw:marker draw:name="a2097" svg:viewBox="0 0 20 30" svg:d="m10 0-10 30h20z"/>
    <draw:marker draw:name="a1916" svg:viewBox="0 0 20 30" svg:d="m10 0-10 30h20z"/>
    <draw:marker draw:name="a2005" svg:viewBox="0 0 20 30" svg:d="m10 0-10 30h20z"/>
    <draw:marker draw:name="a1956" svg:viewBox="0 0 20 30" svg:d="m10 0-10 30h20z"/>
    <draw:marker draw:name="a2113" svg:viewBox="0 0 20 30" svg:d="m10 0-10 30h20z"/>
    <draw:marker draw:name="a2081" svg:viewBox="0 0 20 30" svg:d="m10 0-10 30h20z"/>
    <draw:marker draw:name="a1889" svg:viewBox="0 0 20 30" svg:d="m10 0-10 30h20z"/>
    <draw:marker draw:name="a1958" svg:viewBox="0 0 20 30" svg:d="m10 0-10 30h20z"/>
    <draw:marker draw:name="a2049" svg:viewBox="0 0 20 30" svg:d="m10 0-10 30h20z"/>
    <draw:marker draw:name="a2331" svg:viewBox="0 0 20 30" svg:d="m10 0-10 30h20z"/>
    <draw:marker draw:name="a1981" svg:viewBox="0 0 20 30" svg:d="m10 0-10 30h20z"/>
    <draw:marker draw:name="a1983" svg:viewBox="0 0 20 30" svg:d="m10 0-10 30h20z"/>
    <draw:marker draw:name="a2103" svg:viewBox="0 0 20 30" svg:d="m10 0-10 30h20z"/>
    <draw:marker draw:name="a1946" svg:viewBox="0 0 20 30" svg:d="m10 0-10 30h20z"/>
    <draw:marker draw:name="a1989" svg:viewBox="0 0 20 30" svg:d="m10 0-10 30h20z"/>
    <draw:marker draw:name="a2321" svg:viewBox="0 0 20 30" svg:d="m10 0-10 30h20z"/>
    <draw:marker draw:name="a1932" svg:viewBox="0 0 20 30" svg:d="m10 0-10 30h20z"/>
    <draw:marker draw:name="a2021" svg:viewBox="0 0 20 30" svg:d="m10 0-10 30h20z"/>
    <draw:marker draw:name="a1971" svg:viewBox="0 0 20 30" svg:d="m10 0-10 30h20z"/>
    <draw:marker draw:name="a2323" svg:viewBox="0 0 20 30" svg:d="m10 0-10 30h20z"/>
    <draw:marker draw:name="a1936" svg:viewBox="0 0 20 30" svg:d="m10 0-10 30h20z"/>
    <draw:marker draw:name="a1920" svg:viewBox="0 0 20 30" svg:d="m10 0-10 30h20z"/>
    <draw:marker draw:name="a1979" svg:viewBox="0 0 20 30" svg:d="m10 0-10 30h20z"/>
    <draw:marker draw:name="a1924" svg:viewBox="0 0 20 30" svg:d="m10 0-10 30h20z"/>
    <draw:marker draw:name="a1893" svg:viewBox="0 0 20 30" svg:d="m10 0-10 30h20z"/>
    <draw:marker draw:name="a1963" svg:viewBox="0 0 20 30" svg:d="m10 0-10 30h20z"/>
    <draw:marker draw:name="a1928" svg:viewBox="0 0 20 30" svg:d="m10 0-10 30h20z"/>
    <draw:marker draw:name="a2287" svg:viewBox="0 0 20 30" svg:d="m10 0-10 30h20z"/>
    <draw:marker draw:name="a2357" svg:viewBox="0 0 20 30" svg:d="m10 0-10 30h20z"/>
    <draw:marker draw:name="a2095" svg:viewBox="0 0 20 30" svg:d="m10 0-10 30h20z"/>
    <draw:marker draw:name="a235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1">
      <style:drawing-page-properties draw:fill="bitmap" draw:fill-image-name="a1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draw:fill="none" draw:stroke="non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bitmap" draw:fill-image-name="a111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draw:fill="none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draw:fill="none" draw:stroke="non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bitmap" draw:fill-image-name="a55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bitmap" draw:fill-image-name="a1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6">
      <style:drawing-page-properties draw:fill="bitmap" draw:fill-image-name="a1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none" draw:stroke="non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draw:fill="none" draw:stroke="non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none" draw:stroke="none"/>
    </style:style>
    <style:style style:family="presentation" style:name="a1441">
      <style:graphic-properties draw:fill="none" draw:stroke="non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9">
      <style:drawing-page-properties draw:fill="bitmap" draw:fill-image-name="a1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bitmap" draw:fill-image-name="a8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draw:fill="none" draw:stroke="non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8">
      <style:drawing-page-properties draw:fill="bitmap" draw:fill-image-name="a14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bitmap" draw:fill-image-name="a8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bitmap" draw:fill-image-name="a10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bitmap" draw:fill-image-name="a10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bitmap" draw:fill-image-name="a7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draw:fill="none" draw:stroke="non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draw:fill="none" draw:stroke="none"/>
    </style:style>
    <style:style style:family="presentation" style:name="a16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3">
      <style:drawing-page-properties draw:fill="bitmap" draw:fill-image-name="a13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draw:fill="none" draw:stroke="non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1">
      <style:drawing-page-properties draw:fill="bitmap" draw:fill-image-name="a16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bitmap" draw:fill-image-name="a7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none" draw:stroke="non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Micro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2">
      <style:drawing-page-properties draw:fill="bitmap" draw:fill-image-name="a1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3">
      <style:graphic-properties draw:fill="none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presentation" style:name="a398">
      <style:graphic-properties draw:fill="none" draw:stroke="non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bitmap" draw:fill-image-name="a12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none" draw:stroke="non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3">
      <style:graphic-properties draw:fill="none" draw:stroke="non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draw:fill="none" draw:stroke="non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bitmap" draw:fill-image-name="a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bitmap" draw:fill-image-name="a12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1">
      <style:drawing-page-properties draw:fill="bitmap" draw:fill-image-name="a15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575in" style:font-size-asian="0.575in" style:font-size-complex="0.5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draw:fill="none" draw:stroke="non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draw:fill="none" draw:stroke="non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7">
      <style:drawing-page-properties draw:fill="bitmap" draw:fill-image-name="a9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Default" style:page-layout-name="pageLayout1" draw:style-name="a0">
      <draw:frame draw:id="id0" presentation:style-name="a3" draw:name="标题占位符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文本占位符 2" svg:x="0.55118in" svg:y="1.93465in" svg:width="9.70039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单击此处编辑母版文本样式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第二级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第三级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第五级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日期占位符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页脚占位符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灯片编号占位符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幻灯片图像占位符 1">
          <svg:title/>
          <svg:desc/>
        </draw:page-thumbnail>
        <draw:frame draw:id="id6" presentation:style-name="a33" draw:name="备注占位符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页眉占位符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日期占位符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页脚占位符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灯片编号占位符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47">
      <draw:frame draw:id="id11" presentation:style-name="a51" draw:name="标题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单击此处编辑母版标题样式</text:span><text:span text:style-name="a49" text:class-names=""/></text:p>
        </draw:text-box>
        <svg:title/>
        <svg:desc/>
      </draw:frame>
      <draw:frame draw:id="id12" presentation:style-name="a55" draw:name="副标题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单击此处编辑母版副标题样式</text:span><text:span text:style-name="a53" text:class-names=""/></text:p>
        </draw:text-box>
        <svg:title/>
        <svg:desc/>
      </draw:frame>
      <draw:frame draw:id="id13" presentation:style-name="a58" draw:name="日期占位符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页脚占位符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灯片编号占位符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幻灯片图像占位符 1">
          <svg:title/>
          <svg:desc/>
        </draw:page-thumbnail>
        <draw:frame draw:id="id6" presentation:style-name="a69" draw:name="备注占位符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页眉占位符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日期占位符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页脚占位符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灯片编号占位符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83">
      <draw:frame draw:id="id16" presentation:style-name="a87" draw:name="标题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7" presentation:style-name="a103" draw:name="内容占位符 2" svg:x="0.55118in" svg:y="1.93465in" svg:width="9.70039in" svg:height="4.79528in" presentation:class="object" presentation:placeholder="false">
        <draw:text-box>
          <text:p text:style-name="a89" text:class-names="" text:cond-style-name=""><text:span text:style-name="a88" text:class-names="">单击此处编辑母版文本样式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第二级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第三级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第五级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日期占位符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页脚占位符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灯片编号占位符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幻灯片图像占位符 1">
          <svg:title/>
          <svg:desc/>
        </draw:page-thumbnail>
        <draw:frame draw:id="id6" presentation:style-name="a117" draw:name="备注占位符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页眉占位符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日期占位符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页脚占位符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灯片编号占位符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31">
      <draw:frame draw:id="id21" presentation:style-name="a135" draw:name="标题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单击此处编辑母版标题样式</text:span><text:span text:style-name="a133" text:class-names=""/></text:p>
        </draw:text-box>
        <svg:title/>
        <svg:desc/>
      </draw:frame>
      <draw:frame draw:id="id22" presentation:style-name="a139" draw:name="文本占位符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单击此处编辑母版文本样式</text:span></text:p>
            </text:list-item>
          </text:list>
        </draw:text-box>
        <svg:title/>
        <svg:desc/>
      </draw:frame>
      <draw:frame draw:id="id23" presentation:style-name="a142" draw:name="日期占位符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页脚占位符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灯片编号占位符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幻灯片图像占位符 1">
          <svg:title/>
          <svg:desc/>
        </draw:page-thumbnail>
        <draw:frame draw:id="id6" presentation:style-name="a153" draw:name="备注占位符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页眉占位符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日期占位符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页脚占位符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灯片编号占位符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167">
      <draw:frame draw:id="id26" presentation:style-name="a171" draw:name="标题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单击此处编辑母版标题样式</text:span><text:span text:style-name="a169" text:class-names=""/></text:p>
        </draw:text-box>
        <svg:title/>
        <svg:desc/>
      </draw:frame>
      <draw:frame draw:id="id27" presentation:style-name="a187" draw:name="内容占位符 2" svg:x="0.55035in" svg:y="1.93403in" svg:width="4.76736in" svg:height="4.79514in" presentation:class="object" presentation:placeholder="false">
        <draw:text-box>
          <text:p text:style-name="a173" text:class-names="" text:cond-style-name=""><text:span text:style-name="a172" text:class-names="">单击此处编辑母版文本样式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第二级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第三级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第五级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内容占位符 3" svg:x="5.48438in" svg:y="1.93403in" svg:width="4.76736in" svg:height="4.79514in" presentation:class="object" presentation:placeholder="false">
        <draw:text-box>
          <text:p text:style-name="a189" text:class-names="" text:cond-style-name=""><text:span text:style-name="a188" text:class-names="">单击此处编辑母版文本样式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第二级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第三级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第五级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日期占位符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页脚占位符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灯片编号占位符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幻灯片图像占位符 1">
          <svg:title/>
          <svg:desc/>
        </draw:page-thumbnail>
        <draw:frame draw:id="id6" presentation:style-name="a217" draw:name="备注占位符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页眉占位符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日期占位符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页脚占位符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灯片编号占位符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231">
      <draw:frame draw:id="id32" presentation:style-name="a235" draw:name="标题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单击此处编辑母版标题样式</text:span><text:span text:style-name="a233" text:class-names=""/></text:p>
        </draw:text-box>
        <svg:title/>
        <svg:desc/>
      </draw:frame>
      <draw:frame draw:id="id33" presentation:style-name="a239" draw:name="文本占位符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单击此处编辑母版文本样式</text:span></text:p>
            </text:list-item>
          </text:list>
        </draw:text-box>
        <svg:title/>
        <svg:desc/>
      </draw:frame>
      <draw:frame draw:id="id34" presentation:style-name="a255" draw:name="内容占位符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单击此处编辑母版文本样式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文本占位符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单击此处编辑母版文本样式</text:span></text:p>
            </text:list-item>
          </text:list>
        </draw:text-box>
        <svg:title/>
        <svg:desc/>
      </draw:frame>
      <draw:frame draw:id="id36" presentation:style-name="a275" draw:name="内容占位符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单击此处编辑母版文本样式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第二级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第三级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第五级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日期占位符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页脚占位符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灯片编号占位符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幻灯片图像占位符 1">
          <svg:title/>
          <svg:desc/>
        </draw:page-thumbnail>
        <draw:frame draw:id="id6" presentation:style-name="a289" draw:name="备注占位符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页眉占位符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日期占位符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页脚占位符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灯片编号占位符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03">
      <draw:frame draw:id="id40" presentation:style-name="a307" draw:name="标题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单击此处编辑母版标题样式</text:span><text:span text:style-name="a305" text:class-names=""/></text:p>
        </draw:text-box>
        <svg:title/>
        <svg:desc/>
      </draw:frame>
      <draw:frame draw:id="id41" presentation:style-name="a310" draw:name="日期占位符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页脚占位符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灯片编号占位符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幻灯片图像占位符 1">
          <svg:title/>
          <svg:desc/>
        </draw:page-thumbnail>
        <draw:frame draw:id="id6" presentation:style-name="a321" draw:name="备注占位符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页眉占位符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日期占位符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页脚占位符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灯片编号占位符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335">
      <draw:frame draw:id="id44" presentation:style-name="a338" draw:name="日期占位符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页脚占位符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灯片编号占位符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幻灯片图像占位符 1">
          <svg:title/>
          <svg:desc/>
        </draw:page-thumbnail>
        <draw:frame draw:id="id6" presentation:style-name="a349" draw:name="备注占位符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页眉占位符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日期占位符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页脚占位符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灯片编号占位符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363">
      <draw:frame draw:id="id47" presentation:style-name="a367" draw:name="标题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单击此处编辑母版标题样式</text:span><text:span text:style-name="a365" text:class-names=""/></text:p>
        </draw:text-box>
        <svg:title/>
        <svg:desc/>
      </draw:frame>
      <draw:frame draw:id="id48" presentation:style-name="a383" draw:name="内容占位符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单击此处编辑母版文本样式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第二级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第三级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第五级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文本占位符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单击此处编辑母版文本样式</text:span></text:p>
            </text:list-item>
          </text:list>
        </draw:text-box>
        <svg:title/>
        <svg:desc/>
      </draw:frame>
      <draw:frame draw:id="id50" presentation:style-name="a390" draw:name="日期占位符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页脚占位符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灯片编号占位符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幻灯片图像占位符 1">
          <svg:title/>
          <svg:desc/>
        </draw:page-thumbnail>
        <draw:frame draw:id="id6" presentation:style-name="a401" draw:name="备注占位符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页眉占位符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日期占位符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页脚占位符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灯片编号占位符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415">
      <draw:frame draw:id="id53" presentation:style-name="a419" draw:name="标题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单击此处编辑母版标题样式</text:span><text:span text:style-name="a417" text:class-names=""/></text:p>
        </draw:text-box>
        <svg:title/>
        <svg:desc/>
      </draw:frame>
      <draw:frame draw:id="id54" presentation:style-name="a422" draw:name="图片占位符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文本占位符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单击此处编辑母版文本样式</text:span></text:p>
            </text:list-item>
          </text:list>
        </draw:text-box>
        <svg:title/>
        <svg:desc/>
      </draw:frame>
      <draw:frame draw:id="id56" presentation:style-name="a429" draw:name="日期占位符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页脚占位符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灯片编号占位符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幻灯片图像占位符 1">
          <svg:title/>
          <svg:desc/>
        </draw:page-thumbnail>
        <draw:frame draw:id="id6" presentation:style-name="a440" draw:name="备注占位符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页眉占位符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日期占位符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页脚占位符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灯片编号占位符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454">
      <draw:frame draw:id="id59" presentation:style-name="a458" draw:name="标题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单击此处编辑母版标题样式</text:span><text:span text:style-name="a456" text:class-names=""/></text:p>
        </draw:text-box>
        <svg:title/>
        <svg:desc/>
      </draw:frame>
      <draw:frame draw:id="id60" presentation:style-name="a475" draw:name="竖排文字占位符 2" svg:x="0.55118in" svg:y="1.93465in" svg:width="9.70039in" svg:height="4.7952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单击此处编辑母版文本样式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第二级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第三级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第五级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日期占位符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页脚占位符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灯片编号占位符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幻灯片图像占位符 1">
          <svg:title/>
          <svg:desc/>
        </draw:page-thumbnail>
        <draw:frame draw:id="id6" presentation:style-name="a489" draw:name="备注占位符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页眉占位符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日期占位符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页脚占位符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灯片编号占位符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垂直排列标题与&#10;文本" style:page-layout-name="pageLayout1" draw:style-name="a503">
      <draw:frame draw:id="id64" presentation:style-name="a507" draw:name="竖排标题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单击此处编辑母版标题样式</text:span><text:span text:style-name="a505" text:class-names=""/></text:p>
        </draw:text-box>
        <svg:title/>
        <svg:desc/>
      </draw:frame>
      <draw:frame draw:id="id65" presentation:style-name="a524" draw:name="竖排文字占位符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单击此处编辑母版文本样式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第二级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第三级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第五级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日期占位符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页脚占位符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灯片编号占位符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幻灯片图像占位符 1">
          <svg:title/>
          <svg:desc/>
        </draw:page-thumbnail>
        <draw:frame draw:id="id6" presentation:style-name="a538" draw:name="备注占位符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页眉占位符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日期占位符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页脚占位符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灯片编号占位符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keyboard" style:page-layout-name="pageLayout1" draw:style-name="a553">
      <draw:frame draw:id="id69" presentation:style-name="a556" draw:name="标题占位符 1" svg:x="0.9059in" svg:y="0.78504in" svg:width="9.13346in" svg:height="1.38031in" presentation:class="title" presentation:placeholder="false">
        <draw:text-box>
          <text:p text:style-name="a555" text:class-names="" text:cond-style-name=""><text:span text:style-name="a554" text:class-names="">Click to edit the title text format</text:span></text:p>
        </draw:text-box>
        <svg:title/>
        <svg:desc/>
      </draw:frame>
      <draw:frame draw:id="id70" presentation:style-name="a573" draw:name="文本占位符 2" svg:x="0.98425in" svg:y="2.3622in" svg:width="9.05512in" svg:height="4.79528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单击此处编辑母版文本样式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第二级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第三级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第五级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6" draw:name="日期占位符 3" svg:x="0.55118in" svg:y="7.53189in" svg:width="2.56811in" svg:height="0.57008in" presentation:class="date-tim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72" presentation:style-name="a579" draw:name="页脚占位符 4" svg:x="3.77008in" svg:y="7.53189in" svg:width="3.49409in" svg:height="0.57008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3" presentation:style-name="a582" draw:name="灯片编号占位符 5" svg:x="7.90394in" svg:y="7.53189in" svg:width="2.56811in" svg:height="0.57008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1.5in" svg:y="0.83583in" svg:width="5.49921in" svg:height="4.12441in" presentation:class="page" draw:id="id5" presentation:style-name="a583" draw:name="幻灯片图像占位符 1">
          <svg:title/>
          <svg:desc/>
        </draw:page-thumbnail>
        <draw:frame draw:id="id6" presentation:style-name="a586" draw:name="备注占位符 2" svg:x="0.85in" svg:y="5.2248in" svg:width="6.79961in" svg:height="4.94961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页眉占位符 3" svg:x="0in" svg:y="0in" svg:width="3.68858in" svg:height="0.54961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日期占位符 4" svg:x="4.81102in" svg:y="0in" svg:width="3.68858in" svg:height="0.54961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页脚占位符 5" svg:x="0in" svg:y="10.45in" svg:width="3.68858in" svg:height="0.54961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灯片编号占位符 6" svg:x="4.81102in" svg:y="10.45in" svg:width="3.68858in" svg:height="0.54961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标题幻灯片" style:page-layout-name="pageLayout1" draw:style-name="a601">
      <draw:frame draw:id="id74" presentation:style-name="a605" draw:name="标题 1" svg:x="1.37847in" svg:y="1.35243in" svg:width="8.26736in" svg:height="2.87847in" presentation:class="title" presentation:placeholder="false">
        <draw:text-box>
          <text:p text:style-name="a604" text:class-names="" text:cond-style-name=""><text:span text:style-name="a602" text:class-names="">单击此处编辑母版标题样式</text:span><text:span text:style-name="a603" text:class-names=""/></text:p>
        </draw:text-box>
        <svg:title/>
        <svg:desc/>
      </draw:frame>
      <draw:frame draw:id="id75" presentation:style-name="a609" draw:name="副标题 2" svg:x="1.37847in" svg:y="4.34201in" svg:width="8.26736in" svg:height="1.99653in" presentation:class="subtitle" presentation:placeholder="false">
        <draw:text-box>
          <text:p text:style-name="a608" text:class-names="" text:cond-style-name=""><text:span text:style-name="a606" text:class-names="">单击此处编辑母版副标题样式</text:span><text:span text:style-name="a607" text:class-names=""/></text:p>
        </draw:text-box>
        <svg:title/>
        <svg:desc/>
      </draw:frame>
      <draw:frame draw:id="id76" presentation:style-name="a612" draw:name="日期占位符 3" svg:x="0.55118in" svg:y="7.53189in" svg:width="2.56811in" svg:height="0.5700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7" presentation:style-name="a615" draw:name="页脚占位符 4" svg:x="3.77008in" svg:y="7.53189in" svg:width="3.49409in" svg:height="0.5700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8" presentation:style-name="a619" draw:name="灯片编号占位符 5" svg:x="7.90394in" svg:y="7.53189in" svg:width="2.56811in" svg:height="0.5700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</draw:text-box>
        <svg:title/>
        <svg:desc/>
      </draw:frame>
      <presentation:notes style:page-layout-name="pageLayout2" draw:style-name="a636">
        <draw:page-thumbnail svg:x="1.5in" svg:y="0.83583in" svg:width="5.49921in" svg:height="4.12441in" presentation:class="page" draw:id="id5" presentation:style-name="a620" draw:name="幻灯片图像占位符 1">
          <svg:title/>
          <svg:desc/>
        </draw:page-thumbnail>
        <draw:frame draw:id="id6" presentation:style-name="a623" draw:name="备注占位符 2" svg:x="0.85in" svg:y="5.2248in" svg:width="6.79961in" svg:height="4.94961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页眉占位符 3" svg:x="0in" svg:y="0in" svg:width="3.68858in" svg:height="0.54961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日期占位符 4" svg:x="4.81102in" svg:y="0in" svg:width="3.68858in" svg:height="0.54961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页脚占位符 5" svg:x="0in" svg:y="10.45in" svg:width="3.68858in" svg:height="0.54961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灯片编号占位符 6" svg:x="4.81102in" svg:y="10.45in" svg:width="3.68858in" svg:height="0.54961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标题和内容" style:page-layout-name="pageLayout1" draw:style-name="a638">
      <draw:frame draw:id="id79" presentation:style-name="a642" draw:name="标题 1" svg:x="0.9059in" svg:y="0.78504in" svg:width="9.13346in" svg:height="1.38031in" presentation:class="title" presentation:placeholder="false">
        <draw:text-box>
          <text:p text:style-name="a641" text:class-names="" text:cond-style-name=""><text:span text:style-name="a639" text:class-names="">单击此处编辑母版标题样式</text:span><text:span text:style-name="a640" text:class-names=""/></text:p>
        </draw:text-box>
        <svg:title/>
        <svg:desc/>
      </draw:frame>
      <draw:frame draw:id="id80" presentation:style-name="a658" draw:name="内容占位符 2" svg:x="0.98425in" svg:y="2.3622in" svg:width="9.05512in" svg:height="4.79528in" presentation:class="object" presentation:placeholder="false">
        <draw:text-box>
          <text:p text:style-name="a644" text:class-names="" text:cond-style-name=""><text:span text:style-name="a643" text:class-names="">单击此处编辑母版文本样式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第二级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第三级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第五级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日期占位符 3" svg:x="0.55118in" svg:y="7.53189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页脚占位符 4" svg:x="3.77008in" svg:y="7.53189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8" draw:name="灯片编号占位符 5" svg:x="7.90394in" svg:y="7.53189in" svg:width="2.56811in" svg:height="0.57008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</draw:text-box>
        <svg:title/>
        <svg:desc/>
      </draw:frame>
      <presentation:notes style:page-layout-name="pageLayout2" draw:style-name="a685">
        <draw:page-thumbnail svg:x="1.5in" svg:y="0.83583in" svg:width="5.49921in" svg:height="4.12441in" presentation:class="page" draw:id="id5" presentation:style-name="a669" draw:name="幻灯片图像占位符 1">
          <svg:title/>
          <svg:desc/>
        </draw:page-thumbnail>
        <draw:frame draw:id="id6" presentation:style-name="a672" draw:name="备注占位符 2" svg:x="0.85in" svg:y="5.2248in" svg:width="6.79961in" svg:height="4.94961in" presentation:class="notes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7" presentation:style-name="a675" draw:name="页眉占位符 3" svg:x="0in" svg:y="0in" svg:width="3.68858in" svg:height="0.54961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8" presentation:style-name="a678" draw:name="日期占位符 4" svg:x="4.81102in" svg:y="0in" svg:width="3.68858in" svg:height="0.54961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9" presentation:style-name="a681" draw:name="页脚占位符 5" svg:x="0in" svg:y="10.45in" svg:width="3.68858in" svg:height="0.54961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灯片编号占位符 6" svg:x="4.81102in" svg:y="10.45in" svg:width="3.68858in" svg:height="0.54961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节标题" style:page-layout-name="pageLayout1" draw:style-name="a687">
      <draw:frame draw:id="id84" presentation:style-name="a691" draw:name="标题 1" svg:x="0.75174in" svg:y="2.06076in" svg:width="9.50868in" svg:height="3.43924in" presentation:class="title" presentation:placeholder="false">
        <draw:text-box>
          <text:p text:style-name="a690" text:class-names="" text:cond-style-name=""><text:span text:style-name="a688" text:class-names="">单击此处编辑母版标题样式</text:span><text:span text:style-name="a689" text:class-names=""/></text:p>
        </draw:text-box>
        <svg:title/>
        <svg:desc/>
      </draw:frame>
      <draw:frame draw:id="id85" presentation:style-name="a695" draw:name="文本占位符 2" svg:x="0.75174in" svg:y="5.53299in" svg:width="9.50868in" svg:height="1.8072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单击此处编辑母版文本样式</text:span></text:p>
            </text:list-item>
          </text:list>
        </draw:text-box>
        <svg:title/>
        <svg:desc/>
      </draw:frame>
      <draw:frame draw:id="id86" presentation:style-name="a698" draw:name="日期占位符 3" svg:x="0.55118in" svg:y="7.53189in" svg:width="2.56811in" svg:height="0.57008in" presentation:class="date-tim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87" presentation:style-name="a701" draw:name="页脚占位符 4" svg:x="3.77008in" svg:y="7.53189in" svg:width="3.49409in" svg:height="0.57008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88" presentation:style-name="a705" draw:name="灯片编号占位符 5" svg:x="7.90394in" svg:y="7.53189in" svg:width="2.56811in" svg:height="0.57008in" presentation:class="page-number" presentation:placeholder="false">
        <draw:text-box>
          <text:p text:style-name="a704" text:class-names="" text:cond-style-name=""><text:span text:style-name="a702" text:class-names=""><text:page-number style:num-format="1" text:fixed="false"/></text:span><text:span text:style-name="a703" text:class-names=""/></text:p>
        </draw:text-box>
        <svg:title/>
        <svg:desc/>
      </draw:frame>
      <presentation:notes style:page-layout-name="pageLayout2" draw:style-name="a722">
        <draw:page-thumbnail svg:x="1.5in" svg:y="0.83583in" svg:width="5.49921in" svg:height="4.12441in" presentation:class="page" draw:id="id5" presentation:style-name="a706" draw:name="幻灯片图像占位符 1">
          <svg:title/>
          <svg:desc/>
        </draw:page-thumbnail>
        <draw:frame draw:id="id6" presentation:style-name="a709" draw:name="备注占位符 2" svg:x="0.85in" svg:y="5.2248in" svg:width="6.79961in" svg:height="4.94961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2" draw:name="页眉占位符 3" svg:x="0in" svg:y="0in" svg:width="3.68858in" svg:height="0.54961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8" presentation:style-name="a715" draw:name="日期占位符 4" svg:x="4.81102in" svg:y="0in" svg:width="3.68858in" svg:height="0.54961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8" draw:name="页脚占位符 5" svg:x="0in" svg:y="10.45in" svg:width="3.68858in" svg:height="0.54961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0" presentation:style-name="a721" draw:name="灯片编号占位符 6" svg:x="4.81102in" svg:y="10.45in" svg:width="3.68858in" svg:height="0.54961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两栏内容" style:page-layout-name="pageLayout1" draw:style-name="a724">
      <draw:frame draw:id="id89" presentation:style-name="a728" draw:name="标题 1" svg:x="0.9059in" svg:y="0.78504in" svg:width="9.13346in" svg:height="1.38031in" presentation:class="title" presentation:placeholder="false">
        <draw:text-box>
          <text:p text:style-name="a727" text:class-names="" text:cond-style-name=""><text:span text:style-name="a725" text:class-names="">单击此处编辑母版标题样式</text:span><text:span text:style-name="a726" text:class-names=""/></text:p>
        </draw:text-box>
        <svg:title/>
        <svg:desc/>
      </draw:frame>
      <draw:frame draw:id="id90" presentation:style-name="a744" draw:name="内容占位符 2" svg:x="0.98438in" svg:y="2.36285in" svg:width="4.44444in" svg:height="4.79514in" presentation:class="object" presentation:placeholder="false">
        <draw:text-box>
          <text:p text:style-name="a730" text:class-names="" text:cond-style-name=""><text:span text:style-name="a729" text:class-names="">单击此处编辑母版文本样式</text:span></text:p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第二级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第三级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第五级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60" draw:name="内容占位符 3" svg:x="5.59549in" svg:y="2.36285in" svg:width="4.44444in" svg:height="4.79514in" presentation:class="object" presentation:placeholder="false">
        <draw:text-box>
          <text:p text:style-name="a746" text:class-names="" text:cond-style-name=""><text:span text:style-name="a745" text:class-names="">单击此处编辑母版文本样式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第二级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第三级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第五级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3" draw:name="日期占位符 4" svg:x="0.55118in" svg:y="7.53189in" svg:width="2.56811in" svg:height="0.57008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93" presentation:style-name="a766" draw:name="页脚占位符 5" svg:x="3.77008in" svg:y="7.53189in" svg:width="3.49409in" svg:height="0.57008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4" presentation:style-name="a770" draw:name="灯片编号占位符 6" svg:x="7.90394in" svg:y="7.53189in" svg:width="2.56811in" svg:height="0.57008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5in" svg:y="0.83583in" svg:width="5.49921in" svg:height="4.12441in" presentation:class="page" draw:id="id5" presentation:style-name="a771" draw:name="幻灯片图像占位符 1">
          <svg:title/>
          <svg:desc/>
        </draw:page-thumbnail>
        <draw:frame draw:id="id6" presentation:style-name="a774" draw:name="备注占位符 2" svg:x="0.85in" svg:y="5.2248in" svg:width="6.79961in" svg:height="4.94961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7" presentation:style-name="a777" draw:name="页眉占位符 3" svg:x="0in" svg:y="0in" svg:width="3.68858in" svg:height="0.54961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日期占位符 4" svg:x="4.81102in" svg:y="0in" svg:width="3.68858in" svg:height="0.54961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3" draw:name="页脚占位符 5" svg:x="0in" svg:y="10.45in" svg:width="3.68858in" svg:height="0.54961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灯片编号占位符 6" svg:x="4.81102in" svg:y="10.45in" svg:width="3.68858in" svg:height="0.54961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比较" style:page-layout-name="pageLayout1" draw:style-name="a789">
      <draw:frame draw:id="id95" presentation:style-name="a793" draw:name="标题 1" svg:x="0.75868in" svg:y="0.44097in" svg:width="9.50868in" svg:height="1.59722in" presentation:class="title" presentation:placeholder="false">
        <draw:text-box>
          <text:p text:style-name="a792" text:class-names="" text:cond-style-name=""><text:span text:style-name="a790" text:class-names="">单击此处编辑母版标题样式</text:span><text:span text:style-name="a791" text:class-names=""/></text:p>
        </draw:text-box>
        <svg:title/>
        <svg:desc/>
      </draw:frame>
      <draw:frame draw:id="id96" presentation:style-name="a797" draw:name="文本占位符 2" svg:x="0.75868in" svg:y="2.02604in" svg:width="4.66493in" svg:height="0.99306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单击此处编辑母版文本样式</text:span></text:p>
            </text:list-item>
          </text:list>
        </draw:text-box>
        <svg:title/>
        <svg:desc/>
      </draw:frame>
      <draw:frame draw:id="id97" presentation:style-name="a813" draw:name="内容占位符 3" svg:x="0.75868in" svg:y="3.0191in" svg:width="4.66493in" svg:height="4.44271in" presentation:class="object" presentation:placeholder="false">
        <draw:text-box>
          <text:p text:style-name="a799" text:class-names="" text:cond-style-name=""><text:span text:style-name="a798" text:class-names="">单击此处编辑母版文本样式</text:span></text:p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第二级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第三级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第五级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7" draw:name="文本占位符 4" svg:x="5.5816in" svg:y="2.02604in" svg:width="4.68576in" svg:height="0.99306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单击此处编辑母版文本样式</text:span></text:p>
            </text:list-item>
          </text:list>
        </draw:text-box>
        <svg:title/>
        <svg:desc/>
      </draw:frame>
      <draw:frame draw:id="id99" presentation:style-name="a833" draw:name="内容占位符 5" svg:x="5.5816in" svg:y="3.0191in" svg:width="4.68576in" svg:height="4.44271in" presentation:class="object" presentation:placeholder="false">
        <draw:text-box>
          <text:p text:style-name="a819" text:class-names="" text:cond-style-name=""><text:span text:style-name="a818" text:class-names="">单击此处编辑母版文本样式</text:span></text:p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第二级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第三级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第五级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6" draw:name="日期占位符 6" svg:x="0.55118in" svg:y="7.53189in" svg:width="2.56811in" svg:height="0.57008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1" presentation:style-name="a839" draw:name="页脚占位符 7" svg:x="3.77008in" svg:y="7.53189in" svg:width="3.49409in" svg:height="0.57008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02" presentation:style-name="a843" draw:name="灯片编号占位符 8" svg:x="7.90394in" svg:y="7.53189in" svg:width="2.56811in" svg:height="0.57008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</draw:text-box>
        <svg:title/>
        <svg:desc/>
      </draw:frame>
      <presentation:notes style:page-layout-name="pageLayout2" draw:style-name="a860">
        <draw:page-thumbnail svg:x="1.5in" svg:y="0.83583in" svg:width="5.49921in" svg:height="4.12441in" presentation:class="page" draw:id="id5" presentation:style-name="a844" draw:name="幻灯片图像占位符 1">
          <svg:title/>
          <svg:desc/>
        </draw:page-thumbnail>
        <draw:frame draw:id="id6" presentation:style-name="a847" draw:name="备注占位符 2" svg:x="0.85in" svg:y="5.2248in" svg:width="6.79961in" svg:height="4.94961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页眉占位符 3" svg:x="0in" svg:y="0in" svg:width="3.68858in" svg:height="0.54961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日期占位符 4" svg:x="4.81102in" svg:y="0in" svg:width="3.68858in" svg:height="0.54961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页脚占位符 5" svg:x="0in" svg:y="10.45in" svg:width="3.68858in" svg:height="0.54961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灯片编号占位符 6" svg:x="4.81102in" svg:y="10.45in" svg:width="3.68858in" svg:height="0.54961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仅标题" style:page-layout-name="pageLayout1" draw:style-name="a862">
      <draw:frame draw:id="id103" presentation:style-name="a866" draw:name="标题 1" svg:x="0.9059in" svg:y="0.78504in" svg:width="9.13346in" svg:height="1.38031in" presentation:class="title" presentation:placeholder="false">
        <draw:text-box>
          <text:p text:style-name="a865" text:class-names="" text:cond-style-name=""><text:span text:style-name="a863" text:class-names="">单击此处编辑母版标题样式</text:span><text:span text:style-name="a864" text:class-names=""/></text:p>
        </draw:text-box>
        <svg:title/>
        <svg:desc/>
      </draw:frame>
      <draw:frame draw:id="id104" presentation:style-name="a869" draw:name="日期占位符 2" svg:x="0.55118in" svg:y="7.53189in" svg:width="2.56811in" svg:height="0.57008in" presentation:class="date-time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05" presentation:style-name="a872" draw:name="页脚占位符 3" svg:x="3.77008in" svg:y="7.53189in" svg:width="3.49409in" svg:height="0.57008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06" presentation:style-name="a876" draw:name="灯片编号占位符 4" svg:x="7.90394in" svg:y="7.53189in" svg:width="2.56811in" svg:height="0.57008in" presentation:class="page-number" presentation:placeholder="false">
        <draw:text-box>
          <text:p text:style-name="a875" text:class-names="" text:cond-style-name=""><text:span text:style-name="a873" text:class-names=""><text:page-number style:num-format="1" text:fixed="false"/></text:span><text:span text:style-name="a874" text:class-names=""/></text:p>
        </draw:text-box>
        <svg:title/>
        <svg:desc/>
      </draw:frame>
      <presentation:notes style:page-layout-name="pageLayout2" draw:style-name="a893">
        <draw:page-thumbnail svg:x="1.5in" svg:y="0.83583in" svg:width="5.49921in" svg:height="4.12441in" presentation:class="page" draw:id="id5" presentation:style-name="a877" draw:name="幻灯片图像占位符 1">
          <svg:title/>
          <svg:desc/>
        </draw:page-thumbnail>
        <draw:frame draw:id="id6" presentation:style-name="a880" draw:name="备注占位符 2" svg:x="0.85in" svg:y="5.2248in" svg:width="6.79961in" svg:height="4.94961in" presentation:class="notes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3" draw:name="页眉占位符 3" svg:x="0in" svg:y="0in" svg:width="3.68858in" svg:height="0.54961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6" draw:name="日期占位符 4" svg:x="4.81102in" svg:y="0in" svg:width="3.68858in" svg:height="0.54961in" presentation:class="date-time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9" presentation:style-name="a889" draw:name="页脚占位符 5" svg:x="0in" svg:y="10.45in" svg:width="3.68858in" svg:height="0.54961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灯片编号占位符 6" svg:x="4.81102in" svg:y="10.45in" svg:width="3.68858in" svg:height="0.54961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空白" style:page-layout-name="pageLayout1" draw:style-name="a895">
      <draw:frame draw:id="id107" presentation:style-name="a898" draw:name="日期占位符 1" svg:x="0.55118in" svg:y="7.53189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08" presentation:style-name="a901" draw:name="页脚占位符 2" svg:x="3.77008in" svg:y="7.53189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09" presentation:style-name="a905" draw:name="灯片编号占位符 3" svg:x="7.90394in" svg:y="7.53189in" svg:width="2.56811in" svg:height="0.5700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5in" svg:y="0.83583in" svg:width="5.49921in" svg:height="4.12441in" presentation:class="page" draw:id="id5" presentation:style-name="a906" draw:name="幻灯片图像占位符 1">
          <svg:title/>
          <svg:desc/>
        </draw:page-thumbnail>
        <draw:frame draw:id="id6" presentation:style-name="a909" draw:name="备注占位符 2" svg:x="0.85in" svg:y="5.2248in" svg:width="6.79961in" svg:height="4.94961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页眉占位符 3" svg:x="0in" svg:y="0in" svg:width="3.68858in" svg:height="0.54961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日期占位符 4" svg:x="4.81102in" svg:y="0in" svg:width="3.68858in" svg:height="0.54961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页脚占位符 5" svg:x="0in" svg:y="10.45in" svg:width="3.68858in" svg:height="0.54961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灯片编号占位符 6" svg:x="4.81102in" svg:y="10.45in" svg:width="3.68858in" svg:height="0.54961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内容与标题" style:page-layout-name="pageLayout1" draw:style-name="a924">
      <draw:frame draw:id="id110" presentation:style-name="a928" draw:name="标题 1" svg:x="0.75868in" svg:y="0.55035in" svg:width="3.55556in" svg:height="1.93056in" presentation:class="title" presentation:placeholder="false">
        <draw:text-box>
          <text:p text:style-name="a927" text:class-names="" text:cond-style-name=""><text:span text:style-name="a925" text:class-names="">单击此处编辑母版标题样式</text:span><text:span text:style-name="a926" text:class-names=""/></text:p>
        </draw:text-box>
        <svg:title/>
        <svg:desc/>
      </draw:frame>
      <draw:frame draw:id="id111" presentation:style-name="a944" draw:name="内容占位符 2" svg:x="4.6875in" svg:y="1.19097in" svg:width="5.57986in" svg:height="5.875in" presentation:class="object" presentation:placeholder="false">
        <draw:text-box>
          <text:p text:style-name="a930" text:class-names="" text:cond-style-name=""><text:span text:style-name="a929" text:class-names="">单击此处编辑母版文本样式</text:span></text:p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31" text:class-names="">第二级</text:span></text:p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p text:style-name="a935" text:class-names="" text:cond-style-name=""><text:span text:style-name="a934" text:class-names="">第三级</text:span></text:p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p text:style-name="a938" text:class-names="" text:cond-style-name=""><text:span text:style-name="a93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0" text:class-names="">第五级</text:span><text:span text:style-name="a9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8" draw:name="文本占位符 3" svg:x="0.75868in" svg:y="2.4809in" svg:width="3.55556in" svg:height="4.59375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单击此处编辑母版文本样式</text:span></text:p>
            </text:list-item>
          </text:list>
        </draw:text-box>
        <svg:title/>
        <svg:desc/>
      </draw:frame>
      <draw:frame draw:id="id113" presentation:style-name="a951" draw:name="日期占位符 4" svg:x="0.55118in" svg:y="7.53189in" svg:width="2.56811in" svg:height="0.57008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14" presentation:style-name="a954" draw:name="页脚占位符 5" svg:x="3.77008in" svg:y="7.53189in" svg:width="3.49409in" svg:height="0.57008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15" presentation:style-name="a958" draw:name="灯片编号占位符 6" svg:x="7.90394in" svg:y="7.53189in" svg:width="2.56811in" svg:height="0.57008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/></text:span><text:span text:style-name="a956" text:class-names=""/></text:p>
        </draw:text-box>
        <svg:title/>
        <svg:desc/>
      </draw:frame>
      <presentation:notes style:page-layout-name="pageLayout2" draw:style-name="a975">
        <draw:page-thumbnail svg:x="1.5in" svg:y="0.83583in" svg:width="5.49921in" svg:height="4.12441in" presentation:class="page" draw:id="id5" presentation:style-name="a959" draw:name="幻灯片图像占位符 1">
          <svg:title/>
          <svg:desc/>
        </draw:page-thumbnail>
        <draw:frame draw:id="id6" presentation:style-name="a962" draw:name="备注占位符 2" svg:x="0.85in" svg:y="5.2248in" svg:width="6.79961in" svg:height="4.94961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页眉占位符 3" svg:x="0in" svg:y="0in" svg:width="3.68858in" svg:height="0.54961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日期占位符 4" svg:x="4.81102in" svg:y="0in" svg:width="3.68858in" svg:height="0.54961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页脚占位符 5" svg:x="0in" svg:y="10.45in" svg:width="3.68858in" svg:height="0.54961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灯片编号占位符 6" svg:x="4.81102in" svg:y="10.45in" svg:width="3.68858in" svg:height="0.54961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图片与标题" style:page-layout-name="pageLayout1" draw:style-name="a977">
      <draw:frame draw:id="id116" presentation:style-name="a981" draw:name="标题 1" svg:x="0.75868in" svg:y="0.55035in" svg:width="3.55556in" svg:height="1.93056in" presentation:class="title" presentation:placeholder="false">
        <draw:text-box>
          <text:p text:style-name="a980" text:class-names="" text:cond-style-name=""><text:span text:style-name="a978" text:class-names="">单击此处编辑母版标题样式</text:span><text:span text:style-name="a979" text:class-names=""/></text:p>
        </draw:text-box>
        <svg:title/>
        <svg:desc/>
      </draw:frame>
      <draw:frame draw:id="id117" presentation:style-name="a984" draw:name="图片占位符 2" svg:x="4.6875in" svg:y="1.19097in" svg:width="5.57986in" svg:height="5.875in" presentation:class="graphic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18" presentation:style-name="a988" draw:name="文本占位符 3" svg:x="0.75868in" svg:y="2.4809in" svg:width="3.55556in" svg:height="4.59375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单击此处编辑母版文本样式</text:span></text:p>
            </text:list-item>
          </text:list>
        </draw:text-box>
        <svg:title/>
        <svg:desc/>
      </draw:frame>
      <draw:frame draw:id="id119" presentation:style-name="a991" draw:name="日期占位符 4" svg:x="0.55118in" svg:y="7.53189in" svg:width="2.56811in" svg:height="0.57008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20" presentation:style-name="a994" draw:name="页脚占位符 5" svg:x="3.77008in" svg:y="7.53189in" svg:width="3.49409in" svg:height="0.57008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21" presentation:style-name="a998" draw:name="灯片编号占位符 6" svg:x="7.90394in" svg:y="7.53189in" svg:width="2.56811in" svg:height="0.57008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5in" svg:y="0.83583in" svg:width="5.49921in" svg:height="4.12441in" presentation:class="page" draw:id="id5" presentation:style-name="a999" draw:name="幻灯片图像占位符 1">
          <svg:title/>
          <svg:desc/>
        </draw:page-thumbnail>
        <draw:frame draw:id="id6" presentation:style-name="a1002" draw:name="备注占位符 2" svg:x="0.85in" svg:y="5.2248in" svg:width="6.79961in" svg:height="4.94961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7" presentation:style-name="a1005" draw:name="页眉占位符 3" svg:x="0in" svg:y="0in" svg:width="3.68858in" svg:height="0.54961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8" presentation:style-name="a1008" draw:name="日期占位符 4" svg:x="4.81102in" svg:y="0in" svg:width="3.68858in" svg:height="0.54961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9" presentation:style-name="a1011" draw:name="页脚占位符 5" svg:x="0in" svg:y="10.45in" svg:width="3.68858in" svg:height="0.54961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灯片编号占位符 6" svg:x="4.81102in" svg:y="10.45in" svg:width="3.68858in" svg:height="0.54961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标题和竖排文字" style:page-layout-name="pageLayout1" draw:style-name="a1017">
      <draw:frame draw:id="id122" presentation:style-name="a1021" draw:name="标题 1" svg:x="0.9059in" svg:y="0.78504in" svg:width="9.13346in" svg:height="1.38031in" presentation:class="title" presentation:placeholder="false">
        <draw:text-box>
          <text:p text:style-name="a1020" text:class-names="" text:cond-style-name=""><text:span text:style-name="a1018" text:class-names="">单击此处编辑母版标题样式</text:span><text:span text:style-name="a1019" text:class-names=""/></text:p>
        </draw:text-box>
        <svg:title/>
        <svg:desc/>
      </draw:frame>
      <draw:frame draw:id="id123" presentation:style-name="a1038" draw:name="竖排文字占位符 2" svg:x="0.98425in" svg:y="2.3622in" svg:width="9.05512in" svg:height="4.79528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单击此处编辑母版文本样式</text:span></text:p>
            </text:list-item>
          </text:list>
          <text:list text:style-name="a1027">
            <text:list-item>
              <text:list text:style-name="a1027">
                <text:list-item>
                  <text:p text:style-name="a1026" text:class-names="" text:cond-style-name=""><text:span text:style-name="a1025" text:class-names="">第二级</text:span></text:p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p text:style-name="a1029" text:class-names="" text:cond-style-name=""><text:span text:style-name="a1028" text:class-names="">第三级</text:span></text:p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p text:style-name="a1032" text:class-names="" text:cond-style-name=""><text:span text:style-name="a103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4" text:class-names="">第五级</text:span><text:span text:style-name="a10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41" draw:name="日期占位符 3" svg:x="0.55118in" svg:y="7.53189in" svg:width="2.56811in" svg:height="0.57008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25" presentation:style-name="a1044" draw:name="页脚占位符 4" svg:x="3.77008in" svg:y="7.53189in" svg:width="3.49409in" svg:height="0.57008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6" presentation:style-name="a1048" draw:name="灯片编号占位符 5" svg:x="7.90394in" svg:y="7.53189in" svg:width="2.56811in" svg:height="0.57008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5in" svg:y="0.83583in" svg:width="5.49921in" svg:height="4.12441in" presentation:class="page" draw:id="id5" presentation:style-name="a1049" draw:name="幻灯片图像占位符 1">
          <svg:title/>
          <svg:desc/>
        </draw:page-thumbnail>
        <draw:frame draw:id="id6" presentation:style-name="a1052" draw:name="备注占位符 2" svg:x="0.85in" svg:y="5.2248in" svg:width="6.79961in" svg:height="4.94961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页眉占位符 3" svg:x="0in" svg:y="0in" svg:width="3.68858in" svg:height="0.54961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日期占位符 4" svg:x="4.81102in" svg:y="0in" svg:width="3.68858in" svg:height="0.54961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页脚占位符 5" svg:x="0in" svg:y="10.45in" svg:width="3.68858in" svg:height="0.54961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灯片编号占位符 6" svg:x="4.81102in" svg:y="10.45in" svg:width="3.68858in" svg:height="0.54961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垂直排列标题与&#10;文本" style:page-layout-name="pageLayout1" draw:style-name="a1067">
      <draw:frame draw:id="id127" presentation:style-name="a1071" draw:name="竖排标题 1" svg:x="7.75694in" svg:y="0.78472in" svg:width="2.28299in" svg:height="6.37326in" presentation:class="title" presentation:placeholder="false">
        <draw:text-box>
          <text:p text:style-name="a1070" text:class-names="" text:cond-style-name=""><text:span text:style-name="a1068" text:class-names="">单击此处编辑母版标题样式</text:span><text:span text:style-name="a1069" text:class-names=""/></text:p>
        </draw:text-box>
        <svg:title/>
        <svg:desc/>
      </draw:frame>
      <draw:frame draw:id="id128" presentation:style-name="a1088" draw:name="竖排文字占位符 2" svg:x="0.90625in" svg:y="0.78472in" svg:width="6.68403in" svg:height="6.37326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单击此处编辑母版文本样式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第二级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第三级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第五级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91" draw:name="日期占位符 3" svg:x="0.55118in" svg:y="7.53189in" svg:width="2.56811in" svg:height="0.57008in" presentation:class="date-time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30" presentation:style-name="a1094" draw:name="页脚占位符 4" svg:x="3.77008in" svg:y="7.53189in" svg:width="3.49409in" svg:height="0.57008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31" presentation:style-name="a1098" draw:name="灯片编号占位符 5" svg:x="7.90394in" svg:y="7.53189in" svg:width="2.56811in" svg:height="0.57008in" presentation:class="page-number" presentation:placeholder="false">
        <draw:text-box>
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</draw:text-box>
        <svg:title/>
        <svg:desc/>
      </draw:frame>
      <presentation:notes style:page-layout-name="pageLayout2" draw:style-name="a1115">
        <draw:page-thumbnail svg:x="1.5in" svg:y="0.83583in" svg:width="5.49921in" svg:height="4.12441in" presentation:class="page" draw:id="id5" presentation:style-name="a1099" draw:name="幻灯片图像占位符 1">
          <svg:title/>
          <svg:desc/>
        </draw:page-thumbnail>
        <draw:frame draw:id="id6" presentation:style-name="a1102" draw:name="备注占位符 2" svg:x="0.85in" svg:y="5.2248in" svg:width="6.79961in" svg:height="4.94961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页眉占位符 3" svg:x="0in" svg:y="0in" svg:width="3.68858in" svg:height="0.54961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日期占位符 4" svg:x="4.81102in" svg:y="0in" svg:width="3.68858in" svg:height="0.54961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页脚占位符 5" svg:x="0in" svg:y="10.45in" svg:width="3.68858in" svg:height="0.54961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灯片编号占位符 6" svg:x="4.81102in" svg:y="10.45in" svg:width="3.68858in" svg:height="0.54961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yt-frepa" style:page-layout-name="pageLayout1" draw:style-name="a1117">
      <draw:frame draw:id="id132" presentation:style-name="a1120" draw:name="标题占位符 1" svg:x="1.06299in" svg:y="0.72323in" svg:width="9.4878in" svg:height="1.44213in" presentation:class="title" presentation:placeholder="false">
        <draw:text-box>
          <text:p text:style-name="a1119" text:class-names="" text:cond-style-name=""><text:span text:style-name="a1118" text:class-names=""/></text:p>
        </draw:text-box>
        <svg:title/>
        <svg:desc/>
      </draw:frame>
      <draw:frame draw:id="id133" presentation:style-name="a1137" draw:name="文本占位符 2" svg:x="1.37795in" svg:y="2.32835in" svg:width="9.09409in" svg:height="4.79528in" presentation:class="outline" presentation:placeholder="false">
        <draw:text-box>
          <text:list text:style-name="a1123">
            <text:list-item>
              <text:p text:style-name="a1122" text:class-names="" text:cond-style-name=""><text:span text:style-name="a1121" text:class-names="">单击此处编辑母版文本样式</text:span></text:p>
            </text:list-item>
          </text:list>
          <text:list text:style-name="a1126">
            <text:list-item>
              <text:list text:style-name="a1126">
                <text:list-item>
                  <text:p text:style-name="a1125" text:class-names="" text:cond-style-name=""><text:span text:style-name="a1124" text:class-names="">第二级</text:span></text:p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p text:style-name="a1128" text:class-names="" text:cond-style-name=""><text:span text:style-name="a1127" text:class-names="">第三级</text:span></text:p>
                    </text:list-item>
                  </text:list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list text:style-name="a1132">
                        <text:list-item>
                          <text:p text:style-name="a1131" text:class-names="" text:cond-style-name=""><text:span text:style-name="a113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list text:style-name="a1136">
                        <text:list-item>
                          <text:list text:style-name="a1136">
                            <text:list-item>
                              <text:p text:style-name="a1135" text:class-names="" text:cond-style-name=""><text:span text:style-name="a1133" text:class-names="">第五级</text:span><text:span text:style-name="a1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40" draw:name="日期占位符 3" svg:x="1.06299in" svg:y="7.37441in" svg:width="2.56811in" svg:height="0.57008in" presentation:class="date-time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35" presentation:style-name="a1143" draw:name="页脚占位符 4" svg:x="4.04567in" svg:y="7.37441in" svg:width="3.49409in" svg:height="0.57008in" presentation:class="footer" presentation:placeholder="false">
        <draw:text-box>
          <text:p text:style-name="a1142" text:class-names="" text:cond-style-name=""><text:span text:style-name="a1141" text:class-names=""/></text:p>
        </draw:text-box>
        <svg:title/>
        <svg:desc/>
      </draw:frame>
      <draw:frame draw:id="id136" presentation:style-name="a1146" draw:name="灯片编号占位符 5" svg:x="8.02205in" svg:y="7.37441in" svg:width="2.56811in" svg:height="0.57008in" presentation:class="page-number" presentation:placeholder="false">
        <draw:text-box>
          <text:p text:style-name="a1145" text:class-names="" text:cond-style-name=""><text:span text:style-name="a1144" text:class-names=""><text:page-number style:num-format="1" text:fixed="false"/></text:span></text:p>
        </draw:text-box>
        <svg:title/>
        <svg:desc/>
      </draw:frame>
      <presentation:notes style:page-layout-name="pageLayout2" draw:style-name="a1163">
        <draw:page-thumbnail svg:x="1.5in" svg:y="0.83583in" svg:width="5.49921in" svg:height="4.12441in" presentation:class="page" draw:id="id5" presentation:style-name="a1147" draw:name="幻灯片图像占位符 1">
          <svg:title/>
          <svg:desc/>
        </draw:page-thumbnail>
        <draw:frame draw:id="id6" presentation:style-name="a1150" draw:name="备注占位符 2" svg:x="0.85in" svg:y="5.2248in" svg:width="6.79961in" svg:height="4.94961in" presentation:class="notes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7" presentation:style-name="a1153" draw:name="页眉占位符 3" svg:x="0in" svg:y="0in" svg:width="3.68858in" svg:height="0.54961in" presentation:class="header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8" presentation:style-name="a1156" draw:name="日期占位符 4" svg:x="4.81102in" svg:y="0in" svg:width="3.68858in" svg:height="0.54961in" presentation:class="date-time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9" presentation:style-name="a1159" draw:name="页脚占位符 5" svg:x="0in" svg:y="10.45in" svg:width="3.68858in" svg:height="0.54961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0" presentation:style-name="a1162" draw:name="灯片编号占位符 6" svg:x="4.81102in" svg:y="10.45in" svg:width="3.68858in" svg:height="0.54961in" presentation:class="page-number" presentation:placeholder="false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标题幻灯片" style:page-layout-name="pageLayout1" draw:style-name="a1165">
      <draw:frame draw:id="id137" presentation:style-name="a1169" draw:name="标题 1" svg:x="1.37847in" svg:y="1.35243in" svg:width="8.26736in" svg:height="2.87847in" presentation:class="title" presentation:placeholder="false">
        <draw:text-box>
          <text:p text:style-name="a1168" text:class-names="" text:cond-style-name=""><text:span text:style-name="a1166" text:class-names="">单击此处编辑母版标题样式</text:span><text:span text:style-name="a1167" text:class-names=""/></text:p>
        </draw:text-box>
        <svg:title/>
        <svg:desc/>
      </draw:frame>
      <draw:frame draw:id="id138" presentation:style-name="a1173" draw:name="副标题 2" svg:x="1.37847in" svg:y="4.34201in" svg:width="8.26736in" svg:height="1.99653in" presentation:class="subtitle" presentation:placeholder="false">
        <draw:text-box>
          <text:p text:style-name="a1172" text:class-names="" text:cond-style-name=""><text:span text:style-name="a1170" text:class-names="">单击此处编辑母版副标题样式</text:span><text:span text:style-name="a1171" text:class-names=""/></text:p>
        </draw:text-box>
        <svg:title/>
        <svg:desc/>
      </draw:frame>
      <draw:frame draw:id="id139" presentation:style-name="a1176" draw:name="日期占位符 3" svg:x="1.06299in" svg:y="7.37441in" svg:width="2.56811in" svg:height="0.57008in" presentation:class="date-time" presentation:placeholder="false">
        <draw:text-box>
          <text:p text:style-name="a1175" text:class-names="" text:cond-style-name=""><text:span text:style-name="a1174" text:class-names=""/></text:p>
        </draw:text-box>
        <svg:title/>
        <svg:desc/>
      </draw:frame>
      <draw:frame draw:id="id140" presentation:style-name="a1179" draw:name="页脚占位符 4" svg:x="4.04567in" svg:y="7.37441in" svg:width="3.49409in" svg:height="0.57008in" presentation:class="footer" presentation:placeholder="false">
        <draw:text-box>
          <text:p text:style-name="a1178" text:class-names="" text:cond-style-name=""><text:span text:style-name="a1177" text:class-names=""/></text:p>
        </draw:text-box>
        <svg:title/>
        <svg:desc/>
      </draw:frame>
      <draw:frame draw:id="id141" presentation:style-name="a1183" draw:name="灯片编号占位符 5" svg:x="8.02205in" svg:y="7.37441in" svg:width="2.56811in" svg:height="0.57008in" presentation:class="page-number" presentation:placeholder="false">
        <draw:text-box>
          <text:p text:style-name="a1182" text:class-names="" text:cond-style-name=""><text:span text:style-name="a1180" text:class-names=""><text:page-number style:num-format="1" text:fixed="false"/></text:span><text:span text:style-name="a1181" text:class-names=""/></text:p>
        </draw:text-box>
        <svg:title/>
        <svg:desc/>
      </draw:frame>
      <presentation:notes style:page-layout-name="pageLayout2" draw:style-name="a1200">
        <draw:page-thumbnail svg:x="1.5in" svg:y="0.83583in" svg:width="5.49921in" svg:height="4.12441in" presentation:class="page" draw:id="id5" presentation:style-name="a1184" draw:name="幻灯片图像占位符 1">
          <svg:title/>
          <svg:desc/>
        </draw:page-thumbnail>
        <draw:frame draw:id="id6" presentation:style-name="a1187" draw:name="备注占位符 2" svg:x="0.85in" svg:y="5.2248in" svg:width="6.79961in" svg:height="4.94961in" presentation:class="notes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7" presentation:style-name="a1190" draw:name="页眉占位符 3" svg:x="0in" svg:y="0in" svg:width="3.68858in" svg:height="0.54961in" presentation:class="header" presentation:placeholder="false">
          <draw:text-box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8" presentation:style-name="a1193" draw:name="日期占位符 4" svg:x="4.81102in" svg:y="0in" svg:width="3.68858in" svg:height="0.54961in" presentation:class="date-time" presentation:placeholder="false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9" presentation:style-name="a1196" draw:name="页脚占位符 5" svg:x="0in" svg:y="10.45in" svg:width="3.68858in" svg:height="0.54961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0" presentation:style-name="a1199" draw:name="灯片编号占位符 6" svg:x="4.81102in" svg:y="10.45in" svg:width="3.68858in" svg:height="0.54961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标题和内容" style:page-layout-name="pageLayout1" draw:style-name="a1202">
      <draw:frame draw:id="id142" presentation:style-name="a1206" draw:name="标题 1" svg:x="1.06299in" svg:y="0.72323in" svg:width="9.4878in" svg:height="1.44213in" presentation:class="title" presentation:placeholder="false">
        <draw:text-box>
          <text:p text:style-name="a1205" text:class-names="" text:cond-style-name=""><text:span text:style-name="a1203" text:class-names="">单击此处编辑母版标题样式</text:span><text:span text:style-name="a1204" text:class-names=""/></text:p>
        </draw:text-box>
        <svg:title/>
        <svg:desc/>
      </draw:frame>
      <draw:frame draw:id="id143" presentation:style-name="a1222" draw:name="内容占位符 2" svg:x="1.37795in" svg:y="2.32835in" svg:width="9.09409in" svg:height="4.79528in" presentation:class="object" presentation:placeholder="false">
        <draw:text-box>
          <text:p text:style-name="a1208" text:class-names="" text:cond-style-name=""><text:span text:style-name="a1207" text:class-names="">单击此处编辑母版文本样式</text:span></text:p>
          <text:list text:style-name="a1211">
            <text:list-item>
              <text:list text:style-name="a1211">
                <text:list-item>
                  <text:p text:style-name="a1210" text:class-names="" text:cond-style-name=""><text:span text:style-name="a1209" text:class-names="">第二级</text:span></text:p>
                </text:list-item>
              </text:list>
            </text:list-item>
          </text:list>
          <text:list text:style-name="a1214">
            <text:list-item>
              <text:list text:style-name="a1214">
                <text:list-item>
                  <text:list text:style-name="a1214">
                    <text:list-item>
                      <text:p text:style-name="a1213" text:class-names="" text:cond-style-name=""><text:span text:style-name="a1212" text:class-names="">第三级</text:span></text:p>
                    </text:list-item>
                  </text:list>
                </text:list-item>
              </text:list>
            </text:list-item>
          </text:list>
          <text:list text:style-name="a1217">
            <text:list-item>
              <text:list text:style-name="a1217">
                <text:list-item>
                  <text:list text:style-name="a1217">
                    <text:list-item>
                      <text:list text:style-name="a1217">
                        <text:list-item>
                          <text:p text:style-name="a1216" text:class-names="" text:cond-style-name=""><text:span text:style-name="a121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1">
            <text:list-item>
              <text:list text:style-name="a1221">
                <text:list-item>
                  <text:list text:style-name="a1221">
                    <text:list-item>
                      <text:list text:style-name="a1221">
                        <text:list-item>
                          <text:list text:style-name="a1221">
                            <text:list-item>
                              <text:p text:style-name="a1220" text:class-names="" text:cond-style-name=""><text:span text:style-name="a1218" text:class-names="">第五级</text:span><text:span text:style-name="a1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25" draw:name="日期占位符 3" svg:x="1.06299in" svg:y="7.37441in" svg:width="2.56811in" svg:height="0.57008in" presentation:class="date-time" presentation:placeholder="false">
        <draw:text-box>
          <text:p text:style-name="a1224" text:class-names="" text:cond-style-name=""><text:span text:style-name="a1223" text:class-names=""/></text:p>
        </draw:text-box>
        <svg:title/>
        <svg:desc/>
      </draw:frame>
      <draw:frame draw:id="id145" presentation:style-name="a1228" draw:name="页脚占位符 4" svg:x="4.04567in" svg:y="7.37441in" svg:width="3.49409in" svg:height="0.57008in" presentation:class="footer" presentation:placeholder="false">
        <draw:text-box>
          <text:p text:style-name="a1227" text:class-names="" text:cond-style-name=""><text:span text:style-name="a1226" text:class-names=""/></text:p>
        </draw:text-box>
        <svg:title/>
        <svg:desc/>
      </draw:frame>
      <draw:frame draw:id="id146" presentation:style-name="a1232" draw:name="灯片编号占位符 5" svg:x="8.02205in" svg:y="7.37441in" svg:width="2.56811in" svg:height="0.57008in" presentation:class="page-number" presentation:placeholder="false">
        <draw:text-box>
          <text:p text:style-name="a1231" text:class-names="" text:cond-style-name=""><text:span text:style-name="a1229" text:class-names=""><text:page-number style:num-format="1" text:fixed="false"/></text:span><text:span text:style-name="a1230" text:class-names=""/></text:p>
        </draw:text-box>
        <svg:title/>
        <svg:desc/>
      </draw:frame>
      <presentation:notes style:page-layout-name="pageLayout2" draw:style-name="a1249">
        <draw:page-thumbnail svg:x="1.5in" svg:y="0.83583in" svg:width="5.49921in" svg:height="4.12441in" presentation:class="page" draw:id="id5" presentation:style-name="a1233" draw:name="幻灯片图像占位符 1">
          <svg:title/>
          <svg:desc/>
        </draw:page-thumbnail>
        <draw:frame draw:id="id6" presentation:style-name="a1236" draw:name="备注占位符 2" svg:x="0.85in" svg:y="5.2248in" svg:width="6.79961in" svg:height="4.94961in" presentation:class="notes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7" presentation:style-name="a1239" draw:name="页眉占位符 3" svg:x="0in" svg:y="0in" svg:width="3.68858in" svg:height="0.54961in" presentation:class="header" presentation:placeholder="false">
          <draw:text-box>
            <text:p text:style-name="a1238" text:class-names="" text:cond-style-name=""><text:span text:style-name="a1237" text:class-names=""/></text:p>
          </draw:text-box>
          <svg:title/>
          <svg:desc/>
        </draw:frame>
        <draw:frame draw:id="id8" presentation:style-name="a1242" draw:name="日期占位符 4" svg:x="4.81102in" svg:y="0in" svg:width="3.68858in" svg:height="0.54961in" presentation:class="date-time" presentation:placeholder="false">
          <draw:text-box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9" presentation:style-name="a1245" draw:name="页脚占位符 5" svg:x="0in" svg:y="10.45in" svg:width="3.68858in" svg:height="0.54961in" presentation:class="footer" presentation:placeholder="false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10" presentation:style-name="a1248" draw:name="灯片编号占位符 6" svg:x="4.81102in" svg:y="10.45in" svg:width="3.68858in" svg:height="0.54961in" presentation:class="page-number" presentation:placeholder="false">
          <draw:text-box>
            <text:p text:style-name="a1247" text:class-names="" text:cond-style-name=""><text:span text:style-name="a1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节标题" style:page-layout-name="pageLayout1" draw:style-name="a1251">
      <draw:frame draw:id="id147" presentation:style-name="a1255" draw:name="标题 1" svg:x="0.75174in" svg:y="2.06076in" svg:width="9.50868in" svg:height="3.43924in" presentation:class="title" presentation:placeholder="false">
        <draw:text-box>
          <text:p text:style-name="a1254" text:class-names="" text:cond-style-name=""><text:span text:style-name="a1252" text:class-names="">单击此处编辑母版标题样式</text:span><text:span text:style-name="a1253" text:class-names=""/></text:p>
        </draw:text-box>
        <svg:title/>
        <svg:desc/>
      </draw:frame>
      <draw:frame draw:id="id148" presentation:style-name="a1259" draw:name="文本占位符 2" svg:x="0.75174in" svg:y="5.53299in" svg:width="9.50868in" svg:height="1.80729in" presentation:class="outline" presentation:placeholder="false">
        <draw:text-box>
          <text:list text:style-name="a1258">
            <text:list-item>
              <text:p text:style-name="a1257" text:class-names="" text:cond-style-name=""><text:span text:style-name="a1256" text:class-names="">单击此处编辑母版文本样式</text:span></text:p>
            </text:list-item>
          </text:list>
        </draw:text-box>
        <svg:title/>
        <svg:desc/>
      </draw:frame>
      <draw:frame draw:id="id149" presentation:style-name="a1262" draw:name="日期占位符 3" svg:x="1.06299in" svg:y="7.37441in" svg:width="2.56811in" svg:height="0.57008in" presentation:class="date-time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50" presentation:style-name="a1265" draw:name="页脚占位符 4" svg:x="4.04567in" svg:y="7.37441in" svg:width="3.49409in" svg:height="0.57008in" presentation:class="footer" presentation:placeholder="false">
        <draw:text-box>
          <text:p text:style-name="a1264" text:class-names="" text:cond-style-name=""><text:span text:style-name="a1263" text:class-names=""/></text:p>
        </draw:text-box>
        <svg:title/>
        <svg:desc/>
      </draw:frame>
      <draw:frame draw:id="id151" presentation:style-name="a1269" draw:name="灯片编号占位符 5" svg:x="8.02205in" svg:y="7.37441in" svg:width="2.56811in" svg:height="0.57008in" presentation:class="page-number" presentation:placeholder="false">
        <draw:text-box>
          <text:p text:style-name="a1268" text:class-names="" text:cond-style-name=""><text:span text:style-name="a1266" text:class-names=""><text:page-number style:num-format="1" text:fixed="false"/></text:span><text:span text:style-name="a1267" text:class-names=""/></text:p>
        </draw:text-box>
        <svg:title/>
        <svg:desc/>
      </draw:frame>
      <presentation:notes style:page-layout-name="pageLayout2" draw:style-name="a1286">
        <draw:page-thumbnail svg:x="1.5in" svg:y="0.83583in" svg:width="5.49921in" svg:height="4.12441in" presentation:class="page" draw:id="id5" presentation:style-name="a1270" draw:name="幻灯片图像占位符 1">
          <svg:title/>
          <svg:desc/>
        </draw:page-thumbnail>
        <draw:frame draw:id="id6" presentation:style-name="a1273" draw:name="备注占位符 2" svg:x="0.85in" svg:y="5.2248in" svg:width="6.79961in" svg:height="4.94961in" presentation:class="notes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7" presentation:style-name="a1276" draw:name="页眉占位符 3" svg:x="0in" svg:y="0in" svg:width="3.68858in" svg:height="0.54961in" presentation:class="header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8" presentation:style-name="a1279" draw:name="日期占位符 4" svg:x="4.81102in" svg:y="0in" svg:width="3.68858in" svg:height="0.54961in" presentation:class="date-time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9" presentation:style-name="a1282" draw:name="页脚占位符 5" svg:x="0in" svg:y="10.45in" svg:width="3.68858in" svg:height="0.54961in" presentation:class="footer" presentation:placeholder="false">
          <draw:text-box>
            <text:p text:style-name="a1281" text:class-names="" text:cond-style-name=""><text:span text:style-name="a1280" text:class-names=""/></text:p>
          </draw:text-box>
          <svg:title/>
          <svg:desc/>
        </draw:frame>
        <draw:frame draw:id="id10" presentation:style-name="a1285" draw:name="灯片编号占位符 6" svg:x="4.81102in" svg:y="10.45in" svg:width="3.68858in" svg:height="0.54961in" presentation:class="page-number" presentation:placeholder="false">
          <draw:text-box>
            <text:p text:style-name="a1284" text:class-names="" text:cond-style-name=""><text:span text:style-name="a1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两栏内容" style:page-layout-name="pageLayout1" draw:style-name="a1288">
      <draw:frame draw:id="id152" presentation:style-name="a1292" draw:name="标题 1" svg:x="1.06299in" svg:y="0.72323in" svg:width="9.4878in" svg:height="1.44213in" presentation:class="title" presentation:placeholder="false">
        <draw:text-box>
          <text:p text:style-name="a1291" text:class-names="" text:cond-style-name=""><text:span text:style-name="a1289" text:class-names="">单击此处编辑母版标题样式</text:span><text:span text:style-name="a1290" text:class-names=""/></text:p>
        </draw:text-box>
        <svg:title/>
        <svg:desc/>
      </draw:frame>
      <draw:frame draw:id="id153" presentation:style-name="a1308" draw:name="内容占位符 2" svg:x="1.37847in" svg:y="2.32813in" svg:width="4.46354in" svg:height="4.79514in" presentation:class="object" presentation:placeholder="false">
        <draw:text-box>
          <text:p text:style-name="a1294" text:class-names="" text:cond-style-name=""><text:span text:style-name="a1293" text:class-names="">单击此处编辑母版文本样式</text:span></text:p>
          <text:list text:style-name="a1297">
            <text:list-item>
              <text:list text:style-name="a1297">
                <text:list-item>
                  <text:p text:style-name="a1296" text:class-names="" text:cond-style-name=""><text:span text:style-name="a1295" text:class-names="">第二级</text:span></text:p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p text:style-name="a1299" text:class-names="" text:cond-style-name=""><text:span text:style-name="a1298" text:class-names="">第三级</text:span></text:p>
                    </text:list-item>
                  </text:list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list text:style-name="a1303">
                        <text:list-item>
                          <text:p text:style-name="a1302" text:class-names="" text:cond-style-name=""><text:span text:style-name="a130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list text:style-name="a1307">
                            <text:list-item>
                              <text:p text:style-name="a1306" text:class-names="" text:cond-style-name=""><text:span text:style-name="a1304" text:class-names="">第五级</text:span><text:span text:style-name="a13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24" draw:name="内容占位符 3" svg:x="6.00868in" svg:y="2.32813in" svg:width="4.46354in" svg:height="4.79514in" presentation:class="object" presentation:placeholder="false">
        <draw:text-box>
          <text:p text:style-name="a1310" text:class-names="" text:cond-style-name=""><text:span text:style-name="a1309" text:class-names="">单击此处编辑母版文本样式</text:span></text:p>
          <text:list text:style-name="a1313">
            <text:list-item>
              <text:list text:style-name="a1313">
                <text:list-item>
                  <text:p text:style-name="a1312" text:class-names="" text:cond-style-name=""><text:span text:style-name="a1311" text:class-names="">第二级</text:span></text:p>
                </text:list-item>
              </text:list>
            </text:list-item>
          </text:list>
          <text:list text:style-name="a1316">
            <text:list-item>
              <text:list text:style-name="a1316">
                <text:list-item>
                  <text:list text:style-name="a1316">
                    <text:list-item>
                      <text:p text:style-name="a1315" text:class-names="" text:cond-style-name=""><text:span text:style-name="a1314" text:class-names="">第三级</text:span></text:p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p text:style-name="a1318" text:class-names="" text:cond-style-name=""><text:span text:style-name="a131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list text:style-name="a1323">
                        <text:list-item>
                          <text:list text:style-name="a1323">
                            <text:list-item>
                              <text:p text:style-name="a1322" text:class-names="" text:cond-style-name=""><text:span text:style-name="a1320" text:class-names="">第五级</text:span><text:span text:style-name="a1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27" draw:name="日期占位符 4" svg:x="1.06299in" svg:y="7.37441in" svg:width="2.56811in" svg:height="0.57008in" presentation:class="date-time" presentation:placeholder="false">
        <draw:text-box>
          <text:p text:style-name="a1326" text:class-names="" text:cond-style-name=""><text:span text:style-name="a1325" text:class-names=""/></text:p>
        </draw:text-box>
        <svg:title/>
        <svg:desc/>
      </draw:frame>
      <draw:frame draw:id="id156" presentation:style-name="a1330" draw:name="页脚占位符 5" svg:x="4.04567in" svg:y="7.37441in" svg:width="3.49409in" svg:height="0.57008in" presentation:class="footer" presentation:placeholder="false">
        <draw:text-box>
          <text:p text:style-name="a1329" text:class-names="" text:cond-style-name=""><text:span text:style-name="a1328" text:class-names=""/></text:p>
        </draw:text-box>
        <svg:title/>
        <svg:desc/>
      </draw:frame>
      <draw:frame draw:id="id157" presentation:style-name="a1334" draw:name="灯片编号占位符 6" svg:x="8.02205in" svg:y="7.37441in" svg:width="2.56811in" svg:height="0.57008in" presentation:class="page-number" presentation:placeholder="false">
        <draw:text-box>
          <text:p text:style-name="a1333" text:class-names="" text:cond-style-name=""><text:span text:style-name="a1331" text:class-names=""><text:page-number style:num-format="1" text:fixed="false"/></text:span><text:span text:style-name="a1332" text:class-names=""/></text:p>
        </draw:text-box>
        <svg:title/>
        <svg:desc/>
      </draw:frame>
      <presentation:notes style:page-layout-name="pageLayout2" draw:style-name="a1351">
        <draw:page-thumbnail svg:x="1.5in" svg:y="0.83583in" svg:width="5.49921in" svg:height="4.12441in" presentation:class="page" draw:id="id5" presentation:style-name="a1335" draw:name="幻灯片图像占位符 1">
          <svg:title/>
          <svg:desc/>
        </draw:page-thumbnail>
        <draw:frame draw:id="id6" presentation:style-name="a1338" draw:name="备注占位符 2" svg:x="0.85in" svg:y="5.2248in" svg:width="6.79961in" svg:height="4.94961in" presentation:class="notes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7" presentation:style-name="a1341" draw:name="页眉占位符 3" svg:x="0in" svg:y="0in" svg:width="3.68858in" svg:height="0.54961in" presentation:class="header" presentation:placeholder="false">
          <draw:text-box>
            <text:p text:style-name="a1340" text:class-names="" text:cond-style-name=""><text:span text:style-name="a1339" text:class-names=""/></text:p>
          </draw:text-box>
          <svg:title/>
          <svg:desc/>
        </draw:frame>
        <draw:frame draw:id="id8" presentation:style-name="a1344" draw:name="日期占位符 4" svg:x="4.81102in" svg:y="0in" svg:width="3.68858in" svg:height="0.54961in" presentation:class="date-time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9" presentation:style-name="a1347" draw:name="页脚占位符 5" svg:x="0in" svg:y="10.45in" svg:width="3.68858in" svg:height="0.54961in" presentation:class="foot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10" presentation:style-name="a1350" draw:name="灯片编号占位符 6" svg:x="4.81102in" svg:y="10.45in" svg:width="3.68858in" svg:height="0.54961in" presentation:class="page-number" presentation:placeholder="false">
          <draw:text-box>
            <text:p text:style-name="a1349" text:class-names="" text:cond-style-name=""><text:span text:style-name="a1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比较" style:page-layout-name="pageLayout1" draw:style-name="a1353">
      <draw:frame draw:id="id158" presentation:style-name="a1357" draw:name="标题 1" svg:x="0.75868in" svg:y="0.44097in" svg:width="9.50868in" svg:height="1.59722in" presentation:class="title" presentation:placeholder="false">
        <draw:text-box>
          <text:p text:style-name="a1356" text:class-names="" text:cond-style-name=""><text:span text:style-name="a1354" text:class-names="">单击此处编辑母版标题样式</text:span><text:span text:style-name="a1355" text:class-names=""/></text:p>
        </draw:text-box>
        <svg:title/>
        <svg:desc/>
      </draw:frame>
      <draw:frame draw:id="id159" presentation:style-name="a1361" draw:name="文本占位符 2" svg:x="0.75868in" svg:y="2.02604in" svg:width="4.66493in" svg:height="0.99306in" presentation:class="outline" presentation:placeholder="false">
        <draw:text-box>
          <text:list text:style-name="a1360">
            <text:list-item>
              <text:p text:style-name="a1359" text:class-names="" text:cond-style-name=""><text:span text:style-name="a1358" text:class-names="">单击此处编辑母版文本样式</text:span></text:p>
            </text:list-item>
          </text:list>
        </draw:text-box>
        <svg:title/>
        <svg:desc/>
      </draw:frame>
      <draw:frame draw:id="id160" presentation:style-name="a1377" draw:name="内容占位符 3" svg:x="0.75868in" svg:y="3.0191in" svg:width="4.66493in" svg:height="4.44271in" presentation:class="object" presentation:placeholder="false">
        <draw:text-box>
          <text:p text:style-name="a1363" text:class-names="" text:cond-style-name=""><text:span text:style-name="a1362" text:class-names="">单击此处编辑母版文本样式</text:span></text:p>
          <text:list text:style-name="a1366">
            <text:list-item>
              <text:list text:style-name="a1366">
                <text:list-item>
                  <text:p text:style-name="a1365" text:class-names="" text:cond-style-name=""><text:span text:style-name="a1364" text:class-names="">第二级</text:span></text:p>
                </text:list-item>
              </text:list>
            </text:list-item>
          </text:list>
          <text:list text:style-name="a1369">
            <text:list-item>
              <text:list text:style-name="a1369">
                <text:list-item>
                  <text:list text:style-name="a1369">
                    <text:list-item>
                      <text:p text:style-name="a1368" text:class-names="" text:cond-style-name=""><text:span text:style-name="a1367" text:class-names="">第三级</text:span></text:p>
                    </text:list-item>
                  </text:list>
                </text:list-item>
              </text:list>
            </text:list-item>
          </text:list>
          <text:list text:style-name="a1372">
            <text:list-item>
              <text:list text:style-name="a1372">
                <text:list-item>
                  <text:list text:style-name="a1372">
                    <text:list-item>
                      <text:list text:style-name="a1372">
                        <text:list-item>
                          <text:p text:style-name="a1371" text:class-names="" text:cond-style-name=""><text:span text:style-name="a137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list text:style-name="a1376">
                        <text:list-item>
                          <text:list text:style-name="a1376">
                            <text:list-item>
                              <text:p text:style-name="a1375" text:class-names="" text:cond-style-name=""><text:span text:style-name="a1373" text:class-names="">第五级</text:span><text:span text:style-name="a1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81" draw:name="文本占位符 4" svg:x="5.5816in" svg:y="2.02604in" svg:width="4.68576in" svg:height="0.99306in" presentation:class="outline" presentation:placeholder="false">
        <draw:text-box>
          <text:list text:style-name="a1380">
            <text:list-item>
              <text:p text:style-name="a1379" text:class-names="" text:cond-style-name=""><text:span text:style-name="a1378" text:class-names="">单击此处编辑母版文本样式</text:span></text:p>
            </text:list-item>
          </text:list>
        </draw:text-box>
        <svg:title/>
        <svg:desc/>
      </draw:frame>
      <draw:frame draw:id="id162" presentation:style-name="a1397" draw:name="内容占位符 5" svg:x="5.5816in" svg:y="3.0191in" svg:width="4.68576in" svg:height="4.44271in" presentation:class="object" presentation:placeholder="false">
        <draw:text-box>
          <text:p text:style-name="a1383" text:class-names="" text:cond-style-name=""><text:span text:style-name="a1382" text:class-names="">单击此处编辑母版文本样式</text:span></text:p>
          <text:list text:style-name="a1386">
            <text:list-item>
              <text:list text:style-name="a1386">
                <text:list-item>
                  <text:p text:style-name="a1385" text:class-names="" text:cond-style-name=""><text:span text:style-name="a1384" text:class-names="">第二级</text:span></text:p>
                </text:list-item>
              </text:list>
            </text:list-item>
          </text:list>
          <text:list text:style-name="a1389">
            <text:list-item>
              <text:list text:style-name="a1389">
                <text:list-item>
                  <text:list text:style-name="a1389">
                    <text:list-item>
                      <text:p text:style-name="a1388" text:class-names="" text:cond-style-name=""><text:span text:style-name="a1387" text:class-names="">第三级</text:span></text:p>
                    </text:list-item>
                  </text:list>
                </text:list-item>
              </text:list>
            </text:list-item>
          </text:list>
          <text:list text:style-name="a1392">
            <text:list-item>
              <text:list text:style-name="a1392">
                <text:list-item>
                  <text:list text:style-name="a1392">
                    <text:list-item>
                      <text:list text:style-name="a1392">
                        <text:list-item>
                          <text:p text:style-name="a1391" text:class-names="" text:cond-style-name=""><text:span text:style-name="a13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6">
            <text:list-item>
              <text:list text:style-name="a1396">
                <text:list-item>
                  <text:list text:style-name="a1396">
                    <text:list-item>
                      <text:list text:style-name="a1396">
                        <text:list-item>
                          <text:list text:style-name="a1396">
                            <text:list-item>
                              <text:p text:style-name="a1395" text:class-names="" text:cond-style-name=""><text:span text:style-name="a1393" text:class-names="">第五级</text:span><text:span text:style-name="a1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00" draw:name="日期占位符 6" svg:x="1.06299in" svg:y="7.37441in" svg:width="2.56811in" svg:height="0.57008in" presentation:class="date-time" presentation:placeholder="false">
        <draw:text-box>
          <text:p text:style-name="a1399" text:class-names="" text:cond-style-name=""><text:span text:style-name="a1398" text:class-names=""/></text:p>
        </draw:text-box>
        <svg:title/>
        <svg:desc/>
      </draw:frame>
      <draw:frame draw:id="id164" presentation:style-name="a1403" draw:name="页脚占位符 7" svg:x="4.04567in" svg:y="7.37441in" svg:width="3.49409in" svg:height="0.57008in" presentation:class="footer" presentation:placeholder="false">
        <draw:text-box>
          <text:p text:style-name="a1402" text:class-names="" text:cond-style-name=""><text:span text:style-name="a1401" text:class-names=""/></text:p>
        </draw:text-box>
        <svg:title/>
        <svg:desc/>
      </draw:frame>
      <draw:frame draw:id="id165" presentation:style-name="a1407" draw:name="灯片编号占位符 8" svg:x="8.02205in" svg:y="7.37441in" svg:width="2.56811in" svg:height="0.57008in" presentation:class="page-number" presentation:placeholder="false">
        <draw:text-box>
          <text:p text:style-name="a1406" text:class-names="" text:cond-style-name=""><text:span text:style-name="a1404" text:class-names=""><text:page-number style:num-format="1" text:fixed="false"/></text:span><text:span text:style-name="a1405" text:class-names=""/></text:p>
        </draw:text-box>
        <svg:title/>
        <svg:desc/>
      </draw:frame>
      <presentation:notes style:page-layout-name="pageLayout2" draw:style-name="a1424">
        <draw:page-thumbnail svg:x="1.5in" svg:y="0.83583in" svg:width="5.49921in" svg:height="4.12441in" presentation:class="page" draw:id="id5" presentation:style-name="a1408" draw:name="幻灯片图像占位符 1">
          <svg:title/>
          <svg:desc/>
        </draw:page-thumbnail>
        <draw:frame draw:id="id6" presentation:style-name="a1411" draw:name="备注占位符 2" svg:x="0.85in" svg:y="5.2248in" svg:width="6.79961in" svg:height="4.94961in" presentation:class="notes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7" presentation:style-name="a1414" draw:name="页眉占位符 3" svg:x="0in" svg:y="0in" svg:width="3.68858in" svg:height="0.54961in" presentation:class="header" presentation:placeholder="false">
          <draw:text-box>
            <text:p text:style-name="a1413" text:class-names="" text:cond-style-name=""><text:span text:style-name="a1412" text:class-names=""/></text:p>
          </draw:text-box>
          <svg:title/>
          <svg:desc/>
        </draw:frame>
        <draw:frame draw:id="id8" presentation:style-name="a1417" draw:name="日期占位符 4" svg:x="4.81102in" svg:y="0in" svg:width="3.68858in" svg:height="0.54961in" presentation:class="date-time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9" presentation:style-name="a1420" draw:name="页脚占位符 5" svg:x="0in" svg:y="10.45in" svg:width="3.68858in" svg:height="0.54961in" presentation:class="footer" presentation:placeholder="false">
          <draw:text-box>
            <text:p text:style-name="a1419" text:class-names="" text:cond-style-name=""><text:span text:style-name="a1418" text:class-names=""/></text:p>
          </draw:text-box>
          <svg:title/>
          <svg:desc/>
        </draw:frame>
        <draw:frame draw:id="id10" presentation:style-name="a1423" draw:name="灯片编号占位符 6" svg:x="4.81102in" svg:y="10.45in" svg:width="3.68858in" svg:height="0.54961in" presentation:class="page-number" presentation:placeholder="false">
          <draw:text-box>
            <text:p text:style-name="a1422" text:class-names="" text:cond-style-name=""><text:span text:style-name="a1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仅标题" style:page-layout-name="pageLayout1" draw:style-name="a1426">
      <draw:frame draw:id="id166" presentation:style-name="a1430" draw:name="标题 1" svg:x="1.06299in" svg:y="0.72323in" svg:width="9.4878in" svg:height="1.44213in" presentation:class="title" presentation:placeholder="false">
        <draw:text-box>
          <text:p text:style-name="a1429" text:class-names="" text:cond-style-name=""><text:span text:style-name="a1427" text:class-names="">单击此处编辑母版标题样式</text:span><text:span text:style-name="a1428" text:class-names=""/></text:p>
        </draw:text-box>
        <svg:title/>
        <svg:desc/>
      </draw:frame>
      <draw:frame draw:id="id167" presentation:style-name="a1433" draw:name="日期占位符 2" svg:x="1.06299in" svg:y="7.37441in" svg:width="2.56811in" svg:height="0.57008in" presentation:class="date-time" presentation:placeholder="false">
        <draw:text-box>
          <text:p text:style-name="a1432" text:class-names="" text:cond-style-name=""><text:span text:style-name="a1431" text:class-names=""/></text:p>
        </draw:text-box>
        <svg:title/>
        <svg:desc/>
      </draw:frame>
      <draw:frame draw:id="id168" presentation:style-name="a1436" draw:name="页脚占位符 3" svg:x="4.04567in" svg:y="7.37441in" svg:width="3.49409in" svg:height="0.57008in" presentation:class="footer" presentation:placeholder="false">
        <draw:text-box>
          <text:p text:style-name="a1435" text:class-names="" text:cond-style-name=""><text:span text:style-name="a1434" text:class-names=""/></text:p>
        </draw:text-box>
        <svg:title/>
        <svg:desc/>
      </draw:frame>
      <draw:frame draw:id="id169" presentation:style-name="a1440" draw:name="灯片编号占位符 4" svg:x="8.02205in" svg:y="7.37441in" svg:width="2.56811in" svg:height="0.57008in" presentation:class="page-number" presentation:placeholder="false">
        <draw:text-box>
          <text:p text:style-name="a1439" text:class-names="" text:cond-style-name=""><text:span text:style-name="a1437" text:class-names=""><text:page-number style:num-format="1" text:fixed="false"/></text:span><text:span text:style-name="a1438" text:class-names=""/></text:p>
        </draw:text-box>
        <svg:title/>
        <svg:desc/>
      </draw:frame>
      <presentation:notes style:page-layout-name="pageLayout2" draw:style-name="a1457">
        <draw:page-thumbnail svg:x="1.5in" svg:y="0.83583in" svg:width="5.49921in" svg:height="4.12441in" presentation:class="page" draw:id="id5" presentation:style-name="a1441" draw:name="幻灯片图像占位符 1">
          <svg:title/>
          <svg:desc/>
        </draw:page-thumbnail>
        <draw:frame draw:id="id6" presentation:style-name="a1444" draw:name="备注占位符 2" svg:x="0.85in" svg:y="5.2248in" svg:width="6.79961in" svg:height="4.94961in" presentation:class="notes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7" presentation:style-name="a1447" draw:name="页眉占位符 3" svg:x="0in" svg:y="0in" svg:width="3.68858in" svg:height="0.54961in" presentation:class="header" presentation:placeholder="false">
          <draw:text-box>
            <text:p text:style-name="a1446" text:class-names="" text:cond-style-name=""><text:span text:style-name="a1445" text:class-names=""/></text:p>
          </draw:text-box>
          <svg:title/>
          <svg:desc/>
        </draw:frame>
        <draw:frame draw:id="id8" presentation:style-name="a1450" draw:name="日期占位符 4" svg:x="4.81102in" svg:y="0in" svg:width="3.68858in" svg:height="0.54961in" presentation:class="date-time" presentation:placeholder="false">
          <draw:text-box>
            <text:p text:style-name="a1449" text:class-names="" text:cond-style-name=""><text:span text:style-name="a1448" text:class-names=""/></text:p>
          </draw:text-box>
          <svg:title/>
          <svg:desc/>
        </draw:frame>
        <draw:frame draw:id="id9" presentation:style-name="a1453" draw:name="页脚占位符 5" svg:x="0in" svg:y="10.45in" svg:width="3.68858in" svg:height="0.54961in" presentation:class="footer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10" presentation:style-name="a1456" draw:name="灯片编号占位符 6" svg:x="4.81102in" svg:y="10.45in" svg:width="3.68858in" svg:height="0.54961in" presentation:class="page-number" presentation:placeholder="false">
          <draw:text-box>
            <text:p text:style-name="a1455" text:class-names="" text:cond-style-name=""><text:span text:style-name="a14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空白" style:page-layout-name="pageLayout1" draw:style-name="a1459">
      <draw:frame draw:id="id170" presentation:style-name="a1462" draw:name="日期占位符 1" svg:x="1.06299in" svg:y="7.37441in" svg:width="2.56811in" svg:height="0.57008in" presentation:class="date-time" presentation:placeholder="false">
        <draw:text-box>
          <text:p text:style-name="a1461" text:class-names="" text:cond-style-name=""><text:span text:style-name="a1460" text:class-names=""/></text:p>
        </draw:text-box>
        <svg:title/>
        <svg:desc/>
      </draw:frame>
      <draw:frame draw:id="id171" presentation:style-name="a1465" draw:name="页脚占位符 2" svg:x="4.04567in" svg:y="7.37441in" svg:width="3.49409in" svg:height="0.57008in" presentation:class="footer" presentation:placeholder="false">
        <draw:text-box>
          <text:p text:style-name="a1464" text:class-names="" text:cond-style-name=""><text:span text:style-name="a1463" text:class-names=""/></text:p>
        </draw:text-box>
        <svg:title/>
        <svg:desc/>
      </draw:frame>
      <draw:frame draw:id="id172" presentation:style-name="a1469" draw:name="灯片编号占位符 3" svg:x="8.02205in" svg:y="7.37441in" svg:width="2.56811in" svg:height="0.57008in" presentation:class="page-number" presentation:placeholder="false">
        <draw:text-box>
          <text:p text:style-name="a1468" text:class-names="" text:cond-style-name=""><text:span text:style-name="a1466" text:class-names=""><text:page-number style:num-format="1" text:fixed="false"/></text:span><text:span text:style-name="a1467" text:class-names=""/></text:p>
        </draw:text-box>
        <svg:title/>
        <svg:desc/>
      </draw:frame>
      <presentation:notes style:page-layout-name="pageLayout2" draw:style-name="a1486">
        <draw:page-thumbnail svg:x="1.5in" svg:y="0.83583in" svg:width="5.49921in" svg:height="4.12441in" presentation:class="page" draw:id="id5" presentation:style-name="a1470" draw:name="幻灯片图像占位符 1">
          <svg:title/>
          <svg:desc/>
        </draw:page-thumbnail>
        <draw:frame draw:id="id6" presentation:style-name="a1473" draw:name="备注占位符 2" svg:x="0.85in" svg:y="5.2248in" svg:width="6.79961in" svg:height="4.94961in" presentation:class="notes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7" presentation:style-name="a1476" draw:name="页眉占位符 3" svg:x="0in" svg:y="0in" svg:width="3.68858in" svg:height="0.54961in" presentation:class="header" presentation:placeholder="false">
          <draw:text-box>
            <text:p text:style-name="a1475" text:class-names="" text:cond-style-name=""><text:span text:style-name="a1474" text:class-names=""/></text:p>
          </draw:text-box>
          <svg:title/>
          <svg:desc/>
        </draw:frame>
        <draw:frame draw:id="id8" presentation:style-name="a1479" draw:name="日期占位符 4" svg:x="4.81102in" svg:y="0in" svg:width="3.68858in" svg:height="0.54961in" presentation:class="date-time" presentation:placeholder="false">
          <draw:text-box>
            <text:p text:style-name="a1478" text:class-names="" text:cond-style-name=""><text:span text:style-name="a1477" text:class-names=""/></text:p>
          </draw:text-box>
          <svg:title/>
          <svg:desc/>
        </draw:frame>
        <draw:frame draw:id="id9" presentation:style-name="a1482" draw:name="页脚占位符 5" svg:x="0in" svg:y="10.45in" svg:width="3.68858in" svg:height="0.54961in" presentation:class="footer" presentation:placeholder="false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10" presentation:style-name="a1485" draw:name="灯片编号占位符 6" svg:x="4.81102in" svg:y="10.45in" svg:width="3.68858in" svg:height="0.54961in" presentation:class="page-number" presentation:placeholder="false">
          <draw:text-box>
            <text:p text:style-name="a1484" text:class-names="" text:cond-style-name=""><text:span text:style-name="a1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内容与标题" style:page-layout-name="pageLayout1" draw:style-name="a1488">
      <draw:frame draw:id="id173" presentation:style-name="a1492" draw:name="标题 1" svg:x="0.75868in" svg:y="0.55035in" svg:width="3.55556in" svg:height="1.93056in" presentation:class="title" presentation:placeholder="false">
        <draw:text-box>
          <text:p text:style-name="a1491" text:class-names="" text:cond-style-name=""><text:span text:style-name="a1489" text:class-names="">单击此处编辑母版标题样式</text:span><text:span text:style-name="a1490" text:class-names=""/></text:p>
        </draw:text-box>
        <svg:title/>
        <svg:desc/>
      </draw:frame>
      <draw:frame draw:id="id174" presentation:style-name="a1508" draw:name="内容占位符 2" svg:x="4.6875in" svg:y="1.19097in" svg:width="5.57986in" svg:height="5.875in" presentation:class="object" presentation:placeholder="false">
        <draw:text-box>
          <text:p text:style-name="a1494" text:class-names="" text:cond-style-name=""><text:span text:style-name="a1493" text:class-names="">单击此处编辑母版文本样式</text:span></text:p>
          <text:list text:style-name="a1497">
            <text:list-item>
              <text:list text:style-name="a1497">
                <text:list-item>
                  <text:p text:style-name="a1496" text:class-names="" text:cond-style-name=""><text:span text:style-name="a1495" text:class-names="">第二级</text:span></text:p>
                </text:list-item>
              </text:list>
            </text:list-item>
          </text:list>
          <text:list text:style-name="a1500">
            <text:list-item>
              <text:list text:style-name="a1500">
                <text:list-item>
                  <text:list text:style-name="a1500">
                    <text:list-item>
                      <text:p text:style-name="a1499" text:class-names="" text:cond-style-name=""><text:span text:style-name="a1498" text:class-names="">第三级</text:span></text:p>
                    </text:list-item>
                  </text:list>
                </text:list-item>
              </text:list>
            </text:list-item>
          </text:list>
          <text:list text:style-name="a1503">
            <text:list-item>
              <text:list text:style-name="a1503">
                <text:list-item>
                  <text:list text:style-name="a1503">
                    <text:list-item>
                      <text:list text:style-name="a1503">
                        <text:list-item>
                          <text:p text:style-name="a1502" text:class-names="" text:cond-style-name=""><text:span text:style-name="a150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7">
            <text:list-item>
              <text:list text:style-name="a1507">
                <text:list-item>
                  <text:list text:style-name="a1507">
                    <text:list-item>
                      <text:list text:style-name="a1507">
                        <text:list-item>
                          <text:list text:style-name="a1507">
                            <text:list-item>
                              <text:p text:style-name="a1506" text:class-names="" text:cond-style-name=""><text:span text:style-name="a1504" text:class-names="">第五级</text:span><text:span text:style-name="a1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12" draw:name="文本占位符 3" svg:x="0.75868in" svg:y="2.4809in" svg:width="3.55556in" svg:height="4.59375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单击此处编辑母版文本样式</text:span></text:p>
            </text:list-item>
          </text:list>
        </draw:text-box>
        <svg:title/>
        <svg:desc/>
      </draw:frame>
      <draw:frame draw:id="id176" presentation:style-name="a1515" draw:name="日期占位符 4" svg:x="1.06299in" svg:y="7.37441in" svg:width="2.56811in" svg:height="0.57008in" presentation:class="date-time" presentation:placeholder="false">
        <draw:text-box>
          <text:p text:style-name="a1514" text:class-names="" text:cond-style-name=""><text:span text:style-name="a1513" text:class-names=""/></text:p>
        </draw:text-box>
        <svg:title/>
        <svg:desc/>
      </draw:frame>
      <draw:frame draw:id="id177" presentation:style-name="a1518" draw:name="页脚占位符 5" svg:x="4.04567in" svg:y="7.37441in" svg:width="3.49409in" svg:height="0.57008in" presentation:class="footer" presentation:placeholder="false">
        <draw:text-box>
          <text:p text:style-name="a1517" text:class-names="" text:cond-style-name=""><text:span text:style-name="a1516" text:class-names=""/></text:p>
        </draw:text-box>
        <svg:title/>
        <svg:desc/>
      </draw:frame>
      <draw:frame draw:id="id178" presentation:style-name="a1522" draw:name="灯片编号占位符 6" svg:x="8.02205in" svg:y="7.37441in" svg:width="2.56811in" svg:height="0.57008in" presentation:class="page-number" presentation:placeholder="false">
        <draw:text-box>
          <text:p text:style-name="a1521" text:class-names="" text:cond-style-name=""><text:span text:style-name="a1519" text:class-names=""><text:page-number style:num-format="1" text:fixed="false"/></text:span><text:span text:style-name="a1520" text:class-names=""/></text:p>
        </draw:text-box>
        <svg:title/>
        <svg:desc/>
      </draw:frame>
      <presentation:notes style:page-layout-name="pageLayout2" draw:style-name="a1539">
        <draw:page-thumbnail svg:x="1.5in" svg:y="0.83583in" svg:width="5.49921in" svg:height="4.12441in" presentation:class="page" draw:id="id5" presentation:style-name="a1523" draw:name="幻灯片图像占位符 1">
          <svg:title/>
          <svg:desc/>
        </draw:page-thumbnail>
        <draw:frame draw:id="id6" presentation:style-name="a1526" draw:name="备注占位符 2" svg:x="0.85in" svg:y="5.2248in" svg:width="6.79961in" svg:height="4.94961in" presentation:class="notes" presentation:placeholder="false">
          <draw:text-box>
            <text:p text:style-name="a1525" text:class-names="" text:cond-style-name=""><text:span text:style-name="a1524" text:class-names=""/></text:p>
          </draw:text-box>
          <svg:title/>
          <svg:desc/>
        </draw:frame>
        <draw:frame draw:id="id7" presentation:style-name="a1529" draw:name="页眉占位符 3" svg:x="0in" svg:y="0in" svg:width="3.68858in" svg:height="0.54961in" presentation:class="header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8" presentation:style-name="a1532" draw:name="日期占位符 4" svg:x="4.81102in" svg:y="0in" svg:width="3.68858in" svg:height="0.54961in" presentation:class="date-time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9" presentation:style-name="a1535" draw:name="页脚占位符 5" svg:x="0in" svg:y="10.45in" svg:width="3.68858in" svg:height="0.54961in" presentation:class="footer" presentation:placeholder="false">
          <draw:text-box>
            <text:p text:style-name="a1534" text:class-names="" text:cond-style-name=""><text:span text:style-name="a1533" text:class-names=""/></text:p>
          </draw:text-box>
          <svg:title/>
          <svg:desc/>
        </draw:frame>
        <draw:frame draw:id="id10" presentation:style-name="a1538" draw:name="灯片编号占位符 6" svg:x="4.81102in" svg:y="10.45in" svg:width="3.68858in" svg:height="0.54961in" presentation:class="page-number" presentation:placeholder="false">
          <draw:text-box>
            <text:p text:style-name="a1537" text:class-names="" text:cond-style-name=""><text:span text:style-name="a1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图片与标题" style:page-layout-name="pageLayout1" draw:style-name="a1541">
      <draw:frame draw:id="id179" presentation:style-name="a1545" draw:name="标题 1" svg:x="0.75868in" svg:y="0.55035in" svg:width="3.55556in" svg:height="1.93056in" presentation:class="title" presentation:placeholder="false">
        <draw:text-box>
          <text:p text:style-name="a1544" text:class-names="" text:cond-style-name=""><text:span text:style-name="a1542" text:class-names="">单击此处编辑母版标题样式</text:span><text:span text:style-name="a1543" text:class-names=""/></text:p>
        </draw:text-box>
        <svg:title/>
        <svg:desc/>
      </draw:frame>
      <draw:frame draw:id="id180" presentation:style-name="a1548" draw:name="图片占位符 2" svg:x="4.6875in" svg:y="1.19097in" svg:width="5.57986in" svg:height="5.875in" presentation:class="graphic" presentation:placeholder="false">
        <draw:text-box>
          <text:p text:style-name="a1547" text:class-names="" text:cond-style-name=""><text:span text:style-name="a1546" text:class-names=""/></text:p>
        </draw:text-box>
        <svg:title/>
        <svg:desc/>
      </draw:frame>
      <draw:frame draw:id="id181" presentation:style-name="a1552" draw:name="文本占位符 3" svg:x="0.75868in" svg:y="2.4809in" svg:width="3.55556in" svg:height="4.59375in" presentation:class="outline" presentation:placeholder="false">
        <draw:text-box>
          <text:list text:style-name="a1551">
            <text:list-item>
              <text:p text:style-name="a1550" text:class-names="" text:cond-style-name=""><text:span text:style-name="a1549" text:class-names="">单击此处编辑母版文本样式</text:span></text:p>
            </text:list-item>
          </text:list>
        </draw:text-box>
        <svg:title/>
        <svg:desc/>
      </draw:frame>
      <draw:frame draw:id="id182" presentation:style-name="a1555" draw:name="日期占位符 4" svg:x="1.06299in" svg:y="7.37441in" svg:width="2.56811in" svg:height="0.57008in" presentation:class="date-time" presentation:placeholder="false">
        <draw:text-box>
          <text:p text:style-name="a1554" text:class-names="" text:cond-style-name=""><text:span text:style-name="a1553" text:class-names=""/></text:p>
        </draw:text-box>
        <svg:title/>
        <svg:desc/>
      </draw:frame>
      <draw:frame draw:id="id183" presentation:style-name="a1558" draw:name="页脚占位符 5" svg:x="4.04567in" svg:y="7.37441in" svg:width="3.49409in" svg:height="0.57008in" presentation:class="footer" presentation:placeholder="false">
        <draw:text-box>
          <text:p text:style-name="a1557" text:class-names="" text:cond-style-name=""><text:span text:style-name="a1556" text:class-names=""/></text:p>
        </draw:text-box>
        <svg:title/>
        <svg:desc/>
      </draw:frame>
      <draw:frame draw:id="id184" presentation:style-name="a1562" draw:name="灯片编号占位符 6" svg:x="8.02205in" svg:y="7.37441in" svg:width="2.56811in" svg:height="0.57008in" presentation:class="page-number" presentation:placeholder="false">
        <draw:text-box>
          <text:p text:style-name="a1561" text:class-names="" text:cond-style-name=""><text:span text:style-name="a1559" text:class-names=""><text:page-number style:num-format="1" text:fixed="false"/></text:span><text:span text:style-name="a1560" text:class-names=""/></text:p>
        </draw:text-box>
        <svg:title/>
        <svg:desc/>
      </draw:frame>
      <presentation:notes style:page-layout-name="pageLayout2" draw:style-name="a1579">
        <draw:page-thumbnail svg:x="1.5in" svg:y="0.83583in" svg:width="5.49921in" svg:height="4.12441in" presentation:class="page" draw:id="id5" presentation:style-name="a1563" draw:name="幻灯片图像占位符 1">
          <svg:title/>
          <svg:desc/>
        </draw:page-thumbnail>
        <draw:frame draw:id="id6" presentation:style-name="a1566" draw:name="备注占位符 2" svg:x="0.85in" svg:y="5.2248in" svg:width="6.79961in" svg:height="4.94961in" presentation:class="notes" presentation:placeholder="false">
          <draw:text-box>
            <text:p text:style-name="a1565" text:class-names="" text:cond-style-name=""><text:span text:style-name="a1564" text:class-names=""/></text:p>
          </draw:text-box>
          <svg:title/>
          <svg:desc/>
        </draw:frame>
        <draw:frame draw:id="id7" presentation:style-name="a1569" draw:name="页眉占位符 3" svg:x="0in" svg:y="0in" svg:width="3.68858in" svg:height="0.54961in" presentation:class="header" presentation:placeholder="false">
          <draw:text-box>
            <text:p text:style-name="a1568" text:class-names="" text:cond-style-name=""><text:span text:style-name="a1567" text:class-names=""/></text:p>
          </draw:text-box>
          <svg:title/>
          <svg:desc/>
        </draw:frame>
        <draw:frame draw:id="id8" presentation:style-name="a1572" draw:name="日期占位符 4" svg:x="4.81102in" svg:y="0in" svg:width="3.68858in" svg:height="0.54961in" presentation:class="date-time" presentation:placeholder="false">
          <draw:text-box>
            <text:p text:style-name="a1571" text:class-names="" text:cond-style-name=""><text:span text:style-name="a1570" text:class-names=""/></text:p>
          </draw:text-box>
          <svg:title/>
          <svg:desc/>
        </draw:frame>
        <draw:frame draw:id="id9" presentation:style-name="a1575" draw:name="页脚占位符 5" svg:x="0in" svg:y="10.45in" svg:width="3.68858in" svg:height="0.54961in" presentation:class="footer" presentation:placeholder="false">
          <draw:text-box>
            <text:p text:style-name="a1574" text:class-names="" text:cond-style-name=""><text:span text:style-name="a1573" text:class-names=""/></text:p>
          </draw:text-box>
          <svg:title/>
          <svg:desc/>
        </draw:frame>
        <draw:frame draw:id="id10" presentation:style-name="a1578" draw:name="灯片编号占位符 6" svg:x="4.81102in" svg:y="10.45in" svg:width="3.68858in" svg:height="0.54961in" presentation:class="page-number" presentation:placeholder="false">
          <draw:text-box>
            <text:p text:style-name="a1577" text:class-names="" text:cond-style-name=""><text:span text:style-name="a1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标题和竖排文字" style:page-layout-name="pageLayout1" draw:style-name="a1581">
      <draw:frame draw:id="id185" presentation:style-name="a1585" draw:name="标题 1" svg:x="1.06299in" svg:y="0.72323in" svg:width="9.4878in" svg:height="1.44213in" presentation:class="title" presentation:placeholder="false">
        <draw:text-box>
          <text:p text:style-name="a1584" text:class-names="" text:cond-style-name=""><text:span text:style-name="a1582" text:class-names="">单击此处编辑母版标题样式</text:span><text:span text:style-name="a1583" text:class-names=""/></text:p>
        </draw:text-box>
        <svg:title/>
        <svg:desc/>
      </draw:frame>
      <draw:frame draw:id="id186" presentation:style-name="a1602" draw:name="竖排文字占位符 2" svg:x="1.37795in" svg:y="2.32835in" svg:width="9.09409in" svg:height="4.79528in" presentation:class="outline" presentation:placeholder="false">
        <draw:text-box>
          <text:list text:style-name="a1588">
            <text:list-item>
              <text:p text:style-name="a1587" text:class-names="" text:cond-style-name=""><text:span text:style-name="a1586" text:class-names="">单击此处编辑母版文本样式</text:span></text:p>
            </text:list-item>
          </text:list>
          <text:list text:style-name="a1591">
            <text:list-item>
              <text:list text:style-name="a1591">
                <text:list-item>
                  <text:p text:style-name="a1590" text:class-names="" text:cond-style-name=""><text:span text:style-name="a1589" text:class-names="">第二级</text:span></text:p>
                </text:list-item>
              </text:list>
            </text:list-item>
          </text:list>
          <text:list text:style-name="a1594">
            <text:list-item>
              <text:list text:style-name="a1594">
                <text:list-item>
                  <text:list text:style-name="a1594">
                    <text:list-item>
                      <text:p text:style-name="a1593" text:class-names="" text:cond-style-name=""><text:span text:style-name="a1592" text:class-names="">第三级</text:span></text:p>
                    </text:list-item>
                  </text:list>
                </text:list-item>
              </text:list>
            </text:list-item>
          </text:list>
          <text:list text:style-name="a1597">
            <text:list-item>
              <text:list text:style-name="a1597">
                <text:list-item>
                  <text:list text:style-name="a1597">
                    <text:list-item>
                      <text:list text:style-name="a1597">
                        <text:list-item>
                          <text:p text:style-name="a1596" text:class-names="" text:cond-style-name=""><text:span text:style-name="a159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1">
            <text:list-item>
              <text:list text:style-name="a1601">
                <text:list-item>
                  <text:list text:style-name="a1601">
                    <text:list-item>
                      <text:list text:style-name="a1601">
                        <text:list-item>
                          <text:list text:style-name="a1601">
                            <text:list-item>
                              <text:p text:style-name="a1600" text:class-names="" text:cond-style-name=""><text:span text:style-name="a1598" text:class-names="">第五级</text:span><text:span text:style-name="a15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05" draw:name="日期占位符 3" svg:x="1.06299in" svg:y="7.37441in" svg:width="2.56811in" svg:height="0.57008in" presentation:class="date-time" presentation:placeholder="false">
        <draw:text-box>
          <text:p text:style-name="a1604" text:class-names="" text:cond-style-name=""><text:span text:style-name="a1603" text:class-names=""/></text:p>
        </draw:text-box>
        <svg:title/>
        <svg:desc/>
      </draw:frame>
      <draw:frame draw:id="id188" presentation:style-name="a1608" draw:name="页脚占位符 4" svg:x="4.04567in" svg:y="7.37441in" svg:width="3.49409in" svg:height="0.57008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189" presentation:style-name="a1612" draw:name="灯片编号占位符 5" svg:x="8.02205in" svg:y="7.37441in" svg:width="2.56811in" svg:height="0.57008in" presentation:class="page-number" presentation:placeholder="false">
        <draw:text-box>
          <text:p text:style-name="a1611" text:class-names="" text:cond-style-name=""><text:span text:style-name="a1609" text:class-names=""><text:page-number style:num-format="1" text:fixed="false"/></text:span><text:span text:style-name="a1610" text:class-names=""/></text:p>
        </draw:text-box>
        <svg:title/>
        <svg:desc/>
      </draw:frame>
      <presentation:notes style:page-layout-name="pageLayout2" draw:style-name="a1629">
        <draw:page-thumbnail svg:x="1.5in" svg:y="0.83583in" svg:width="5.49921in" svg:height="4.12441in" presentation:class="page" draw:id="id5" presentation:style-name="a1613" draw:name="幻灯片图像占位符 1">
          <svg:title/>
          <svg:desc/>
        </draw:page-thumbnail>
        <draw:frame draw:id="id6" presentation:style-name="a1616" draw:name="备注占位符 2" svg:x="0.85in" svg:y="5.2248in" svg:width="6.79961in" svg:height="4.94961in" presentation:class="notes" presentation:placeholder="false">
          <draw:text-box>
            <text:p text:style-name="a1615" text:class-names="" text:cond-style-name=""><text:span text:style-name="a1614" text:class-names=""/></text:p>
          </draw:text-box>
          <svg:title/>
          <svg:desc/>
        </draw:frame>
        <draw:frame draw:id="id7" presentation:style-name="a1619" draw:name="页眉占位符 3" svg:x="0in" svg:y="0in" svg:width="3.68858in" svg:height="0.54961in" presentation:class="header" presentation:placeholder="false">
          <draw:text-box>
            <text:p text:style-name="a1618" text:class-names="" text:cond-style-name=""><text:span text:style-name="a1617" text:class-names=""/></text:p>
          </draw:text-box>
          <svg:title/>
          <svg:desc/>
        </draw:frame>
        <draw:frame draw:id="id8" presentation:style-name="a1622" draw:name="日期占位符 4" svg:x="4.81102in" svg:y="0in" svg:width="3.68858in" svg:height="0.54961in" presentation:class="date-time" presentation:placeholder="false">
          <draw:text-box>
            <text:p text:style-name="a1621" text:class-names="" text:cond-style-name=""><text:span text:style-name="a1620" text:class-names=""/></text:p>
          </draw:text-box>
          <svg:title/>
          <svg:desc/>
        </draw:frame>
        <draw:frame draw:id="id9" presentation:style-name="a1625" draw:name="页脚占位符 5" svg:x="0in" svg:y="10.45in" svg:width="3.68858in" svg:height="0.54961in" presentation:class="footer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10" presentation:style-name="a1628" draw:name="灯片编号占位符 6" svg:x="4.81102in" svg:y="10.45in" svg:width="3.68858in" svg:height="0.54961in" presentation:class="page-number" presentation:placeholder="false">
          <draw:text-box>
            <text:p text:style-name="a1627" text:class-names="" text:cond-style-name=""><text:span text:style-name="a16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垂直排列标题与&#10;文本" style:page-layout-name="pageLayout1" draw:style-name="a1631">
      <draw:frame draw:id="id190" presentation:style-name="a1635" draw:name="竖排标题 1" svg:x="8.17882in" svg:y="0.72396in" svg:width="2.37153in" svg:height="6.39931in" presentation:class="title" presentation:placeholder="false">
        <draw:text-box>
          <text:p text:style-name="a1634" text:class-names="" text:cond-style-name=""><text:span text:style-name="a1632" text:class-names="">单击此处编辑母版标题样式</text:span><text:span text:style-name="a1633" text:class-names=""/></text:p>
        </draw:text-box>
        <svg:title/>
        <svg:desc/>
      </draw:frame>
      <draw:frame draw:id="id191" presentation:style-name="a1652" draw:name="竖排文字占位符 2" svg:x="1.0625in" svg:y="0.72396in" svg:width="6.94965in" svg:height="6.39931in" presentation:class="outline" presentation:placeholder="false">
        <draw:text-box>
          <text:list text:style-name="a1638">
            <text:list-item>
              <text:p text:style-name="a1637" text:class-names="" text:cond-style-name=""><text:span text:style-name="a1636" text:class-names="">单击此处编辑母版文本样式</text:span></text:p>
            </text:list-item>
          </text:list>
          <text:list text:style-name="a1641">
            <text:list-item>
              <text:list text:style-name="a1641">
                <text:list-item>
                  <text:p text:style-name="a1640" text:class-names="" text:cond-style-name=""><text:span text:style-name="a1639" text:class-names="">第二级</text:span></text:p>
                </text:list-item>
              </text:list>
            </text:list-item>
          </text:list>
          <text:list text:style-name="a1644">
            <text:list-item>
              <text:list text:style-name="a1644">
                <text:list-item>
                  <text:list text:style-name="a1644">
                    <text:list-item>
                      <text:p text:style-name="a1643" text:class-names="" text:cond-style-name=""><text:span text:style-name="a1642" text:class-names="">第三级</text:span></text:p>
                    </text:list-item>
                  </text:list>
                </text:list-item>
              </text:list>
            </text:list-item>
          </text:list>
          <text:list text:style-name="a1647">
            <text:list-item>
              <text:list text:style-name="a1647">
                <text:list-item>
                  <text:list text:style-name="a1647">
                    <text:list-item>
                      <text:list text:style-name="a1647">
                        <text:list-item>
                          <text:p text:style-name="a1646" text:class-names="" text:cond-style-name=""><text:span text:style-name="a164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1">
            <text:list-item>
              <text:list text:style-name="a1651">
                <text:list-item>
                  <text:list text:style-name="a1651">
                    <text:list-item>
                      <text:list text:style-name="a1651">
                        <text:list-item>
                          <text:list text:style-name="a1651">
                            <text:list-item>
                              <text:p text:style-name="a1650" text:class-names="" text:cond-style-name=""><text:span text:style-name="a1648" text:class-names="">第五级</text:span><text:span text:style-name="a1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55" draw:name="日期占位符 3" svg:x="1.06299in" svg:y="7.37441in" svg:width="2.56811in" svg:height="0.57008in" presentation:class="date-time" presentation:placeholder="false">
        <draw:text-box>
          <text:p text:style-name="a1654" text:class-names="" text:cond-style-name=""><text:span text:style-name="a1653" text:class-names=""/></text:p>
        </draw:text-box>
        <svg:title/>
        <svg:desc/>
      </draw:frame>
      <draw:frame draw:id="id193" presentation:style-name="a1658" draw:name="页脚占位符 4" svg:x="4.04567in" svg:y="7.37441in" svg:width="3.49409in" svg:height="0.57008in" presentation:class="footer" presentation:placeholder="false">
        <draw:text-box>
          <text:p text:style-name="a1657" text:class-names="" text:cond-style-name=""><text:span text:style-name="a1656" text:class-names=""/></text:p>
        </draw:text-box>
        <svg:title/>
        <svg:desc/>
      </draw:frame>
      <draw:frame draw:id="id194" presentation:style-name="a1662" draw:name="灯片编号占位符 5" svg:x="8.02205in" svg:y="7.37441in" svg:width="2.56811in" svg:height="0.57008in" presentation:class="page-number" presentation:placeholder="false">
        <draw:text-box>
          <text:p text:style-name="a1661" text:class-names="" text:cond-style-name=""><text:span text:style-name="a1659" text:class-names=""><text:page-number style:num-format="1" text:fixed="false"/></text:span><text:span text:style-name="a1660" text:class-names=""/></text:p>
        </draw:text-box>
        <svg:title/>
        <svg:desc/>
      </draw:frame>
      <presentation:notes style:page-layout-name="pageLayout2" draw:style-name="a1679">
        <draw:page-thumbnail svg:x="1.5in" svg:y="0.83583in" svg:width="5.49921in" svg:height="4.12441in" presentation:class="page" draw:id="id5" presentation:style-name="a1663" draw:name="幻灯片图像占位符 1">
          <svg:title/>
          <svg:desc/>
        </draw:page-thumbnail>
        <draw:frame draw:id="id6" presentation:style-name="a1666" draw:name="备注占位符 2" svg:x="0.85in" svg:y="5.2248in" svg:width="6.79961in" svg:height="4.94961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页眉占位符 3" svg:x="0in" svg:y="0in" svg:width="3.68858in" svg:height="0.54961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日期占位符 4" svg:x="4.81102in" svg:y="0in" svg:width="3.68858in" svg:height="0.54961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页脚占位符 5" svg:x="0in" svg:y="10.45in" svg:width="3.68858in" svg:height="0.54961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灯片编号占位符 6" svg:x="4.81102in" svg:y="10.45in" svg:width="3.68858in" svg:height="0.54961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80">
      <draw:frame draw:id="id195" presentation:style-name="a1683" draw:name="页眉占位符 1" svg:x="0in" svg:y="0in" svg:width="3.68858in" svg:height="0.54961in" presentation:class="header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196" presentation:style-name="a1686" draw:name="日期占位符 2" svg:x="4.81102in" svg:y="0in" svg:width="3.68858in" svg:height="0.54961in" presentation:class="date-time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197" presentation:style-name="a1689" draw:name="页脚占位符 3" svg:x="0in" svg:y="10.45in" svg:width="3.68858in" svg:height="0.54961in" presentation:class="footer" presentation:placeholder="false">
        <draw:text-box>
          <text:p text:style-name="a1688" text:class-names="" text:cond-style-name=""><text:span text:style-name="a1687" text:class-names=""/></text:p>
        </draw:text-box>
        <svg:title/>
        <svg:desc/>
      </draw:frame>
      <draw:frame draw:id="id198" presentation:style-name="a1692" draw:name="灯片编号占位符 4" svg:x="4.81102in" svg:y="10.45in" svg:width="3.68858in" svg:height="0.54961in" presentation:class="page-number" presentation:placeholder="false">
        <draw:text-box>
          <text:p text:style-name="a1691" text:class-names="" text:cond-style-name=""><text:span text:style-name="a1690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点 金 软件项目细化分包管理平台</dc:title>
    <dc:creator>Windows 用户</dc:creator>
    <meta:creation-date>2014-10-21T13:13:23Z</meta:creation-date>
    <dc:date>2015-04-09T01:00:12Z</dc:date>
    <meta:editing-cycles>94</meta:editing-cycles>
    <meta:editing-duration>PT12672S</meta:editing-duration>
    <meta:document-statistic meta:paragraph-count="164" meta:word-count="504"/>
  </office:meta>
</office:document-meta>
</file>